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45cm"/>
    </style:style>
    <style:style style:name="co3" style:family="table-column">
      <style:table-column-properties fo:break-before="auto" style:column-width="1.711cm"/>
    </style:style>
    <style:style style:name="co4" style:family="table-column">
      <style:table-column-properties fo:break-before="auto" style:column-width="1.166cm"/>
    </style:style>
    <style:style style:name="co5" style:family="table-column">
      <style:table-column-properties fo:break-before="auto" style:column-width="0.801cm"/>
    </style:style>
    <style:style style:name="co6" style:family="table-column">
      <style:table-column-properties fo:break-before="auto" style:column-width="14.3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542cm" fo:break-before="auto" style:use-optimal-row-height="false"/>
    </style:style>
    <style:style style:name="ro5" style:family="table-row">
      <style:table-row-properties style:row-height="0.589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order-bottom="0.74pt groove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cm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fo:color="#ffffff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ffffff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9" table:default-cell-style-name="ce4"/>
        <table:table-column table:style-name="co1" table:number-columns-repeated="6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Вариант: 11</text:p>
          </table:table-cell>
          <table:table-cell table:number-columns-repeated="5"/>
          <table:table-cell table:style-name="Default" table:number-columns-repeated="19"/>
          <table:table-cell table:number-columns-repeated="7"/>
        </table:table-row>
        <table:table-row table:style-name="ro1">
          <table:table-cell/>
          <table:table-cell table:formula="of:=&quot;A=&quot;" office:value-type="string" office:string-value="A=" calcext:value-type="string">
            <text:p>A=</text:p>
          </table:table-cell>
          <table:table-cell office:value-type="float" office:value="5811" calcext:value-type="float">
            <text:p>5811</text:p>
          </table:table-cell>
          <table:table-cell/>
          <table:table-cell table:style-name="ce2" table:number-columns-repeated="2"/>
          <table:table-cell table:style-name="Default" table:number-columns-repeated="19"/>
          <table:table-cell table:number-columns-repeated="6"/>
          <table:table-cell table:style-name="ce11" office:value-type="string" calcext:value-type="string">
            <text:p>Результат корректный</text:p>
          </table:table-cell>
        </table:table-row>
        <table:table-row table:style-name="ro2">
          <table:table-cell/>
          <table:table-cell table:formula="of:=&quot;C=&quot;" office:value-type="string" office:string-value="C=" calcext:value-type="string">
            <text:p>C=</text:p>
          </table:table-cell>
          <table:table-cell office:value-type="float" office:value="15553" calcext:value-type="float">
            <text:p>15553</text:p>
          </table:table-cell>
          <table:table-cell table:number-columns-repeated="3"/>
          <table:table-cell table:style-name="Default" table:number-columns-repeated="19"/>
          <table:table-cell table:formula="of:=&quot;ОДЗ:&quot;" office:value-type="string" office:string-value="ОДЗ:" calcext:value-type="string">
            <text:p>ОДЗ:</text:p>
          </table:table-cell>
          <table:table-cell office:value-type="string" calcext:value-type="string">
            <text:p>[-2<text:span text:style-name="T3">15</text:span><text:span text:style-name="T2">;2</text:span><text:span text:style-name="T3">15</text:span><text:span text:style-name="T2">-1]</text:span></text:p>
          </table:table-cell>
          <table:table-cell table:number-columns-repeated="4"/>
          <table:table-cell table:style-name="ce11" office:value-type="string" calcext:value-type="string">
            <text:p>Переполнение - при сложении положительных чисел получен отрицательный результат</text:p>
          </table:table-cell>
        </table:table-row>
        <table:table-row table:style-name="ro3"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1" office:value-type="string" calcext:value-type="string">
            <text:p>Результат корректный, но был перенос</text:p>
          </table:table-cell>
        </table:table-row>
        <table:table-row table:style-name="ro4">
          <table:table-cell table:formula="of:=&quot;X1=&quot;" office:value-type="string" office:string-value="X1=" calcext:value-type="string">
            <text:p>X1=</text:p>
          </table:table-cell>
          <table:table-cell table:formula="of:=&quot;A=&quot;" office:value-type="string" office:string-value="A=" calcext:value-type="string">
            <text:p>A=</text:p>
          </table:table-cell>
          <table:table-cell table:formula="of:=[.C2]" office:value-type="float" office:value="5811" calcext:value-type="float">
            <text:p>5811</text:p>
          </table:table-cell>
          <table:table-cell/>
          <table:table-cell table:formula="of:=&quot;B1=&quot;" office:value-type="string" office:string-value="B1=" calcext:value-type="string">
            <text:p>B1=</text:p>
          </table:table-cell>
          <table:table-cell/>
          <table:table-cell table:formula="of:=IF([.G$4]=&quot;.&quot;;&quot;.&quot;;MID(IF([.$C5]&gt;0;BASE([.$C5];2;16);BASE([.$C5]+2^16;2;16));16- [.G$4];1))" office:value-type="string" office:string-value="0" calcext:value-type="string">
            <text:p>0</text:p>
          </table:table-cell>
          <table:table-cell table:formula="of:=IF([.H$4]=&quot;.&quot;;&quot;.&quot;;MID(IF([.$C5]&gt;0;BASE([.$C5];2;16);BASE([.$C5]+2^16;2;16));16- [.H$4];1))" office:value-type="string" office:string-value="0" calcext:value-type="string">
            <text:p>0</text:p>
          </table:table-cell>
          <table:table-cell table:formula="of:=IF([.I$4]=&quot;.&quot;;&quot;.&quot;;MID(IF([.$C5]&gt;0;BASE([.$C5];2;16);BASE([.$C5]+2^16;2;16));16- [.I$4];1))" office:value-type="string" office:string-value="0" calcext:value-type="string">
            <text:p>0</text:p>
          </table:table-cell>
          <table:table-cell table:formula="of:=IF([.J$4]=&quot;.&quot;;&quot;.&quot;;MID(IF([.$C5]&gt;0;BASE([.$C5];2;16);BASE([.$C5]+2^16;2;16));16- [.J$4];1))" office:value-type="string" office:string-value="1" calcext:value-type="string">
            <text:p>1</text:p>
          </table:table-cell>
          <table:table-cell table:formula="of:=IF([.K$4]=&quot;.&quot;;&quot;.&quot;;MID(IF([.$C5]&gt;0;BASE([.$C5];2;16);BASE([.$C5]+2^16;2;16));16- [.K$4];1))" office:value-type="string" office:string-value="." calcext:value-type="string">
            <text:p>.</text:p>
          </table:table-cell>
          <table:table-cell table:formula="of:=IF([.L$4]=&quot;.&quot;;&quot;.&quot;;MID(IF([.$C5]&gt;0;BASE([.$C5];2;16);BASE([.$C5]+2^16;2;16));16- [.L$4];1))" office:value-type="string" office:string-value="0" calcext:value-type="string">
            <text:p>0</text:p>
          </table:table-cell>
          <table:table-cell table:formula="of:=IF([.M$4]=&quot;.&quot;;&quot;.&quot;;MID(IF([.$C5]&gt;0;BASE([.$C5];2;16);BASE([.$C5]+2^16;2;16));16- [.M$4];1))" office:value-type="string" office:string-value="1" calcext:value-type="string">
            <text:p>1</text:p>
          </table:table-cell>
          <table:table-cell table:formula="of:=IF([.N$4]=&quot;.&quot;;&quot;.&quot;;MID(IF([.$C5]&gt;0;BASE([.$C5];2;16);BASE([.$C5]+2^16;2;16));16- [.N$4];1))" office:value-type="string" office:string-value="1" calcext:value-type="string">
            <text:p>1</text:p>
          </table:table-cell>
          <table:table-cell table:formula="of:=IF([.O$4]=&quot;.&quot;;&quot;.&quot;;MID(IF([.$C5]&gt;0;BASE([.$C5];2;16);BASE([.$C5]+2^16;2;16));16- [.O$4];1))" office:value-type="string" office:string-value="0" calcext:value-type="string">
            <text:p>0</text:p>
          </table:table-cell>
          <table:table-cell table:formula="of:=IF([.P$4]=&quot;.&quot;;&quot;.&quot;;MID(IF([.$C5]&gt;0;BASE([.$C5];2;16);BASE([.$C5]+2^16;2;16));16- [.P$4];1))" office:value-type="string" office:string-value="." calcext:value-type="string">
            <text:p>.</text:p>
          </table:table-cell>
          <table:table-cell table:formula="of:=IF([.Q$4]=&quot;.&quot;;&quot;.&quot;;MID(IF([.$C5]&gt;0;BASE([.$C5];2;16);BASE([.$C5]+2^16;2;16));16- [.Q$4];1))" office:value-type="string" office:string-value="1" calcext:value-type="string">
            <text:p>1</text:p>
          </table:table-cell>
          <table:table-cell table:formula="of:=IF([.R$4]=&quot;.&quot;;&quot;.&quot;;MID(IF([.$C5]&gt;0;BASE([.$C5];2;16);BASE([.$C5]+2^16;2;16));16- [.R$4];1))" office:value-type="string" office:string-value="0" calcext:value-type="string">
            <text:p>0</text:p>
          </table:table-cell>
          <table:table-cell table:formula="of:=IF([.S$4]=&quot;.&quot;;&quot;.&quot;;MID(IF([.$C5]&gt;0;BASE([.$C5];2;16);BASE([.$C5]+2^16;2;16));16- [.S$4];1))" office:value-type="string" office:string-value="1" calcext:value-type="string">
            <text:p>1</text:p>
          </table:table-cell>
          <table:table-cell table:formula="of:=IF([.T$4]=&quot;.&quot;;&quot;.&quot;;MID(IF([.$C5]&gt;0;BASE([.$C5];2;16);BASE([.$C5]+2^16;2;16));16- [.T$4];1))" office:value-type="string" office:string-value="1" calcext:value-type="string">
            <text:p>1</text:p>
          </table:table-cell>
          <table:table-cell table:formula="of:=IF([.U$4]=&quot;.&quot;;&quot;.&quot;;MID(IF([.$C5]&gt;0;BASE([.$C5];2;16);BASE([.$C5]+2^16;2;16));16- [.U$4];1))" office:value-type="string" office:string-value="." calcext:value-type="string">
            <text:p>.</text:p>
          </table:table-cell>
          <table:table-cell table:formula="of:=IF([.V$4]=&quot;.&quot;;&quot;.&quot;;MID(IF([.$C5]&gt;0;BASE([.$C5];2;16);BASE([.$C5]+2^16;2;16));16- [.V$4];1))" office:value-type="string" office:string-value="0" calcext:value-type="string">
            <text:p>0</text:p>
          </table:table-cell>
          <table:table-cell table:formula="of:=IF([.W$4]=&quot;.&quot;;&quot;.&quot;;MID(IF([.$C5]&gt;0;BASE([.$C5];2;16);BASE([.$C5]+2^16;2;16));16- [.W$4];1))" office:value-type="string" office:string-value="0" calcext:value-type="string">
            <text:p>0</text:p>
          </table:table-cell>
          <table:table-cell table:formula="of:=IF([.X$4]=&quot;.&quot;;&quot;.&quot;;MID(IF([.$C5]&gt;0;BASE([.$C5];2;16);BASE([.$C5]+2^16;2;16));16- [.X$4];1))" office:value-type="string" office:string-value="1" calcext:value-type="string">
            <text:p>1</text:p>
          </table:table-cell>
          <table:table-cell table:formula="of:=IF([.Y$4]=&quot;.&quot;;&quot;.&quot;;MID(IF([.$C5]&gt;0;BASE([.$C5];2;16);BASE([.$C5]+2^16;2;16));16- [.Y$4];1))" office:value-type="string" office:string-value="1" calcext:value-type="string">
            <text:p>1</text:p>
          </table:table-cell>
          <table:table-cell table:number-columns-repeated="6"/>
          <table:table-cell table:style-name="ce11" office:value-type="string" calcext:value-type="string">
            <text:p>Переполнение - при сложении отрицательных чисел получен положительный результат</text:p>
          </table:table-cell>
        </table:table-row>
        <table:table-row table:style-name="ro5">
          <table:table-cell table:formula="of:=&quot;X2=&quot;" office:value-type="string" office:string-value="X2=" calcext:value-type="string">
            <text:p>X2=</text:p>
          </table:table-cell>
          <table:table-cell table:formula="of:=&quot;C=&quot;" office:value-type="string" office:string-value="C=" calcext:value-type="string">
            <text:p>C=</text:p>
          </table:table-cell>
          <table:table-cell table:formula="of:=[.C3]" office:value-type="float" office:value="15553" calcext:value-type="float">
            <text:p>15553</text:p>
          </table:table-cell>
          <table:table-cell/>
          <table:table-cell table:formula="of:=&quot;B2=&quot;" office:value-type="string" office:string-value="B2=" calcext:value-type="string">
            <text:p>B2=</text:p>
          </table:table-cell>
          <table:table-cell/>
          <table:table-cell table:formula="of:=IF([.G$4]=&quot;.&quot;;&quot;.&quot;;MID(IF([.$C6]&gt;0;BASE([.$C6];2;16);BASE([.$C6]+2^16;2;16));16- [.G$4];1))" office:value-type="string" office:string-value="0" calcext:value-type="string">
            <text:p>0</text:p>
          </table:table-cell>
          <table:table-cell table:formula="of:=IF([.H$4]=&quot;.&quot;;&quot;.&quot;;MID(IF([.$C6]&gt;0;BASE([.$C6];2;16);BASE([.$C6]+2^16;2;16));16- [.H$4];1))" office:value-type="string" office:string-value="0" calcext:value-type="string">
            <text:p>0</text:p>
          </table:table-cell>
          <table:table-cell table:formula="of:=IF([.I$4]=&quot;.&quot;;&quot;.&quot;;MID(IF([.$C6]&gt;0;BASE([.$C6];2;16);BASE([.$C6]+2^16;2;16));16- [.I$4];1))" office:value-type="string" office:string-value="1" calcext:value-type="string">
            <text:p>1</text:p>
          </table:table-cell>
          <table:table-cell table:formula="of:=IF([.J$4]=&quot;.&quot;;&quot;.&quot;;MID(IF([.$C6]&gt;0;BASE([.$C6];2;16);BASE([.$C6]+2^16;2;16));16- [.J$4];1))" office:value-type="string" office:string-value="1" calcext:value-type="string">
            <text:p>1</text:p>
          </table:table-cell>
          <table:table-cell table:formula="of:=IF([.K$4]=&quot;.&quot;;&quot;.&quot;;MID(IF([.$C6]&gt;0;BASE([.$C6];2;16);BASE([.$C6]+2^16;2;16));16- [.K$4];1))" office:value-type="string" office:string-value="." calcext:value-type="string">
            <text:p>.</text:p>
          </table:table-cell>
          <table:table-cell table:formula="of:=IF([.L$4]=&quot;.&quot;;&quot;.&quot;;MID(IF([.$C6]&gt;0;BASE([.$C6];2;16);BASE([.$C6]+2^16;2;16));16- [.L$4];1))" office:value-type="string" office:string-value="1" calcext:value-type="string">
            <text:p>1</text:p>
          </table:table-cell>
          <table:table-cell table:formula="of:=IF([.M$4]=&quot;.&quot;;&quot;.&quot;;MID(IF([.$C6]&gt;0;BASE([.$C6];2;16);BASE([.$C6]+2^16;2;16));16- [.M$4];1))" office:value-type="string" office:string-value="1" calcext:value-type="string">
            <text:p>1</text:p>
          </table:table-cell>
          <table:table-cell table:formula="of:=IF([.N$4]=&quot;.&quot;;&quot;.&quot;;MID(IF([.$C6]&gt;0;BASE([.$C6];2;16);BASE([.$C6]+2^16;2;16));16- [.N$4];1))" office:value-type="string" office:string-value="0" calcext:value-type="string">
            <text:p>0</text:p>
          </table:table-cell>
          <table:table-cell table:formula="of:=IF([.O$4]=&quot;.&quot;;&quot;.&quot;;MID(IF([.$C6]&gt;0;BASE([.$C6];2;16);BASE([.$C6]+2^16;2;16));16- [.O$4];1))" office:value-type="string" office:string-value="0" calcext:value-type="string">
            <text:p>0</text:p>
          </table:table-cell>
          <table:table-cell table:formula="of:=IF([.P$4]=&quot;.&quot;;&quot;.&quot;;MID(IF([.$C6]&gt;0;BASE([.$C6];2;16);BASE([.$C6]+2^16;2;16));16- [.P$4];1))" office:value-type="string" office:string-value="." calcext:value-type="string">
            <text:p>.</text:p>
          </table:table-cell>
          <table:table-cell table:formula="of:=IF([.Q$4]=&quot;.&quot;;&quot;.&quot;;MID(IF([.$C6]&gt;0;BASE([.$C6];2;16);BASE([.$C6]+2^16;2;16));16- [.Q$4];1))" office:value-type="string" office:string-value="1" calcext:value-type="string">
            <text:p>1</text:p>
          </table:table-cell>
          <table:table-cell table:formula="of:=IF([.R$4]=&quot;.&quot;;&quot;.&quot;;MID(IF([.$C6]&gt;0;BASE([.$C6];2;16);BASE([.$C6]+2^16;2;16));16- [.R$4];1))" office:value-type="string" office:string-value="1" calcext:value-type="string">
            <text:p>1</text:p>
          </table:table-cell>
          <table:table-cell table:formula="of:=IF([.S$4]=&quot;.&quot;;&quot;.&quot;;MID(IF([.$C6]&gt;0;BASE([.$C6];2;16);BASE([.$C6]+2^16;2;16));16- [.S$4];1))" office:value-type="string" office:string-value="0" calcext:value-type="string">
            <text:p>0</text:p>
          </table:table-cell>
          <table:table-cell table:formula="of:=IF([.T$4]=&quot;.&quot;;&quot;.&quot;;MID(IF([.$C6]&gt;0;BASE([.$C6];2;16);BASE([.$C6]+2^16;2;16));16- [.T$4];1))" office:value-type="string" office:string-value="0" calcext:value-type="string">
            <text:p>0</text:p>
          </table:table-cell>
          <table:table-cell table:formula="of:=IF([.U$4]=&quot;.&quot;;&quot;.&quot;;MID(IF([.$C6]&gt;0;BASE([.$C6];2;16);BASE([.$C6]+2^16;2;16));16- [.U$4];1))" office:value-type="string" office:string-value="." calcext:value-type="string">
            <text:p>.</text:p>
          </table:table-cell>
          <table:table-cell table:formula="of:=IF([.V$4]=&quot;.&quot;;&quot;.&quot;;MID(IF([.$C6]&gt;0;BASE([.$C6];2;16);BASE([.$C6]+2^16;2;16));16- [.V$4];1))" office:value-type="string" office:string-value="0" calcext:value-type="string">
            <text:p>0</text:p>
          </table:table-cell>
          <table:table-cell table:formula="of:=IF([.W$4]=&quot;.&quot;;&quot;.&quot;;MID(IF([.$C6]&gt;0;BASE([.$C6];2;16);BASE([.$C6]+2^16;2;16));16- [.W$4];1))" office:value-type="string" office:string-value="0" calcext:value-type="string">
            <text:p>0</text:p>
          </table:table-cell>
          <table:table-cell table:formula="of:=IF([.X$4]=&quot;.&quot;;&quot;.&quot;;MID(IF([.$C6]&gt;0;BASE([.$C6];2;16);BASE([.$C6]+2^16;2;16));16- [.X$4];1))" office:value-type="string" office:string-value="0" calcext:value-type="string">
            <text:p>0</text:p>
          </table:table-cell>
          <table:table-cell table:formula="of:=IF([.Y$4]=&quot;.&quot;;&quot;.&quot;;MID(IF([.$C6]&gt;0;BASE([.$C6];2;16);BASE([.$C6]+2^16;2;16));16- [.Y$4];1))" office:value-type="string" office:string-value="1" calcext:value-type="string">
            <text:p>1</text:p>
          </table:table-cell>
          <table:table-cell table:number-columns-repeated="6"/>
          <table:table-cell table:style-name="ce12" office:value-type="string" calcext:value-type="string">
            <text:p>Переполнение - при сложении положительных чисел получен отрицательный результат + перенос</text:p>
          </table:table-cell>
        </table:table-row>
        <table:table-row table:style-name="ro1">
          <table:table-cell table:formula="of:=&quot;X3=&quot;" office:value-type="string" office:string-value="X3=" calcext:value-type="string">
            <text:p>X3=</text:p>
          </table:table-cell>
          <table:table-cell table:formula="of:=&quot;A + C=&quot;" office:value-type="string" office:string-value="A + C=" calcext:value-type="string">
            <text:p>A + C=</text:p>
          </table:table-cell>
          <table:table-cell table:formula="of:=[.C5]+[.C6]" office:value-type="float" office:value="21364" calcext:value-type="float">
            <text:p>21364</text:p>
          </table:table-cell>
          <table:table-cell/>
          <table:table-cell table:formula="of:=&quot;B3=&quot;" office:value-type="string" office:string-value="B3=" calcext:value-type="string">
            <text:p>B3=</text:p>
          </table:table-cell>
          <table:table-cell/>
          <table:table-cell table:formula="of:=IF([.G$4]=&quot;.&quot;;&quot;.&quot;;MID(IF([.$C7]&gt;0;BASE([.$C7];2;16);BASE([.$C7]+2^16;2;16));16- [.G$4];1))" office:value-type="string" office:string-value="0" calcext:value-type="string">
            <text:p>0</text:p>
          </table:table-cell>
          <table:table-cell table:formula="of:=IF([.H$4]=&quot;.&quot;;&quot;.&quot;;MID(IF([.$C7]&gt;0;BASE([.$C7];2;16);BASE([.$C7]+2^16;2;16));16- [.H$4];1))" office:value-type="string" office:string-value="1" calcext:value-type="string">
            <text:p>1</text:p>
          </table:table-cell>
          <table:table-cell table:formula="of:=IF([.I$4]=&quot;.&quot;;&quot;.&quot;;MID(IF([.$C7]&gt;0;BASE([.$C7];2;16);BASE([.$C7]+2^16;2;16));16- [.I$4];1))" office:value-type="string" office:string-value="0" calcext:value-type="string">
            <text:p>0</text:p>
          </table:table-cell>
          <table:table-cell table:formula="of:=IF([.J$4]=&quot;.&quot;;&quot;.&quot;;MID(IF([.$C7]&gt;0;BASE([.$C7];2;16);BASE([.$C7]+2^16;2;16));16- [.J$4];1))" office:value-type="string" office:string-value="1" calcext:value-type="string">
            <text:p>1</text:p>
          </table:table-cell>
          <table:table-cell table:formula="of:=IF([.K$4]=&quot;.&quot;;&quot;.&quot;;MID(IF([.$C7]&gt;0;BASE([.$C7];2;16);BASE([.$C7]+2^16;2;16));16- [.K$4];1))" office:value-type="string" office:string-value="." calcext:value-type="string">
            <text:p>.</text:p>
          </table:table-cell>
          <table:table-cell table:formula="of:=IF([.L$4]=&quot;.&quot;;&quot;.&quot;;MID(IF([.$C7]&gt;0;BASE([.$C7];2;16);BASE([.$C7]+2^16;2;16));16- [.L$4];1))" office:value-type="string" office:string-value="0" calcext:value-type="string">
            <text:p>0</text:p>
          </table:table-cell>
          <table:table-cell table:formula="of:=IF([.M$4]=&quot;.&quot;;&quot;.&quot;;MID(IF([.$C7]&gt;0;BASE([.$C7];2;16);BASE([.$C7]+2^16;2;16));16- [.M$4];1))" office:value-type="string" office:string-value="0" calcext:value-type="string">
            <text:p>0</text:p>
          </table:table-cell>
          <table:table-cell table:formula="of:=IF([.N$4]=&quot;.&quot;;&quot;.&quot;;MID(IF([.$C7]&gt;0;BASE([.$C7];2;16);BASE([.$C7]+2^16;2;16));16- [.N$4];1))" office:value-type="string" office:string-value="1" calcext:value-type="string">
            <text:p>1</text:p>
          </table:table-cell>
          <table:table-cell table:formula="of:=IF([.O$4]=&quot;.&quot;;&quot;.&quot;;MID(IF([.$C7]&gt;0;BASE([.$C7];2;16);BASE([.$C7]+2^16;2;16));16- [.O$4];1))" office:value-type="string" office:string-value="1" calcext:value-type="string">
            <text:p>1</text:p>
          </table:table-cell>
          <table:table-cell table:formula="of:=IF([.P$4]=&quot;.&quot;;&quot;.&quot;;MID(IF([.$C7]&gt;0;BASE([.$C7];2;16);BASE([.$C7]+2^16;2;16));16- [.P$4];1))" office:value-type="string" office:string-value="." calcext:value-type="string">
            <text:p>.</text:p>
          </table:table-cell>
          <table:table-cell table:formula="of:=IF([.Q$4]=&quot;.&quot;;&quot;.&quot;;MID(IF([.$C7]&gt;0;BASE([.$C7];2;16);BASE([.$C7]+2^16;2;16));16- [.Q$4];1))" office:value-type="string" office:string-value="0" calcext:value-type="string">
            <text:p>0</text:p>
          </table:table-cell>
          <table:table-cell table:formula="of:=IF([.R$4]=&quot;.&quot;;&quot;.&quot;;MID(IF([.$C7]&gt;0;BASE([.$C7];2;16);BASE([.$C7]+2^16;2;16));16- [.R$4];1))" office:value-type="string" office:string-value="1" calcext:value-type="string">
            <text:p>1</text:p>
          </table:table-cell>
          <table:table-cell table:formula="of:=IF([.S$4]=&quot;.&quot;;&quot;.&quot;;MID(IF([.$C7]&gt;0;BASE([.$C7];2;16);BASE([.$C7]+2^16;2;16));16- [.S$4];1))" office:value-type="string" office:string-value="1" calcext:value-type="string">
            <text:p>1</text:p>
          </table:table-cell>
          <table:table-cell table:formula="of:=IF([.T$4]=&quot;.&quot;;&quot;.&quot;;MID(IF([.$C7]&gt;0;BASE([.$C7];2;16);BASE([.$C7]+2^16;2;16));16- [.T$4];1))" office:value-type="string" office:string-value="1" calcext:value-type="string">
            <text:p>1</text:p>
          </table:table-cell>
          <table:table-cell table:formula="of:=IF([.U$4]=&quot;.&quot;;&quot;.&quot;;MID(IF([.$C7]&gt;0;BASE([.$C7];2;16);BASE([.$C7]+2^16;2;16));16- [.U$4];1))" office:value-type="string" office:string-value="." calcext:value-type="string">
            <text:p>.</text:p>
          </table:table-cell>
          <table:table-cell table:formula="of:=IF([.V$4]=&quot;.&quot;;&quot;.&quot;;MID(IF([.$C7]&gt;0;BASE([.$C7];2;16);BASE([.$C7]+2^16;2;16));16- [.V$4];1))" office:value-type="string" office:string-value="0" calcext:value-type="string">
            <text:p>0</text:p>
          </table:table-cell>
          <table:table-cell table:formula="of:=IF([.W$4]=&quot;.&quot;;&quot;.&quot;;MID(IF([.$C7]&gt;0;BASE([.$C7];2;16);BASE([.$C7]+2^16;2;16));16- [.W$4];1))" office:value-type="string" office:string-value="1" calcext:value-type="string">
            <text:p>1</text:p>
          </table:table-cell>
          <table:table-cell table:formula="of:=IF([.X$4]=&quot;.&quot;;&quot;.&quot;;MID(IF([.$C7]&gt;0;BASE([.$C7];2;16);BASE([.$C7]+2^16;2;16));16- [.X$4];1))" office:value-type="string" office:string-value="0" calcext:value-type="string">
            <text:p>0</text:p>
          </table:table-cell>
          <table:table-cell table:formula="of:=IF([.Y$4]=&quot;.&quot;;&quot;.&quot;;MID(IF([.$C7]&gt;0;BASE([.$C7];2;16);BASE([.$C7]+2^16;2;16));16- [.Y$4];1))" office:value-type="string" office:string-value="0" calcext:value-type="string">
            <text:p>0</text:p>
          </table:table-cell>
          <table:table-cell table:number-columns-repeated="6"/>
          <table:table-cell table:style-name="ce12" office:value-type="string" calcext:value-type="string">
            <text:p>Переполнение - при сложении отрицательных чисел получен положительный результат + перенос</text:p>
          </table:table-cell>
        </table:table-row>
        <table:table-row table:style-name="ro1">
          <table:table-cell table:formula="of:=&quot;X4=&quot;" office:value-type="string" office:string-value="X4=" calcext:value-type="string">
            <text:p>X4=</text:p>
          </table:table-cell>
          <table:table-cell table:formula="of:=&quot;A + C + C=&quot;" office:value-type="string" office:string-value="A + C + C=" calcext:value-type="string">
            <text:p>A + C + C=</text:p>
          </table:table-cell>
          <table:table-cell table:formula="of:=[.C5]+[.C6]+[.C6]" office:value-type="float" office:value="36917" calcext:value-type="float">
            <text:p>36917</text:p>
          </table:table-cell>
          <table:table-cell/>
          <table:table-cell table:formula="of:=&quot;B4=&quot;" office:value-type="string" office:string-value="B4=" calcext:value-type="string">
            <text:p>B4=</text:p>
          </table:table-cell>
          <table:table-cell/>
          <table:table-cell table:formula="of:=IF([.G$4]=&quot;.&quot;;&quot;.&quot;;MID(IF([.$C8]&gt;0;BASE([.$C8];2;16);BASE([.$C8]+2^16;2;16));16- [.G$4];1))" office:value-type="string" office:string-value="1" calcext:value-type="string">
            <text:p>1</text:p>
          </table:table-cell>
          <table:table-cell table:formula="of:=IF([.H$4]=&quot;.&quot;;&quot;.&quot;;MID(IF([.$C8]&gt;0;BASE([.$C8];2;16);BASE([.$C8]+2^16;2;16));16- [.H$4];1))" office:value-type="string" office:string-value="0" calcext:value-type="string">
            <text:p>0</text:p>
          </table:table-cell>
          <table:table-cell table:formula="of:=IF([.I$4]=&quot;.&quot;;&quot;.&quot;;MID(IF([.$C8]&gt;0;BASE([.$C8];2;16);BASE([.$C8]+2^16;2;16));16- [.I$4];1))" office:value-type="string" office:string-value="0" calcext:value-type="string">
            <text:p>0</text:p>
          </table:table-cell>
          <table:table-cell table:formula="of:=IF([.J$4]=&quot;.&quot;;&quot;.&quot;;MID(IF([.$C8]&gt;0;BASE([.$C8];2;16);BASE([.$C8]+2^16;2;16));16- [.J$4];1))" office:value-type="string" office:string-value="1" calcext:value-type="string">
            <text:p>1</text:p>
          </table:table-cell>
          <table:table-cell table:formula="of:=IF([.K$4]=&quot;.&quot;;&quot;.&quot;;MID(IF([.$C8]&gt;0;BASE([.$C8];2;16);BASE([.$C8]+2^16;2;16));16- [.K$4];1))" office:value-type="string" office:string-value="." calcext:value-type="string">
            <text:p>.</text:p>
          </table:table-cell>
          <table:table-cell table:formula="of:=IF([.L$4]=&quot;.&quot;;&quot;.&quot;;MID(IF([.$C8]&gt;0;BASE([.$C8];2;16);BASE([.$C8]+2^16;2;16));16- [.L$4];1))" office:value-type="string" office:string-value="0" calcext:value-type="string">
            <text:p>0</text:p>
          </table:table-cell>
          <table:table-cell table:formula="of:=IF([.M$4]=&quot;.&quot;;&quot;.&quot;;MID(IF([.$C8]&gt;0;BASE([.$C8];2;16);BASE([.$C8]+2^16;2;16));16- [.M$4];1))" office:value-type="string" office:string-value="0" calcext:value-type="string">
            <text:p>0</text:p>
          </table:table-cell>
          <table:table-cell table:formula="of:=IF([.N$4]=&quot;.&quot;;&quot;.&quot;;MID(IF([.$C8]&gt;0;BASE([.$C8];2;16);BASE([.$C8]+2^16;2;16));16- [.N$4];1))" office:value-type="string" office:string-value="0" calcext:value-type="string">
            <text:p>0</text:p>
          </table:table-cell>
          <table:table-cell table:formula="of:=IF([.O$4]=&quot;.&quot;;&quot;.&quot;;MID(IF([.$C8]&gt;0;BASE([.$C8];2;16);BASE([.$C8]+2^16;2;16));16- [.O$4];1))" office:value-type="string" office:string-value="0" calcext:value-type="string">
            <text:p>0</text:p>
          </table:table-cell>
          <table:table-cell table:formula="of:=IF([.P$4]=&quot;.&quot;;&quot;.&quot;;MID(IF([.$C8]&gt;0;BASE([.$C8];2;16);BASE([.$C8]+2^16;2;16));16- [.P$4];1))" office:value-type="string" office:string-value="." calcext:value-type="string">
            <text:p>.</text:p>
          </table:table-cell>
          <table:table-cell table:formula="of:=IF([.Q$4]=&quot;.&quot;;&quot;.&quot;;MID(IF([.$C8]&gt;0;BASE([.$C8];2;16);BASE([.$C8]+2^16;2;16));16- [.Q$4];1))" office:value-type="string" office:string-value="0" calcext:value-type="string">
            <text:p>0</text:p>
          </table:table-cell>
          <table:table-cell table:formula="of:=IF([.R$4]=&quot;.&quot;;&quot;.&quot;;MID(IF([.$C8]&gt;0;BASE([.$C8];2;16);BASE([.$C8]+2^16;2;16));16- [.R$4];1))" office:value-type="string" office:string-value="0" calcext:value-type="string">
            <text:p>0</text:p>
          </table:table-cell>
          <table:table-cell table:formula="of:=IF([.S$4]=&quot;.&quot;;&quot;.&quot;;MID(IF([.$C8]&gt;0;BASE([.$C8];2;16);BASE([.$C8]+2^16;2;16));16- [.S$4];1))" office:value-type="string" office:string-value="1" calcext:value-type="string">
            <text:p>1</text:p>
          </table:table-cell>
          <table:table-cell table:formula="of:=IF([.T$4]=&quot;.&quot;;&quot;.&quot;;MID(IF([.$C8]&gt;0;BASE([.$C8];2;16);BASE([.$C8]+2^16;2;16));16- [.T$4];1))" office:value-type="string" office:string-value="1" calcext:value-type="string">
            <text:p>1</text:p>
          </table:table-cell>
          <table:table-cell table:formula="of:=IF([.U$4]=&quot;.&quot;;&quot;.&quot;;MID(IF([.$C8]&gt;0;BASE([.$C8];2;16);BASE([.$C8]+2^16;2;16));16- [.U$4];1))" office:value-type="string" office:string-value="." calcext:value-type="string">
            <text:p>.</text:p>
          </table:table-cell>
          <table:table-cell table:formula="of:=IF([.V$4]=&quot;.&quot;;&quot;.&quot;;MID(IF([.$C8]&gt;0;BASE([.$C8];2;16);BASE([.$C8]+2^16;2;16));16- [.V$4];1))" office:value-type="string" office:string-value="0" calcext:value-type="string">
            <text:p>0</text:p>
          </table:table-cell>
          <table:table-cell table:formula="of:=IF([.W$4]=&quot;.&quot;;&quot;.&quot;;MID(IF([.$C8]&gt;0;BASE([.$C8];2;16);BASE([.$C8]+2^16;2;16));16- [.W$4];1))" office:value-type="string" office:string-value="1" calcext:value-type="string">
            <text:p>1</text:p>
          </table:table-cell>
          <table:table-cell table:formula="of:=IF([.X$4]=&quot;.&quot;;&quot;.&quot;;MID(IF([.$C8]&gt;0;BASE([.$C8];2;16);BASE([.$C8]+2^16;2;16));16- [.X$4];1))" office:value-type="string" office:string-value="0" calcext:value-type="string">
            <text:p>0</text:p>
          </table:table-cell>
          <table:table-cell table:formula="of:=IF([.Y$4]=&quot;.&quot;;&quot;.&quot;;MID(IF([.$C8]&gt;0;BASE([.$C8];2;16);BASE([.$C8]+2^16;2;16));16- [.Y$4];1))" office:value-type="string" office:string-value="1" calcext:value-type="string">
            <text:p>1</text:p>
          </table:table-cell>
          <table:table-cell table:number-columns-repeated="7"/>
        </table:table-row>
        <table:table-row table:style-name="ro1">
          <table:table-cell table:formula="of:=&quot;X5=&quot;" office:value-type="string" office:string-value="X5=" calcext:value-type="string">
            <text:p>X5=</text:p>
          </table:table-cell>
          <table:table-cell table:formula="of:=&quot;C - A=&quot;" office:value-type="string" office:string-value="C - A=" calcext:value-type="string">
            <text:p>C - A=</text:p>
          </table:table-cell>
          <table:table-cell table:formula="of:=[.C6]-[.C5]" office:value-type="float" office:value="9742" calcext:value-type="float">
            <text:p>9742</text:p>
          </table:table-cell>
          <table:table-cell/>
          <table:table-cell table:formula="of:=&quot;B5=&quot;" office:value-type="string" office:string-value="B5=" calcext:value-type="string">
            <text:p>B5=</text:p>
          </table:table-cell>
          <table:table-cell/>
          <table:table-cell table:formula="of:=IF([.G$4]=&quot;.&quot;;&quot;.&quot;;MID(IF([.$C9]&gt;0;BASE([.$C9];2;16);BASE([.$C9]+2^16;2;16));16- [.G$4];1))" office:value-type="string" office:string-value="0" calcext:value-type="string">
            <text:p>0</text:p>
          </table:table-cell>
          <table:table-cell table:formula="of:=IF([.H$4]=&quot;.&quot;;&quot;.&quot;;MID(IF([.$C9]&gt;0;BASE([.$C9];2;16);BASE([.$C9]+2^16;2;16));16- [.H$4];1))" office:value-type="string" office:string-value="0" calcext:value-type="string">
            <text:p>0</text:p>
          </table:table-cell>
          <table:table-cell table:formula="of:=IF([.I$4]=&quot;.&quot;;&quot;.&quot;;MID(IF([.$C9]&gt;0;BASE([.$C9];2;16);BASE([.$C9]+2^16;2;16));16- [.I$4];1))" office:value-type="string" office:string-value="1" calcext:value-type="string">
            <text:p>1</text:p>
          </table:table-cell>
          <table:table-cell table:formula="of:=IF([.J$4]=&quot;.&quot;;&quot;.&quot;;MID(IF([.$C9]&gt;0;BASE([.$C9];2;16);BASE([.$C9]+2^16;2;16));16- [.J$4];1))" office:value-type="string" office:string-value="0" calcext:value-type="string">
            <text:p>0</text:p>
          </table:table-cell>
          <table:table-cell table:formula="of:=IF([.K$4]=&quot;.&quot;;&quot;.&quot;;MID(IF([.$C9]&gt;0;BASE([.$C9];2;16);BASE([.$C9]+2^16;2;16));16- [.K$4];1))" office:value-type="string" office:string-value="." calcext:value-type="string">
            <text:p>.</text:p>
          </table:table-cell>
          <table:table-cell table:formula="of:=IF([.L$4]=&quot;.&quot;;&quot;.&quot;;MID(IF([.$C9]&gt;0;BASE([.$C9];2;16);BASE([.$C9]+2^16;2;16));16- [.L$4];1))" office:value-type="string" office:string-value="0" calcext:value-type="string">
            <text:p>0</text:p>
          </table:table-cell>
          <table:table-cell table:formula="of:=IF([.M$4]=&quot;.&quot;;&quot;.&quot;;MID(IF([.$C9]&gt;0;BASE([.$C9];2;16);BASE([.$C9]+2^16;2;16));16- [.M$4];1))" office:value-type="string" office:string-value="1" calcext:value-type="string">
            <text:p>1</text:p>
          </table:table-cell>
          <table:table-cell table:formula="of:=IF([.N$4]=&quot;.&quot;;&quot;.&quot;;MID(IF([.$C9]&gt;0;BASE([.$C9];2;16);BASE([.$C9]+2^16;2;16));16- [.N$4];1))" office:value-type="string" office:string-value="1" calcext:value-type="string">
            <text:p>1</text:p>
          </table:table-cell>
          <table:table-cell table:formula="of:=IF([.O$4]=&quot;.&quot;;&quot;.&quot;;MID(IF([.$C9]&gt;0;BASE([.$C9];2;16);BASE([.$C9]+2^16;2;16));16- [.O$4];1))" office:value-type="string" office:string-value="0" calcext:value-type="string">
            <text:p>0</text:p>
          </table:table-cell>
          <table:table-cell table:formula="of:=IF([.P$4]=&quot;.&quot;;&quot;.&quot;;MID(IF([.$C9]&gt;0;BASE([.$C9];2;16);BASE([.$C9]+2^16;2;16));16- [.P$4];1))" office:value-type="string" office:string-value="." calcext:value-type="string">
            <text:p>.</text:p>
          </table:table-cell>
          <table:table-cell table:formula="of:=IF([.Q$4]=&quot;.&quot;;&quot;.&quot;;MID(IF([.$C9]&gt;0;BASE([.$C9];2;16);BASE([.$C9]+2^16;2;16));16- [.Q$4];1))" office:value-type="string" office:string-value="0" calcext:value-type="string">
            <text:p>0</text:p>
          </table:table-cell>
          <table:table-cell table:formula="of:=IF([.R$4]=&quot;.&quot;;&quot;.&quot;;MID(IF([.$C9]&gt;0;BASE([.$C9];2;16);BASE([.$C9]+2^16;2;16));16- [.R$4];1))" office:value-type="string" office:string-value="0" calcext:value-type="string">
            <text:p>0</text:p>
          </table:table-cell>
          <table:table-cell table:formula="of:=IF([.S$4]=&quot;.&quot;;&quot;.&quot;;MID(IF([.$C9]&gt;0;BASE([.$C9];2;16);BASE([.$C9]+2^16;2;16));16- [.S$4];1))" office:value-type="string" office:string-value="0" calcext:value-type="string">
            <text:p>0</text:p>
          </table:table-cell>
          <table:table-cell table:formula="of:=IF([.T$4]=&quot;.&quot;;&quot;.&quot;;MID(IF([.$C9]&gt;0;BASE([.$C9];2;16);BASE([.$C9]+2^16;2;16));16- [.T$4];1))" office:value-type="string" office:string-value="0" calcext:value-type="string">
            <text:p>0</text:p>
          </table:table-cell>
          <table:table-cell table:formula="of:=IF([.U$4]=&quot;.&quot;;&quot;.&quot;;MID(IF([.$C9]&gt;0;BASE([.$C9];2;16);BASE([.$C9]+2^16;2;16));16- [.U$4];1))" office:value-type="string" office:string-value="." calcext:value-type="string">
            <text:p>.</text:p>
          </table:table-cell>
          <table:table-cell table:formula="of:=IF([.V$4]=&quot;.&quot;;&quot;.&quot;;MID(IF([.$C9]&gt;0;BASE([.$C9];2;16);BASE([.$C9]+2^16;2;16));16- [.V$4];1))" office:value-type="string" office:string-value="1" calcext:value-type="string">
            <text:p>1</text:p>
          </table:table-cell>
          <table:table-cell table:formula="of:=IF([.W$4]=&quot;.&quot;;&quot;.&quot;;MID(IF([.$C9]&gt;0;BASE([.$C9];2;16);BASE([.$C9]+2^16;2;16));16- [.W$4];1))" office:value-type="string" office:string-value="1" calcext:value-type="string">
            <text:p>1</text:p>
          </table:table-cell>
          <table:table-cell table:formula="of:=IF([.X$4]=&quot;.&quot;;&quot;.&quot;;MID(IF([.$C9]&gt;0;BASE([.$C9];2;16);BASE([.$C9]+2^16;2;16));16- [.X$4];1))" office:value-type="string" office:string-value="1" calcext:value-type="string">
            <text:p>1</text:p>
          </table:table-cell>
          <table:table-cell table:formula="of:=IF([.Y$4]=&quot;.&quot;;&quot;.&quot;;MID(IF([.$C9]&gt;0;BASE([.$C9];2;16);BASE([.$C9]+2^16;2;16));16- [.Y$4];1))" office:value-type="string" office:string-value="0" calcext:value-type="string">
            <text:p>0</text:p>
          </table:table-cell>
          <table:table-cell table:number-columns-repeated="7"/>
        </table:table-row>
        <table:table-row table:style-name="ro1">
          <table:table-cell table:formula="of:=&quot;X6=&quot;" office:value-type="string" office:string-value="X6=" calcext:value-type="string">
            <text:p>X6=</text:p>
          </table:table-cell>
          <table:table-cell table:formula="of:=&quot;65536 - X4=&quot;" office:value-type="string" office:string-value="65536 - X4=" calcext:value-type="string">
            <text:p>65536 - X4=</text:p>
          </table:table-cell>
          <table:table-cell table:formula="of:=65536-[.C8]" office:value-type="float" office:value="28619" calcext:value-type="float">
            <text:p>28619</text:p>
          </table:table-cell>
          <table:table-cell/>
          <table:table-cell table:formula="of:=&quot;B6=&quot;" office:value-type="string" office:string-value="B6=" calcext:value-type="string">
            <text:p>B6=</text:p>
          </table:table-cell>
          <table:table-cell/>
          <table:table-cell table:formula="of:=IF([.G$4]=&quot;.&quot;;&quot;.&quot;;MID(IF([.$C10]&gt;0;BASE([.$C10];2;16);BASE([.$C10]+2^16;2;16));16- [.G$4];1))" office:value-type="string" office:string-value="0" calcext:value-type="string">
            <text:p>0</text:p>
          </table:table-cell>
          <table:table-cell table:formula="of:=IF([.H$4]=&quot;.&quot;;&quot;.&quot;;MID(IF([.$C10]&gt;0;BASE([.$C10];2;16);BASE([.$C10]+2^16;2;16));16- [.H$4];1))" office:value-type="string" office:string-value="1" calcext:value-type="string">
            <text:p>1</text:p>
          </table:table-cell>
          <table:table-cell table:formula="of:=IF([.I$4]=&quot;.&quot;;&quot;.&quot;;MID(IF([.$C10]&gt;0;BASE([.$C10];2;16);BASE([.$C10]+2^16;2;16));16- [.I$4];1))" office:value-type="string" office:string-value="1" calcext:value-type="string">
            <text:p>1</text:p>
          </table:table-cell>
          <table:table-cell table:formula="of:=IF([.J$4]=&quot;.&quot;;&quot;.&quot;;MID(IF([.$C10]&gt;0;BASE([.$C10];2;16);BASE([.$C10]+2^16;2;16));16- [.J$4];1))" office:value-type="string" office:string-value="0" calcext:value-type="string">
            <text:p>0</text:p>
          </table:table-cell>
          <table:table-cell table:formula="of:=IF([.K$4]=&quot;.&quot;;&quot;.&quot;;MID(IF([.$C10]&gt;0;BASE([.$C10];2;16);BASE([.$C10]+2^16;2;16));16- [.K$4];1))" office:value-type="string" office:string-value="." calcext:value-type="string">
            <text:p>.</text:p>
          </table:table-cell>
          <table:table-cell table:formula="of:=IF([.L$4]=&quot;.&quot;;&quot;.&quot;;MID(IF([.$C10]&gt;0;BASE([.$C10];2;16);BASE([.$C10]+2^16;2;16));16- [.L$4];1))" office:value-type="string" office:string-value="1" calcext:value-type="string">
            <text:p>1</text:p>
          </table:table-cell>
          <table:table-cell table:formula="of:=IF([.M$4]=&quot;.&quot;;&quot;.&quot;;MID(IF([.$C10]&gt;0;BASE([.$C10];2;16);BASE([.$C10]+2^16;2;16));16- [.M$4];1))" office:value-type="string" office:string-value="1" calcext:value-type="string">
            <text:p>1</text:p>
          </table:table-cell>
          <table:table-cell table:formula="of:=IF([.N$4]=&quot;.&quot;;&quot;.&quot;;MID(IF([.$C10]&gt;0;BASE([.$C10];2;16);BASE([.$C10]+2^16;2;16));16- [.N$4];1))" office:value-type="string" office:string-value="1" calcext:value-type="string">
            <text:p>1</text:p>
          </table:table-cell>
          <table:table-cell table:formula="of:=IF([.O$4]=&quot;.&quot;;&quot;.&quot;;MID(IF([.$C10]&gt;0;BASE([.$C10];2;16);BASE([.$C10]+2^16;2;16));16- [.O$4];1))" office:value-type="string" office:string-value="1" calcext:value-type="string">
            <text:p>1</text:p>
          </table:table-cell>
          <table:table-cell table:formula="of:=IF([.P$4]=&quot;.&quot;;&quot;.&quot;;MID(IF([.$C10]&gt;0;BASE([.$C10];2;16);BASE([.$C10]+2^16;2;16));16- [.P$4];1))" office:value-type="string" office:string-value="." calcext:value-type="string">
            <text:p>.</text:p>
          </table:table-cell>
          <table:table-cell table:formula="of:=IF([.Q$4]=&quot;.&quot;;&quot;.&quot;;MID(IF([.$C10]&gt;0;BASE([.$C10];2;16);BASE([.$C10]+2^16;2;16));16- [.Q$4];1))" office:value-type="string" office:string-value="1" calcext:value-type="string">
            <text:p>1</text:p>
          </table:table-cell>
          <table:table-cell table:formula="of:=IF([.R$4]=&quot;.&quot;;&quot;.&quot;;MID(IF([.$C10]&gt;0;BASE([.$C10];2;16);BASE([.$C10]+2^16;2;16));16- [.R$4];1))" office:value-type="string" office:string-value="1" calcext:value-type="string">
            <text:p>1</text:p>
          </table:table-cell>
          <table:table-cell table:formula="of:=IF([.S$4]=&quot;.&quot;;&quot;.&quot;;MID(IF([.$C10]&gt;0;BASE([.$C10];2;16);BASE([.$C10]+2^16;2;16));16- [.S$4];1))" office:value-type="string" office:string-value="0" calcext:value-type="string">
            <text:p>0</text:p>
          </table:table-cell>
          <table:table-cell table:formula="of:=IF([.T$4]=&quot;.&quot;;&quot;.&quot;;MID(IF([.$C10]&gt;0;BASE([.$C10];2;16);BASE([.$C10]+2^16;2;16));16- [.T$4];1))" office:value-type="string" office:string-value="0" calcext:value-type="string">
            <text:p>0</text:p>
          </table:table-cell>
          <table:table-cell table:formula="of:=IF([.U$4]=&quot;.&quot;;&quot;.&quot;;MID(IF([.$C10]&gt;0;BASE([.$C10];2;16);BASE([.$C10]+2^16;2;16));16- [.U$4];1))" office:value-type="string" office:string-value="." calcext:value-type="string">
            <text:p>.</text:p>
          </table:table-cell>
          <table:table-cell table:formula="of:=IF([.V$4]=&quot;.&quot;;&quot;.&quot;;MID(IF([.$C10]&gt;0;BASE([.$C10];2;16);BASE([.$C10]+2^16;2;16));16- [.V$4];1))" office:value-type="string" office:string-value="1" calcext:value-type="string">
            <text:p>1</text:p>
          </table:table-cell>
          <table:table-cell table:formula="of:=IF([.W$4]=&quot;.&quot;;&quot;.&quot;;MID(IF([.$C10]&gt;0;BASE([.$C10];2;16);BASE([.$C10]+2^16;2;16));16- [.W$4];1))" office:value-type="string" office:string-value="0" calcext:value-type="string">
            <text:p>0</text:p>
          </table:table-cell>
          <table:table-cell table:formula="of:=IF([.X$4]=&quot;.&quot;;&quot;.&quot;;MID(IF([.$C10]&gt;0;BASE([.$C10];2;16);BASE([.$C10]+2^16;2;16));16- [.X$4];1))" office:value-type="string" office:string-value="1" calcext:value-type="string">
            <text:p>1</text:p>
          </table:table-cell>
          <table:table-cell table:formula="of:=IF([.Y$4]=&quot;.&quot;;&quot;.&quot;;MID(IF([.$C10]&gt;0;BASE([.$C10];2;16);BASE([.$C10]+2^16;2;16));16- [.Y$4];1))" office:value-type="string" office:string-value="1" calcext:value-type="string">
            <text:p>1</text:p>
          </table:table-cell>
          <table:table-cell table:number-columns-repeated="7"/>
        </table:table-row>
        <table:table-row table:style-name="ro1">
          <table:table-cell table:formula="of:=&quot;X7=&quot;" office:value-type="string" office:string-value="X7=" calcext:value-type="string">
            <text:p>X7=</text:p>
          </table:table-cell>
          <table:table-cell table:formula="of:=&quot;-X1=&quot;" office:value-type="string" office:string-value="-X1=" calcext:value-type="string">
            <text:p>-X1=</text:p>
          </table:table-cell>
          <table:table-cell table:formula="of:=-[.C5]" office:value-type="float" office:value="-5811" calcext:value-type="float">
            <text:p>-5811</text:p>
          </table:table-cell>
          <table:table-cell/>
          <table:table-cell table:formula="of:=&quot;B7=&quot;" office:value-type="string" office:string-value="B7=" calcext:value-type="string">
            <text:p>B7=</text:p>
          </table:table-cell>
          <table:table-cell table:formula="of:=&quot;-B1=&quot;" office:value-type="string" office:string-value="-B1=" calcext:value-type="string">
            <text:p>-B1=</text:p>
          </table:table-cell>
          <table:table-cell table:formula="of:=IF([.G$4]=&quot;.&quot;;&quot;.&quot;;MID(IF([.$C11]&gt;0;BASE([.$C11];2;16);BASE([.$C11]+2^16;2;16));16- [.G$4];1))" office:value-type="string" office:string-value="1" calcext:value-type="string">
            <text:p>1</text:p>
          </table:table-cell>
          <table:table-cell table:formula="of:=IF([.H$4]=&quot;.&quot;;&quot;.&quot;;MID(IF([.$C11]&gt;0;BASE([.$C11];2;16);BASE([.$C11]+2^16;2;16));16- [.H$4];1))" office:value-type="string" office:string-value="1" calcext:value-type="string">
            <text:p>1</text:p>
          </table:table-cell>
          <table:table-cell table:formula="of:=IF([.I$4]=&quot;.&quot;;&quot;.&quot;;MID(IF([.$C11]&gt;0;BASE([.$C11];2;16);BASE([.$C11]+2^16;2;16));16- [.I$4];1))" office:value-type="string" office:string-value="1" calcext:value-type="string">
            <text:p>1</text:p>
          </table:table-cell>
          <table:table-cell table:formula="of:=IF([.J$4]=&quot;.&quot;;&quot;.&quot;;MID(IF([.$C11]&gt;0;BASE([.$C11];2;16);BASE([.$C11]+2^16;2;16));16- [.J$4];1))" office:value-type="string" office:string-value="0" calcext:value-type="string">
            <text:p>0</text:p>
          </table:table-cell>
          <table:table-cell table:formula="of:=IF([.K$4]=&quot;.&quot;;&quot;.&quot;;MID(IF([.$C11]&gt;0;BASE([.$C11];2;16);BASE([.$C11]+2^16;2;16));16- [.K$4];1))" office:value-type="string" office:string-value="." calcext:value-type="string">
            <text:p>.</text:p>
          </table:table-cell>
          <table:table-cell table:formula="of:=IF([.L$4]=&quot;.&quot;;&quot;.&quot;;MID(IF([.$C11]&gt;0;BASE([.$C11];2;16);BASE([.$C11]+2^16;2;16));16- [.L$4];1))" office:value-type="string" office:string-value="1" calcext:value-type="string">
            <text:p>1</text:p>
          </table:table-cell>
          <table:table-cell table:formula="of:=IF([.M$4]=&quot;.&quot;;&quot;.&quot;;MID(IF([.$C11]&gt;0;BASE([.$C11];2;16);BASE([.$C11]+2^16;2;16));16- [.M$4];1))" office:value-type="string" office:string-value="0" calcext:value-type="string">
            <text:p>0</text:p>
          </table:table-cell>
          <table:table-cell table:formula="of:=IF([.N$4]=&quot;.&quot;;&quot;.&quot;;MID(IF([.$C11]&gt;0;BASE([.$C11];2;16);BASE([.$C11]+2^16;2;16));16- [.N$4];1))" office:value-type="string" office:string-value="0" calcext:value-type="string">
            <text:p>0</text:p>
          </table:table-cell>
          <table:table-cell table:formula="of:=IF([.O$4]=&quot;.&quot;;&quot;.&quot;;MID(IF([.$C11]&gt;0;BASE([.$C11];2;16);BASE([.$C11]+2^16;2;16));16- [.O$4];1))" office:value-type="string" office:string-value="1" calcext:value-type="string">
            <text:p>1</text:p>
          </table:table-cell>
          <table:table-cell table:formula="of:=IF([.P$4]=&quot;.&quot;;&quot;.&quot;;MID(IF([.$C11]&gt;0;BASE([.$C11];2;16);BASE([.$C11]+2^16;2;16));16- [.P$4];1))" office:value-type="string" office:string-value="." calcext:value-type="string">
            <text:p>.</text:p>
          </table:table-cell>
          <table:table-cell table:formula="of:=IF([.Q$4]=&quot;.&quot;;&quot;.&quot;;MID(IF([.$C11]&gt;0;BASE([.$C11];2;16);BASE([.$C11]+2^16;2;16));16- [.Q$4];1))" office:value-type="string" office:string-value="0" calcext:value-type="string">
            <text:p>0</text:p>
          </table:table-cell>
          <table:table-cell table:formula="of:=IF([.R$4]=&quot;.&quot;;&quot;.&quot;;MID(IF([.$C11]&gt;0;BASE([.$C11];2;16);BASE([.$C11]+2^16;2;16));16- [.R$4];1))" office:value-type="string" office:string-value="1" calcext:value-type="string">
            <text:p>1</text:p>
          </table:table-cell>
          <table:table-cell table:formula="of:=IF([.S$4]=&quot;.&quot;;&quot;.&quot;;MID(IF([.$C11]&gt;0;BASE([.$C11];2;16);BASE([.$C11]+2^16;2;16));16- [.S$4];1))" office:value-type="string" office:string-value="0" calcext:value-type="string">
            <text:p>0</text:p>
          </table:table-cell>
          <table:table-cell table:formula="of:=IF([.T$4]=&quot;.&quot;;&quot;.&quot;;MID(IF([.$C11]&gt;0;BASE([.$C11];2;16);BASE([.$C11]+2^16;2;16));16- [.T$4];1))" office:value-type="string" office:string-value="0" calcext:value-type="string">
            <text:p>0</text:p>
          </table:table-cell>
          <table:table-cell table:formula="of:=IF([.U$4]=&quot;.&quot;;&quot;.&quot;;MID(IF([.$C11]&gt;0;BASE([.$C11];2;16);BASE([.$C11]+2^16;2;16));16- [.U$4];1))" office:value-type="string" office:string-value="." calcext:value-type="string">
            <text:p>.</text:p>
          </table:table-cell>
          <table:table-cell table:formula="of:=IF([.V$4]=&quot;.&quot;;&quot;.&quot;;MID(IF([.$C11]&gt;0;BASE([.$C11];2;16);BASE([.$C11]+2^16;2;16));16- [.V$4];1))" office:value-type="string" office:string-value="1" calcext:value-type="string">
            <text:p>1</text:p>
          </table:table-cell>
          <table:table-cell table:formula="of:=IF([.W$4]=&quot;.&quot;;&quot;.&quot;;MID(IF([.$C11]&gt;0;BASE([.$C11];2;16);BASE([.$C11]+2^16;2;16));16- [.W$4];1))" office:value-type="string" office:string-value="1" calcext:value-type="string">
            <text:p>1</text:p>
          </table:table-cell>
          <table:table-cell table:formula="of:=IF([.X$4]=&quot;.&quot;;&quot;.&quot;;MID(IF([.$C11]&gt;0;BASE([.$C11];2;16);BASE([.$C11]+2^16;2;16));16- [.X$4];1))" office:value-type="string" office:string-value="0" calcext:value-type="string">
            <text:p>0</text:p>
          </table:table-cell>
          <table:table-cell table:formula="of:=IF([.Y$4]=&quot;.&quot;;&quot;.&quot;;MID(IF([.$C11]&gt;0;BASE([.$C11];2;16);BASE([.$C11]+2^16;2;16));16- [.Y$4];1))" office:value-type="string" office:string-value="1" calcext:value-type="string">
            <text:p>1</text:p>
          </table:table-cell>
          <table:table-cell table:number-columns-repeated="7"/>
        </table:table-row>
        <table:table-row table:style-name="ro1">
          <table:table-cell table:formula="of:=&quot;X8=&quot;" office:value-type="string" office:string-value="X8=" calcext:value-type="string">
            <text:p>X8=</text:p>
          </table:table-cell>
          <table:table-cell table:formula="of:=&quot;-X2=&quot;" office:value-type="string" office:string-value="-X2=" calcext:value-type="string">
            <text:p>-X2=</text:p>
          </table:table-cell>
          <table:table-cell table:formula="of:=-[.C6]" office:value-type="float" office:value="-15553" calcext:value-type="float">
            <text:p>-15553</text:p>
          </table:table-cell>
          <table:table-cell/>
          <table:table-cell table:formula="of:=&quot;B8=&quot;" office:value-type="string" office:string-value="B8=" calcext:value-type="string">
            <text:p>B8=</text:p>
          </table:table-cell>
          <table:table-cell table:formula="of:=&quot;-B2=&quot;" office:value-type="string" office:string-value="-B2=" calcext:value-type="string">
            <text:p>-B2=</text:p>
          </table:table-cell>
          <table:table-cell table:formula="of:=IF([.G$4]=&quot;.&quot;;&quot;.&quot;;MID(IF([.$C12]&gt;0;BASE([.$C12];2;16);BASE([.$C12]+2^16;2;16));16- [.G$4];1))" office:value-type="string" office:string-value="1" calcext:value-type="string">
            <text:p>1</text:p>
          </table:table-cell>
          <table:table-cell table:formula="of:=IF([.H$4]=&quot;.&quot;;&quot;.&quot;;MID(IF([.$C12]&gt;0;BASE([.$C12];2;16);BASE([.$C12]+2^16;2;16));16- [.H$4];1))" office:value-type="string" office:string-value="1" calcext:value-type="string">
            <text:p>1</text:p>
          </table:table-cell>
          <table:table-cell table:formula="of:=IF([.I$4]=&quot;.&quot;;&quot;.&quot;;MID(IF([.$C12]&gt;0;BASE([.$C12];2;16);BASE([.$C12]+2^16;2;16));16- [.I$4];1))" office:value-type="string" office:string-value="0" calcext:value-type="string">
            <text:p>0</text:p>
          </table:table-cell>
          <table:table-cell table:formula="of:=IF([.J$4]=&quot;.&quot;;&quot;.&quot;;MID(IF([.$C12]&gt;0;BASE([.$C12];2;16);BASE([.$C12]+2^16;2;16));16- [.J$4];1))" office:value-type="string" office:string-value="0" calcext:value-type="string">
            <text:p>0</text:p>
          </table:table-cell>
          <table:table-cell table:formula="of:=IF([.K$4]=&quot;.&quot;;&quot;.&quot;;MID(IF([.$C12]&gt;0;BASE([.$C12];2;16);BASE([.$C12]+2^16;2;16));16- [.K$4];1))" office:value-type="string" office:string-value="." calcext:value-type="string">
            <text:p>.</text:p>
          </table:table-cell>
          <table:table-cell table:formula="of:=IF([.L$4]=&quot;.&quot;;&quot;.&quot;;MID(IF([.$C12]&gt;0;BASE([.$C12];2;16);BASE([.$C12]+2^16;2;16));16- [.L$4];1))" office:value-type="string" office:string-value="0" calcext:value-type="string">
            <text:p>0</text:p>
          </table:table-cell>
          <table:table-cell table:formula="of:=IF([.M$4]=&quot;.&quot;;&quot;.&quot;;MID(IF([.$C12]&gt;0;BASE([.$C12];2;16);BASE([.$C12]+2^16;2;16));16- [.M$4];1))" office:value-type="string" office:string-value="0" calcext:value-type="string">
            <text:p>0</text:p>
          </table:table-cell>
          <table:table-cell table:formula="of:=IF([.N$4]=&quot;.&quot;;&quot;.&quot;;MID(IF([.$C12]&gt;0;BASE([.$C12];2;16);BASE([.$C12]+2^16;2;16));16- [.N$4];1))" office:value-type="string" office:string-value="1" calcext:value-type="string">
            <text:p>1</text:p>
          </table:table-cell>
          <table:table-cell table:formula="of:=IF([.O$4]=&quot;.&quot;;&quot;.&quot;;MID(IF([.$C12]&gt;0;BASE([.$C12];2;16);BASE([.$C12]+2^16;2;16));16- [.O$4];1))" office:value-type="string" office:string-value="1" calcext:value-type="string">
            <text:p>1</text:p>
          </table:table-cell>
          <table:table-cell table:formula="of:=IF([.P$4]=&quot;.&quot;;&quot;.&quot;;MID(IF([.$C12]&gt;0;BASE([.$C12];2;16);BASE([.$C12]+2^16;2;16));16- [.P$4];1))" office:value-type="string" office:string-value="." calcext:value-type="string">
            <text:p>.</text:p>
          </table:table-cell>
          <table:table-cell table:formula="of:=IF([.Q$4]=&quot;.&quot;;&quot;.&quot;;MID(IF([.$C12]&gt;0;BASE([.$C12];2;16);BASE([.$C12]+2^16;2;16));16- [.Q$4];1))" office:value-type="string" office:string-value="0" calcext:value-type="string">
            <text:p>0</text:p>
          </table:table-cell>
          <table:table-cell table:formula="of:=IF([.R$4]=&quot;.&quot;;&quot;.&quot;;MID(IF([.$C12]&gt;0;BASE([.$C12];2;16);BASE([.$C12]+2^16;2;16));16- [.R$4];1))" office:value-type="string" office:string-value="0" calcext:value-type="string">
            <text:p>0</text:p>
          </table:table-cell>
          <table:table-cell table:formula="of:=IF([.S$4]=&quot;.&quot;;&quot;.&quot;;MID(IF([.$C12]&gt;0;BASE([.$C12];2;16);BASE([.$C12]+2^16;2;16));16- [.S$4];1))" office:value-type="string" office:string-value="1" calcext:value-type="string">
            <text:p>1</text:p>
          </table:table-cell>
          <table:table-cell table:formula="of:=IF([.T$4]=&quot;.&quot;;&quot;.&quot;;MID(IF([.$C12]&gt;0;BASE([.$C12];2;16);BASE([.$C12]+2^16;2;16));16- [.T$4];1))" office:value-type="string" office:string-value="1" calcext:value-type="string">
            <text:p>1</text:p>
          </table:table-cell>
          <table:table-cell table:formula="of:=IF([.U$4]=&quot;.&quot;;&quot;.&quot;;MID(IF([.$C12]&gt;0;BASE([.$C12];2;16);BASE([.$C12]+2^16;2;16));16- [.U$4];1))" office:value-type="string" office:string-value="." calcext:value-type="string">
            <text:p>.</text:p>
          </table:table-cell>
          <table:table-cell table:formula="of:=IF([.V$4]=&quot;.&quot;;&quot;.&quot;;MID(IF([.$C12]&gt;0;BASE([.$C12];2;16);BASE([.$C12]+2^16;2;16));16- [.V$4];1))" office:value-type="string" office:string-value="1" calcext:value-type="string">
            <text:p>1</text:p>
          </table:table-cell>
          <table:table-cell table:formula="of:=IF([.W$4]=&quot;.&quot;;&quot;.&quot;;MID(IF([.$C12]&gt;0;BASE([.$C12];2;16);BASE([.$C12]+2^16;2;16));16- [.W$4];1))" office:value-type="string" office:string-value="1" calcext:value-type="string">
            <text:p>1</text:p>
          </table:table-cell>
          <table:table-cell table:formula="of:=IF([.X$4]=&quot;.&quot;;&quot;.&quot;;MID(IF([.$C12]&gt;0;BASE([.$C12];2;16);BASE([.$C12]+2^16;2;16));16- [.X$4];1))" office:value-type="string" office:string-value="1" calcext:value-type="string">
            <text:p>1</text:p>
          </table:table-cell>
          <table:table-cell table:formula="of:=IF([.Y$4]=&quot;.&quot;;&quot;.&quot;;MID(IF([.$C12]&gt;0;BASE([.$C12];2;16);BASE([.$C12]+2^16;2;16));16- [.Y$4];1))" office:value-type="string" office:string-value="1" calcext:value-type="string">
            <text:p>1</text:p>
          </table:table-cell>
          <table:table-cell table:number-columns-repeated="7"/>
        </table:table-row>
        <table:table-row table:style-name="ro1">
          <table:table-cell table:formula="of:=&quot;X9=&quot;" office:value-type="string" office:string-value="X9=" calcext:value-type="string">
            <text:p>X9=</text:p>
          </table:table-cell>
          <table:table-cell table:formula="of:=&quot;-X3=&quot;" office:value-type="string" office:string-value="-X3=" calcext:value-type="string">
            <text:p>-X3=</text:p>
          </table:table-cell>
          <table:table-cell table:formula="of:=-[.C7]" office:value-type="float" office:value="-21364" calcext:value-type="float">
            <text:p>-21364</text:p>
          </table:table-cell>
          <table:table-cell/>
          <table:table-cell table:formula="of:=&quot;B9=&quot;" office:value-type="string" office:string-value="B9=" calcext:value-type="string">
            <text:p>B9=</text:p>
          </table:table-cell>
          <table:table-cell table:formula="of:=&quot;-B3=&quot;" office:value-type="string" office:string-value="-B3=" calcext:value-type="string">
            <text:p>-B3=</text:p>
          </table:table-cell>
          <table:table-cell table:formula="of:=IF([.G$4]=&quot;.&quot;;&quot;.&quot;;MID(IF([.$C13]&gt;0;BASE([.$C13];2;16);BASE([.$C13]+2^16;2;16));16- [.G$4];1))" office:value-type="string" office:string-value="1" calcext:value-type="string">
            <text:p>1</text:p>
          </table:table-cell>
          <table:table-cell table:formula="of:=IF([.H$4]=&quot;.&quot;;&quot;.&quot;;MID(IF([.$C13]&gt;0;BASE([.$C13];2;16);BASE([.$C13]+2^16;2;16));16- [.H$4];1))" office:value-type="string" office:string-value="0" calcext:value-type="string">
            <text:p>0</text:p>
          </table:table-cell>
          <table:table-cell table:formula="of:=IF([.I$4]=&quot;.&quot;;&quot;.&quot;;MID(IF([.$C13]&gt;0;BASE([.$C13];2;16);BASE([.$C13]+2^16;2;16));16- [.I$4];1))" office:value-type="string" office:string-value="1" calcext:value-type="string">
            <text:p>1</text:p>
          </table:table-cell>
          <table:table-cell table:formula="of:=IF([.J$4]=&quot;.&quot;;&quot;.&quot;;MID(IF([.$C13]&gt;0;BASE([.$C13];2;16);BASE([.$C13]+2^16;2;16));16- [.J$4];1))" office:value-type="string" office:string-value="0" calcext:value-type="string">
            <text:p>0</text:p>
          </table:table-cell>
          <table:table-cell table:formula="of:=IF([.K$4]=&quot;.&quot;;&quot;.&quot;;MID(IF([.$C13]&gt;0;BASE([.$C13];2;16);BASE([.$C13]+2^16;2;16));16- [.K$4];1))" office:value-type="string" office:string-value="." calcext:value-type="string">
            <text:p>.</text:p>
          </table:table-cell>
          <table:table-cell table:formula="of:=IF([.L$4]=&quot;.&quot;;&quot;.&quot;;MID(IF([.$C13]&gt;0;BASE([.$C13];2;16);BASE([.$C13]+2^16;2;16));16- [.L$4];1))" office:value-type="string" office:string-value="1" calcext:value-type="string">
            <text:p>1</text:p>
          </table:table-cell>
          <table:table-cell table:formula="of:=IF([.M$4]=&quot;.&quot;;&quot;.&quot;;MID(IF([.$C13]&gt;0;BASE([.$C13];2;16);BASE([.$C13]+2^16;2;16));16- [.M$4];1))" office:value-type="string" office:string-value="1" calcext:value-type="string">
            <text:p>1</text:p>
          </table:table-cell>
          <table:table-cell table:formula="of:=IF([.N$4]=&quot;.&quot;;&quot;.&quot;;MID(IF([.$C13]&gt;0;BASE([.$C13];2;16);BASE([.$C13]+2^16;2;16));16- [.N$4];1))" office:value-type="string" office:string-value="0" calcext:value-type="string">
            <text:p>0</text:p>
          </table:table-cell>
          <table:table-cell table:formula="of:=IF([.O$4]=&quot;.&quot;;&quot;.&quot;;MID(IF([.$C13]&gt;0;BASE([.$C13];2;16);BASE([.$C13]+2^16;2;16));16- [.O$4];1))" office:value-type="string" office:string-value="0" calcext:value-type="string">
            <text:p>0</text:p>
          </table:table-cell>
          <table:table-cell table:formula="of:=IF([.P$4]=&quot;.&quot;;&quot;.&quot;;MID(IF([.$C13]&gt;0;BASE([.$C13];2;16);BASE([.$C13]+2^16;2;16));16- [.P$4];1))" office:value-type="string" office:string-value="." calcext:value-type="string">
            <text:p>.</text:p>
          </table:table-cell>
          <table:table-cell table:formula="of:=IF([.Q$4]=&quot;.&quot;;&quot;.&quot;;MID(IF([.$C13]&gt;0;BASE([.$C13];2;16);BASE([.$C13]+2^16;2;16));16- [.Q$4];1))" office:value-type="string" office:string-value="1" calcext:value-type="string">
            <text:p>1</text:p>
          </table:table-cell>
          <table:table-cell table:formula="of:=IF([.R$4]=&quot;.&quot;;&quot;.&quot;;MID(IF([.$C13]&gt;0;BASE([.$C13];2;16);BASE([.$C13]+2^16;2;16));16- [.R$4];1))" office:value-type="string" office:string-value="0" calcext:value-type="string">
            <text:p>0</text:p>
          </table:table-cell>
          <table:table-cell table:formula="of:=IF([.S$4]=&quot;.&quot;;&quot;.&quot;;MID(IF([.$C13]&gt;0;BASE([.$C13];2;16);BASE([.$C13]+2^16;2;16));16- [.S$4];1))" office:value-type="string" office:string-value="0" calcext:value-type="string">
            <text:p>0</text:p>
          </table:table-cell>
          <table:table-cell table:formula="of:=IF([.T$4]=&quot;.&quot;;&quot;.&quot;;MID(IF([.$C13]&gt;0;BASE([.$C13];2;16);BASE([.$C13]+2^16;2;16));16- [.T$4];1))" office:value-type="string" office:string-value="0" calcext:value-type="string">
            <text:p>0</text:p>
          </table:table-cell>
          <table:table-cell table:formula="of:=IF([.U$4]=&quot;.&quot;;&quot;.&quot;;MID(IF([.$C13]&gt;0;BASE([.$C13];2;16);BASE([.$C13]+2^16;2;16));16- [.U$4];1))" office:value-type="string" office:string-value="." calcext:value-type="string">
            <text:p>.</text:p>
          </table:table-cell>
          <table:table-cell table:formula="of:=IF([.V$4]=&quot;.&quot;;&quot;.&quot;;MID(IF([.$C13]&gt;0;BASE([.$C13];2;16);BASE([.$C13]+2^16;2;16));16- [.V$4];1))" office:value-type="string" office:string-value="1" calcext:value-type="string">
            <text:p>1</text:p>
          </table:table-cell>
          <table:table-cell table:formula="of:=IF([.W$4]=&quot;.&quot;;&quot;.&quot;;MID(IF([.$C13]&gt;0;BASE([.$C13];2;16);BASE([.$C13]+2^16;2;16));16- [.W$4];1))" office:value-type="string" office:string-value="1" calcext:value-type="string">
            <text:p>1</text:p>
          </table:table-cell>
          <table:table-cell table:formula="of:=IF([.X$4]=&quot;.&quot;;&quot;.&quot;;MID(IF([.$C13]&gt;0;BASE([.$C13];2;16);BASE([.$C13]+2^16;2;16));16- [.X$4];1))" office:value-type="string" office:string-value="0" calcext:value-type="string">
            <text:p>0</text:p>
          </table:table-cell>
          <table:table-cell table:formula="of:=IF([.Y$4]=&quot;.&quot;;&quot;.&quot;;MID(IF([.$C13]&gt;0;BASE([.$C13];2;16);BASE([.$C13]+2^16;2;16));16- [.Y$4];1))" office:value-type="string" office:string-value="0" calcext:value-type="string">
            <text:p>0</text:p>
          </table:table-cell>
          <table:table-cell table:number-columns-repeated="7"/>
        </table:table-row>
        <table:table-row table:style-name="ro1">
          <table:table-cell table:formula="of:=&quot;X10=&quot;" office:value-type="string" office:string-value="X10=" calcext:value-type="string">
            <text:p>X10=</text:p>
          </table:table-cell>
          <table:table-cell table:formula="of:=&quot;-X4=&quot;" office:value-type="string" office:string-value="-X4=" calcext:value-type="string">
            <text:p>-X4=</text:p>
          </table:table-cell>
          <table:table-cell table:formula="of:=-[.C8]" office:value-type="float" office:value="-36917" calcext:value-type="float">
            <text:p>-36917</text:p>
          </table:table-cell>
          <table:table-cell/>
          <table:table-cell table:formula="of:=&quot;B10=&quot;" office:value-type="string" office:string-value="B10=" calcext:value-type="string">
            <text:p>B10=</text:p>
          </table:table-cell>
          <table:table-cell table:formula="of:=&quot;-B4=&quot;" office:value-type="string" office:string-value="-B4=" calcext:value-type="string">
            <text:p>-B4=</text:p>
          </table:table-cell>
          <table:table-cell table:formula="of:=IF([.G$4]=&quot;.&quot;;&quot;.&quot;;MID(IF([.$C14]&gt;0;BASE([.$C14];2;16);BASE([.$C14]+2^16;2;16));16- [.G$4];1))" office:value-type="string" office:string-value="0" calcext:value-type="string">
            <text:p>0</text:p>
          </table:table-cell>
          <table:table-cell table:formula="of:=IF([.H$4]=&quot;.&quot;;&quot;.&quot;;MID(IF([.$C14]&gt;0;BASE([.$C14];2;16);BASE([.$C14]+2^16;2;16));16- [.H$4];1))" office:value-type="string" office:string-value="1" calcext:value-type="string">
            <text:p>1</text:p>
          </table:table-cell>
          <table:table-cell table:formula="of:=IF([.I$4]=&quot;.&quot;;&quot;.&quot;;MID(IF([.$C14]&gt;0;BASE([.$C14];2;16);BASE([.$C14]+2^16;2;16));16- [.I$4];1))" office:value-type="string" office:string-value="1" calcext:value-type="string">
            <text:p>1</text:p>
          </table:table-cell>
          <table:table-cell table:formula="of:=IF([.J$4]=&quot;.&quot;;&quot;.&quot;;MID(IF([.$C14]&gt;0;BASE([.$C14];2;16);BASE([.$C14]+2^16;2;16));16- [.J$4];1))" office:value-type="string" office:string-value="0" calcext:value-type="string">
            <text:p>0</text:p>
          </table:table-cell>
          <table:table-cell table:formula="of:=IF([.K$4]=&quot;.&quot;;&quot;.&quot;;MID(IF([.$C14]&gt;0;BASE([.$C14];2;16);BASE([.$C14]+2^16;2;16));16- [.K$4];1))" office:value-type="string" office:string-value="." calcext:value-type="string">
            <text:p>.</text:p>
          </table:table-cell>
          <table:table-cell table:formula="of:=IF([.L$4]=&quot;.&quot;;&quot;.&quot;;MID(IF([.$C14]&gt;0;BASE([.$C14];2;16);BASE([.$C14]+2^16;2;16));16- [.L$4];1))" office:value-type="string" office:string-value="1" calcext:value-type="string">
            <text:p>1</text:p>
          </table:table-cell>
          <table:table-cell table:formula="of:=IF([.M$4]=&quot;.&quot;;&quot;.&quot;;MID(IF([.$C14]&gt;0;BASE([.$C14];2;16);BASE([.$C14]+2^16;2;16));16- [.M$4];1))" office:value-type="string" office:string-value="1" calcext:value-type="string">
            <text:p>1</text:p>
          </table:table-cell>
          <table:table-cell table:formula="of:=IF([.N$4]=&quot;.&quot;;&quot;.&quot;;MID(IF([.$C14]&gt;0;BASE([.$C14];2;16);BASE([.$C14]+2^16;2;16));16- [.N$4];1))" office:value-type="string" office:string-value="1" calcext:value-type="string">
            <text:p>1</text:p>
          </table:table-cell>
          <table:table-cell table:formula="of:=IF([.O$4]=&quot;.&quot;;&quot;.&quot;;MID(IF([.$C14]&gt;0;BASE([.$C14];2;16);BASE([.$C14]+2^16;2;16));16- [.O$4];1))" office:value-type="string" office:string-value="1" calcext:value-type="string">
            <text:p>1</text:p>
          </table:table-cell>
          <table:table-cell table:formula="of:=IF([.P$4]=&quot;.&quot;;&quot;.&quot;;MID(IF([.$C14]&gt;0;BASE([.$C14];2;16);BASE([.$C14]+2^16;2;16));16- [.P$4];1))" office:value-type="string" office:string-value="." calcext:value-type="string">
            <text:p>.</text:p>
          </table:table-cell>
          <table:table-cell table:formula="of:=IF([.Q$4]=&quot;.&quot;;&quot;.&quot;;MID(IF([.$C14]&gt;0;BASE([.$C14];2;16);BASE([.$C14]+2^16;2;16));16- [.Q$4];1))" office:value-type="string" office:string-value="1" calcext:value-type="string">
            <text:p>1</text:p>
          </table:table-cell>
          <table:table-cell table:formula="of:=IF([.R$4]=&quot;.&quot;;&quot;.&quot;;MID(IF([.$C14]&gt;0;BASE([.$C14];2;16);BASE([.$C14]+2^16;2;16));16- [.R$4];1))" office:value-type="string" office:string-value="1" calcext:value-type="string">
            <text:p>1</text:p>
          </table:table-cell>
          <table:table-cell table:formula="of:=IF([.S$4]=&quot;.&quot;;&quot;.&quot;;MID(IF([.$C14]&gt;0;BASE([.$C14];2;16);BASE([.$C14]+2^16;2;16));16- [.S$4];1))" office:value-type="string" office:string-value="0" calcext:value-type="string">
            <text:p>0</text:p>
          </table:table-cell>
          <table:table-cell table:formula="of:=IF([.T$4]=&quot;.&quot;;&quot;.&quot;;MID(IF([.$C14]&gt;0;BASE([.$C14];2;16);BASE([.$C14]+2^16;2;16));16- [.T$4];1))" office:value-type="string" office:string-value="0" calcext:value-type="string">
            <text:p>0</text:p>
          </table:table-cell>
          <table:table-cell table:formula="of:=IF([.U$4]=&quot;.&quot;;&quot;.&quot;;MID(IF([.$C14]&gt;0;BASE([.$C14];2;16);BASE([.$C14]+2^16;2;16));16- [.U$4];1))" office:value-type="string" office:string-value="." calcext:value-type="string">
            <text:p>.</text:p>
          </table:table-cell>
          <table:table-cell table:formula="of:=IF([.V$4]=&quot;.&quot;;&quot;.&quot;;MID(IF([.$C14]&gt;0;BASE([.$C14];2;16);BASE([.$C14]+2^16;2;16));16- [.V$4];1))" office:value-type="string" office:string-value="1" calcext:value-type="string">
            <text:p>1</text:p>
          </table:table-cell>
          <table:table-cell table:formula="of:=IF([.W$4]=&quot;.&quot;;&quot;.&quot;;MID(IF([.$C14]&gt;0;BASE([.$C14];2;16);BASE([.$C14]+2^16;2;16));16- [.W$4];1))" office:value-type="string" office:string-value="0" calcext:value-type="string">
            <text:p>0</text:p>
          </table:table-cell>
          <table:table-cell table:formula="of:=IF([.X$4]=&quot;.&quot;;&quot;.&quot;;MID(IF([.$C14]&gt;0;BASE([.$C14];2;16);BASE([.$C14]+2^16;2;16));16- [.X$4];1))" office:value-type="string" office:string-value="1" calcext:value-type="string">
            <text:p>1</text:p>
          </table:table-cell>
          <table:table-cell table:formula="of:=IF([.Y$4]=&quot;.&quot;;&quot;.&quot;;MID(IF([.$C14]&gt;0;BASE([.$C14];2;16);BASE([.$C14]+2^16;2;16));16- [.Y$4];1))" office:value-type="string" office:string-value="1" calcext:value-type="string">
            <text:p>1</text:p>
          </table:table-cell>
          <table:table-cell table:number-columns-repeated="7"/>
        </table:table-row>
        <table:table-row table:style-name="ro1">
          <table:table-cell table:formula="of:=&quot;X11=&quot;" office:value-type="string" office:string-value="X11=" calcext:value-type="string">
            <text:p>X11=</text:p>
          </table:table-cell>
          <table:table-cell table:formula="of:=&quot;-X5=&quot;" office:value-type="string" office:string-value="-X5=" calcext:value-type="string">
            <text:p>-X5=</text:p>
          </table:table-cell>
          <table:table-cell table:formula="of:=-[.C9]" office:value-type="float" office:value="-9742" calcext:value-type="float">
            <text:p>-9742</text:p>
          </table:table-cell>
          <table:table-cell/>
          <table:table-cell table:formula="of:=&quot;B11=&quot;" office:value-type="string" office:string-value="B11=" calcext:value-type="string">
            <text:p>B11=</text:p>
          </table:table-cell>
          <table:table-cell table:formula="of:=&quot;-B5=&quot;" office:value-type="string" office:string-value="-B5=" calcext:value-type="string">
            <text:p>-B5=</text:p>
          </table:table-cell>
          <table:table-cell table:formula="of:=IF([.G$4]=&quot;.&quot;;&quot;.&quot;;MID(IF([.$C15]&gt;0;BASE([.$C15];2;16);BASE([.$C15]+2^16;2;16));16- [.G$4];1))" office:value-type="string" office:string-value="1" calcext:value-type="string">
            <text:p>1</text:p>
          </table:table-cell>
          <table:table-cell table:formula="of:=IF([.H$4]=&quot;.&quot;;&quot;.&quot;;MID(IF([.$C15]&gt;0;BASE([.$C15];2;16);BASE([.$C15]+2^16;2;16));16- [.H$4];1))" office:value-type="string" office:string-value="1" calcext:value-type="string">
            <text:p>1</text:p>
          </table:table-cell>
          <table:table-cell table:formula="of:=IF([.I$4]=&quot;.&quot;;&quot;.&quot;;MID(IF([.$C15]&gt;0;BASE([.$C15];2;16);BASE([.$C15]+2^16;2;16));16- [.I$4];1))" office:value-type="string" office:string-value="0" calcext:value-type="string">
            <text:p>0</text:p>
          </table:table-cell>
          <table:table-cell table:formula="of:=IF([.J$4]=&quot;.&quot;;&quot;.&quot;;MID(IF([.$C15]&gt;0;BASE([.$C15];2;16);BASE([.$C15]+2^16;2;16));16- [.J$4];1))" office:value-type="string" office:string-value="1" calcext:value-type="string">
            <text:p>1</text:p>
          </table:table-cell>
          <table:table-cell table:formula="of:=IF([.K$4]=&quot;.&quot;;&quot;.&quot;;MID(IF([.$C15]&gt;0;BASE([.$C15];2;16);BASE([.$C15]+2^16;2;16));16- [.K$4];1))" office:value-type="string" office:string-value="." calcext:value-type="string">
            <text:p>.</text:p>
          </table:table-cell>
          <table:table-cell table:formula="of:=IF([.L$4]=&quot;.&quot;;&quot;.&quot;;MID(IF([.$C15]&gt;0;BASE([.$C15];2;16);BASE([.$C15]+2^16;2;16));16- [.L$4];1))" office:value-type="string" office:string-value="1" calcext:value-type="string">
            <text:p>1</text:p>
          </table:table-cell>
          <table:table-cell table:formula="of:=IF([.M$4]=&quot;.&quot;;&quot;.&quot;;MID(IF([.$C15]&gt;0;BASE([.$C15];2;16);BASE([.$C15]+2^16;2;16));16- [.M$4];1))" office:value-type="string" office:string-value="0" calcext:value-type="string">
            <text:p>0</text:p>
          </table:table-cell>
          <table:table-cell table:formula="of:=IF([.N$4]=&quot;.&quot;;&quot;.&quot;;MID(IF([.$C15]&gt;0;BASE([.$C15];2;16);BASE([.$C15]+2^16;2;16));16- [.N$4];1))" office:value-type="string" office:string-value="0" calcext:value-type="string">
            <text:p>0</text:p>
          </table:table-cell>
          <table:table-cell table:formula="of:=IF([.O$4]=&quot;.&quot;;&quot;.&quot;;MID(IF([.$C15]&gt;0;BASE([.$C15];2;16);BASE([.$C15]+2^16;2;16));16- [.O$4];1))" office:value-type="string" office:string-value="1" calcext:value-type="string">
            <text:p>1</text:p>
          </table:table-cell>
          <table:table-cell table:formula="of:=IF([.P$4]=&quot;.&quot;;&quot;.&quot;;MID(IF([.$C15]&gt;0;BASE([.$C15];2;16);BASE([.$C15]+2^16;2;16));16- [.P$4];1))" office:value-type="string" office:string-value="." calcext:value-type="string">
            <text:p>.</text:p>
          </table:table-cell>
          <table:table-cell table:formula="of:=IF([.Q$4]=&quot;.&quot;;&quot;.&quot;;MID(IF([.$C15]&gt;0;BASE([.$C15];2;16);BASE([.$C15]+2^16;2;16));16- [.Q$4];1))" office:value-type="string" office:string-value="1" calcext:value-type="string">
            <text:p>1</text:p>
          </table:table-cell>
          <table:table-cell table:formula="of:=IF([.R$4]=&quot;.&quot;;&quot;.&quot;;MID(IF([.$C15]&gt;0;BASE([.$C15];2;16);BASE([.$C15]+2^16;2;16));16- [.R$4];1))" office:value-type="string" office:string-value="1" calcext:value-type="string">
            <text:p>1</text:p>
          </table:table-cell>
          <table:table-cell table:formula="of:=IF([.S$4]=&quot;.&quot;;&quot;.&quot;;MID(IF([.$C15]&gt;0;BASE([.$C15];2;16);BASE([.$C15]+2^16;2;16));16- [.S$4];1))" office:value-type="string" office:string-value="1" calcext:value-type="string">
            <text:p>1</text:p>
          </table:table-cell>
          <table:table-cell table:formula="of:=IF([.T$4]=&quot;.&quot;;&quot;.&quot;;MID(IF([.$C15]&gt;0;BASE([.$C15];2;16);BASE([.$C15]+2^16;2;16));16- [.T$4];1))" office:value-type="string" office:string-value="1" calcext:value-type="string">
            <text:p>1</text:p>
          </table:table-cell>
          <table:table-cell table:formula="of:=IF([.U$4]=&quot;.&quot;;&quot;.&quot;;MID(IF([.$C15]&gt;0;BASE([.$C15];2;16);BASE([.$C15]+2^16;2;16));16- [.U$4];1))" office:value-type="string" office:string-value="." calcext:value-type="string">
            <text:p>.</text:p>
          </table:table-cell>
          <table:table-cell table:formula="of:=IF([.V$4]=&quot;.&quot;;&quot;.&quot;;MID(IF([.$C15]&gt;0;BASE([.$C15];2;16);BASE([.$C15]+2^16;2;16));16- [.V$4];1))" office:value-type="string" office:string-value="0" calcext:value-type="string">
            <text:p>0</text:p>
          </table:table-cell>
          <table:table-cell table:formula="of:=IF([.W$4]=&quot;.&quot;;&quot;.&quot;;MID(IF([.$C15]&gt;0;BASE([.$C15];2;16);BASE([.$C15]+2^16;2;16));16- [.W$4];1))" office:value-type="string" office:string-value="0" calcext:value-type="string">
            <text:p>0</text:p>
          </table:table-cell>
          <table:table-cell table:formula="of:=IF([.X$4]=&quot;.&quot;;&quot;.&quot;;MID(IF([.$C15]&gt;0;BASE([.$C15];2;16);BASE([.$C15]+2^16;2;16));16- [.X$4];1))" office:value-type="string" office:string-value="1" calcext:value-type="string">
            <text:p>1</text:p>
          </table:table-cell>
          <table:table-cell table:formula="of:=IF([.Y$4]=&quot;.&quot;;&quot;.&quot;;MID(IF([.$C15]&gt;0;BASE([.$C15];2;16);BASE([.$C15]+2^16;2;16));16- [.Y$4];1))" office:value-type="string" office:string-value="0" calcext:value-type="string">
            <text:p>0</text:p>
          </table:table-cell>
          <table:table-cell table:number-columns-repeated="7"/>
        </table:table-row>
        <table:table-row table:style-name="ro1">
          <table:table-cell table:formula="of:=&quot;X12=&quot;" office:value-type="string" office:string-value="X12=" calcext:value-type="string">
            <text:p>X12=</text:p>
          </table:table-cell>
          <table:table-cell table:formula="of:=&quot;-X6=&quot;" office:value-type="string" office:string-value="-X6=" calcext:value-type="string">
            <text:p>-X6=</text:p>
          </table:table-cell>
          <table:table-cell table:formula="of:=-[.C10]" office:value-type="float" office:value="-28619" calcext:value-type="float">
            <text:p>-28619</text:p>
          </table:table-cell>
          <table:table-cell/>
          <table:table-cell table:formula="of:=&quot;B12=&quot;" office:value-type="string" office:string-value="B12=" calcext:value-type="string">
            <text:p>B12=</text:p>
          </table:table-cell>
          <table:table-cell table:formula="of:=&quot;-B6=&quot;" office:value-type="string" office:string-value="-B6=" calcext:value-type="string">
            <text:p>-B6=</text:p>
          </table:table-cell>
          <table:table-cell table:formula="of:=IF([.G$4]=&quot;.&quot;;&quot;.&quot;;MID(IF([.$C16]&gt;0;BASE([.$C16];2;16);BASE([.$C16]+2^16;2;16));16- [.G$4];1))" office:value-type="string" office:string-value="1" calcext:value-type="string">
            <text:p>1</text:p>
          </table:table-cell>
          <table:table-cell table:formula="of:=IF([.H$4]=&quot;.&quot;;&quot;.&quot;;MID(IF([.$C16]&gt;0;BASE([.$C16];2;16);BASE([.$C16]+2^16;2;16));16- [.H$4];1))" office:value-type="string" office:string-value="0" calcext:value-type="string">
            <text:p>0</text:p>
          </table:table-cell>
          <table:table-cell table:formula="of:=IF([.I$4]=&quot;.&quot;;&quot;.&quot;;MID(IF([.$C16]&gt;0;BASE([.$C16];2;16);BASE([.$C16]+2^16;2;16));16- [.I$4];1))" office:value-type="string" office:string-value="0" calcext:value-type="string">
            <text:p>0</text:p>
          </table:table-cell>
          <table:table-cell table:formula="of:=IF([.J$4]=&quot;.&quot;;&quot;.&quot;;MID(IF([.$C16]&gt;0;BASE([.$C16];2;16);BASE([.$C16]+2^16;2;16));16- [.J$4];1))" office:value-type="string" office:string-value="1" calcext:value-type="string">
            <text:p>1</text:p>
          </table:table-cell>
          <table:table-cell table:formula="of:=IF([.K$4]=&quot;.&quot;;&quot;.&quot;;MID(IF([.$C16]&gt;0;BASE([.$C16];2;16);BASE([.$C16]+2^16;2;16));16- [.K$4];1))" office:value-type="string" office:string-value="." calcext:value-type="string">
            <text:p>.</text:p>
          </table:table-cell>
          <table:table-cell table:formula="of:=IF([.L$4]=&quot;.&quot;;&quot;.&quot;;MID(IF([.$C16]&gt;0;BASE([.$C16];2;16);BASE([.$C16]+2^16;2;16));16- [.L$4];1))" office:value-type="string" office:string-value="0" calcext:value-type="string">
            <text:p>0</text:p>
          </table:table-cell>
          <table:table-cell table:formula="of:=IF([.M$4]=&quot;.&quot;;&quot;.&quot;;MID(IF([.$C16]&gt;0;BASE([.$C16];2;16);BASE([.$C16]+2^16;2;16));16- [.M$4];1))" office:value-type="string" office:string-value="0" calcext:value-type="string">
            <text:p>0</text:p>
          </table:table-cell>
          <table:table-cell table:formula="of:=IF([.N$4]=&quot;.&quot;;&quot;.&quot;;MID(IF([.$C16]&gt;0;BASE([.$C16];2;16);BASE([.$C16]+2^16;2;16));16- [.N$4];1))" office:value-type="string" office:string-value="0" calcext:value-type="string">
            <text:p>0</text:p>
          </table:table-cell>
          <table:table-cell table:formula="of:=IF([.O$4]=&quot;.&quot;;&quot;.&quot;;MID(IF([.$C16]&gt;0;BASE([.$C16];2;16);BASE([.$C16]+2^16;2;16));16- [.O$4];1))" office:value-type="string" office:string-value="0" calcext:value-type="string">
            <text:p>0</text:p>
          </table:table-cell>
          <table:table-cell table:formula="of:=IF([.P$4]=&quot;.&quot;;&quot;.&quot;;MID(IF([.$C16]&gt;0;BASE([.$C16];2;16);BASE([.$C16]+2^16;2;16));16- [.P$4];1))" office:value-type="string" office:string-value="." calcext:value-type="string">
            <text:p>.</text:p>
          </table:table-cell>
          <table:table-cell table:formula="of:=IF([.Q$4]=&quot;.&quot;;&quot;.&quot;;MID(IF([.$C16]&gt;0;BASE([.$C16];2;16);BASE([.$C16]+2^16;2;16));16- [.Q$4];1))" office:value-type="string" office:string-value="0" calcext:value-type="string">
            <text:p>0</text:p>
          </table:table-cell>
          <table:table-cell table:formula="of:=IF([.R$4]=&quot;.&quot;;&quot;.&quot;;MID(IF([.$C16]&gt;0;BASE([.$C16];2;16);BASE([.$C16]+2^16;2;16));16- [.R$4];1))" office:value-type="string" office:string-value="0" calcext:value-type="string">
            <text:p>0</text:p>
          </table:table-cell>
          <table:table-cell table:formula="of:=IF([.S$4]=&quot;.&quot;;&quot;.&quot;;MID(IF([.$C16]&gt;0;BASE([.$C16];2;16);BASE([.$C16]+2^16;2;16));16- [.S$4];1))" office:value-type="string" office:string-value="1" calcext:value-type="string">
            <text:p>1</text:p>
          </table:table-cell>
          <table:table-cell table:formula="of:=IF([.T$4]=&quot;.&quot;;&quot;.&quot;;MID(IF([.$C16]&gt;0;BASE([.$C16];2;16);BASE([.$C16]+2^16;2;16));16- [.T$4];1))" office:value-type="string" office:string-value="1" calcext:value-type="string">
            <text:p>1</text:p>
          </table:table-cell>
          <table:table-cell table:formula="of:=IF([.U$4]=&quot;.&quot;;&quot;.&quot;;MID(IF([.$C16]&gt;0;BASE([.$C16];2;16);BASE([.$C16]+2^16;2;16));16- [.U$4];1))" office:value-type="string" office:string-value="." calcext:value-type="string">
            <text:p>.</text:p>
          </table:table-cell>
          <table:table-cell table:formula="of:=IF([.V$4]=&quot;.&quot;;&quot;.&quot;;MID(IF([.$C16]&gt;0;BASE([.$C16];2;16);BASE([.$C16]+2^16;2;16));16- [.V$4];1))" office:value-type="string" office:string-value="0" calcext:value-type="string">
            <text:p>0</text:p>
          </table:table-cell>
          <table:table-cell table:formula="of:=IF([.W$4]=&quot;.&quot;;&quot;.&quot;;MID(IF([.$C16]&gt;0;BASE([.$C16];2;16);BASE([.$C16]+2^16;2;16));16- [.W$4];1))" office:value-type="string" office:string-value="1" calcext:value-type="string">
            <text:p>1</text:p>
          </table:table-cell>
          <table:table-cell table:formula="of:=IF([.X$4]=&quot;.&quot;;&quot;.&quot;;MID(IF([.$C16]&gt;0;BASE([.$C16];2;16);BASE([.$C16]+2^16;2;16));16- [.X$4];1))" office:value-type="string" office:string-value="0" calcext:value-type="string">
            <text:p>0</text:p>
          </table:table-cell>
          <table:table-cell table:formula="of:=IF([.Y$4]=&quot;.&quot;;&quot;.&quot;;MID(IF([.$C16]&gt;0;BASE([.$C16];2;16);BASE([.$C16]+2^16;2;16));16- [.Y$4];1))" office:value-type="string" office:string-value="1" calcext:value-type="string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Перенос:</text:p>
          </table:table-cell>
          <table:table-cell/>
          <table:table-cell table:formula="of:=IF([.H20]&lt;&gt;&quot;.&quot;;IF(OR([.H19]+[.H20]+[.H21]=3;[.H19]+[.H20]+[.H21]=2);1;0);[.H19])" office:value-type="float" office:value="0" calcext:value-type="float">
            <text:p>0</text:p>
          </table:table-cell>
          <table:table-cell table:formula="of:=IF([.I20]&lt;&gt;&quot;.&quot;;IF(OR([.I19]+[.I20]+[.I21]=3;[.I19]+[.I20]+[.I21]=2);1;0);[.I19])" office:value-type="float" office:value="1" calcext:value-type="float">
            <text:p>1</text:p>
          </table:table-cell>
          <table:table-cell table:formula="of:=IF([.J20]&lt;&gt;&quot;.&quot;;IF(OR([.J19]+[.J20]+[.J21]=3;[.J19]+[.J20]+[.J21]=2);1;0);[.J19])" office:value-type="float" office:value="1" calcext:value-type="float">
            <text:p>1</text:p>
          </table:table-cell>
          <table:table-cell table:formula="of:=IF([.K20]&lt;&gt;&quot;.&quot;;IF(OR([.K19]+[.K20]+[.K21]=3;[.K19]+[.K20]+[.K21]=2);1;0);[.K19])" office:value-type="float" office:value="1" calcext:value-type="float">
            <text:p>1</text:p>
          </table:table-cell>
          <table:table-cell table:formula="of:=IF([.L20]&lt;&gt;&quot;.&quot;;IF(OR([.L19]+[.L20]+[.L21]=3;[.L19]+[.L20]+[.L21]=2);1;0);[.L19])" office:value-type="float" office:value="1" calcext:value-type="float">
            <text:p>1</text:p>
          </table:table-cell>
          <table:table-cell table:formula="of:=IF([.M20]&lt;&gt;&quot;.&quot;;IF(OR([.M19]+[.M20]+[.M21]=3;[.M19]+[.M20]+[.M21]=2);1;0);[.M19])" office:value-type="float" office:value="1" calcext:value-type="float">
            <text:p>1</text:p>
          </table:table-cell>
          <table:table-cell table:formula="of:=IF([.N20]&lt;&gt;&quot;.&quot;;IF(OR([.N19]+[.N20]+[.N21]=3;[.N19]+[.N20]+[.N21]=2);1;0);[.N19])" office:value-type="float" office:value="0" calcext:value-type="float">
            <text:p>0</text:p>
          </table:table-cell>
          <table:table-cell table:formula="of:=IF([.O20]&lt;&gt;&quot;.&quot;;IF(OR([.O19]+[.O20]+[.O21]=3;[.O19]+[.O20]+[.O21]=2);1;0);[.O19])" office:value-type="float" office:value="0" calcext:value-type="float">
            <text:p>0</text:p>
          </table:table-cell>
          <table:table-cell table:formula="of:=IF([.P20]&lt;&gt;&quot;.&quot;;IF(OR([.P19]+[.P20]+[.P21]=3;[.P19]+[.P20]+[.P21]=2);1;0);[.P19])" office:value-type="float" office:value="1" calcext:value-type="float">
            <text:p>1</text:p>
          </table:table-cell>
          <table:table-cell table:formula="of:=IF([.Q20]&lt;&gt;&quot;.&quot;;IF(OR([.Q19]+[.Q20]+[.Q21]=3;[.Q19]+[.Q20]+[.Q21]=2);1;0);[.Q19])" office:value-type="float" office:value="1" calcext:value-type="float">
            <text:p>1</text:p>
          </table:table-cell>
          <table:table-cell table:formula="of:=IF([.R20]&lt;&gt;&quot;.&quot;;IF(OR([.R19]+[.R20]+[.R21]=3;[.R19]+[.R20]+[.R21]=2);1;0);[.R19])" office:value-type="float" office:value="0" calcext:value-type="float">
            <text:p>0</text:p>
          </table:table-cell>
          <table:table-cell table:formula="of:=IF([.S20]&lt;&gt;&quot;.&quot;;IF(OR([.S19]+[.S20]+[.S21]=3;[.S19]+[.S20]+[.S21]=2);1;0);[.S19])" office:value-type="float" office:value="0" calcext:value-type="float">
            <text:p>0</text:p>
          </table:table-cell>
          <table:table-cell table:formula="of:=IF([.T20]&lt;&gt;&quot;.&quot;;IF(OR([.T19]+[.T20]+[.T21]=3;[.T19]+[.T20]+[.T21]=2);1;0);[.T19])" office:value-type="float" office:value="0" calcext:value-type="float">
            <text:p>0</text:p>
          </table:table-cell>
          <table:table-cell table:formula="of:=IF([.U20]&lt;&gt;&quot;.&quot;;IF(OR([.U19]+[.U20]+[.U21]=3;[.U19]+[.U20]+[.U21]=2);1;0);[.U19])" office:value-type="float" office:value="0" calcext:value-type="float">
            <text:p>0</text:p>
          </table:table-cell>
          <table:table-cell table:formula="of:=IF([.V20]&lt;&gt;&quot;.&quot;;IF(OR([.V19]+[.V20]+[.V21]=3;[.V19]+[.V20]+[.V21]=2);1;0);[.V19])" office:value-type="float" office:value="0" calcext:value-type="float">
            <text:p>0</text:p>
          </table:table-cell>
          <table:table-cell table:formula="of:=IF([.W20]&lt;&gt;&quot;.&quot;;IF(OR([.W19]+[.W20]+[.W21]=3;[.W19]+[.W20]+[.W21]=2);1;0);[.W19])" office:value-type="float" office:value="0" calcext:value-type="float">
            <text:p>0</text:p>
          </table:table-cell>
          <table:table-cell table:formula="of:=IF([.X20]&lt;&gt;&quot;.&quot;;IF(OR([.X19]+[.X20]+[.X21]=3;[.X19]+[.X20]+[.X21]=2);1;0);[.X19])" office:value-type="float" office:value="1" calcext:value-type="float">
            <text:p>1</text:p>
          </table:table-cell>
          <table:table-cell table:formula="of:=IF([.Y20]&lt;&gt;&quot;.&quot;;IF(OR([.Y19]+[.Y20]+[.Y21]=3;[.Y19]+[.Y20]+[.Y21]=2);1;0);[.Y1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1<text:span text:style-name="T1">(2)</text:span></text:p>
          </table:table-cell>
          <table:table-cell/>
          <table:table-cell table:formula="of:=[.G5]" office:value-type="string" office:string-value="0" calcext:value-type="string">
            <text:p>0</text:p>
          </table:table-cell>
          <table:table-cell table:formula="of:=[.H5]" office:value-type="string" office:string-value="0" calcext:value-type="string">
            <text:p>0</text:p>
          </table:table-cell>
          <table:table-cell table:formula="of:=[.I5]" office:value-type="string" office:string-value="0" calcext:value-type="string">
            <text:p>0</text:p>
          </table:table-cell>
          <table:table-cell table:formula="of:=[.J5]" office:value-type="string" office:string-value="1" calcext:value-type="string">
            <text:p>1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string" office:string-value="0" calcext:value-type="string">
            <text:p>0</text:p>
          </table:table-cell>
          <table:table-cell table:formula="of:=[.M5]" office:value-type="string" office:string-value="1" calcext:value-type="string">
            <text:p>1</text:p>
          </table:table-cell>
          <table:table-cell table:formula="of:=[.N5]" office:value-type="string" office:string-value="1" calcext:value-type="string">
            <text:p>1</text:p>
          </table:table-cell>
          <table:table-cell table:formula="of:=[.O5]" office:value-type="string" office:string-value="0" calcext:value-type="string">
            <text:p>0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string" office:string-value="1" calcext:value-type="string">
            <text:p>1</text:p>
          </table:table-cell>
          <table:table-cell table:formula="of:=[.R5]" office:value-type="string" office:string-value="0" calcext:value-type="string">
            <text:p>0</text:p>
          </table:table-cell>
          <table:table-cell table:formula="of:=[.S5]" office:value-type="string" office:string-value="1" calcext:value-type="string">
            <text:p>1</text:p>
          </table:table-cell>
          <table:table-cell table:formula="of:=[.T5]" office:value-type="string" office:string-value="1" calcext:value-type="string">
            <text:p>1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string" office:string-value="0" calcext:value-type="string">
            <text:p>0</text:p>
          </table:table-cell>
          <table:table-cell table:formula="of:=[.W5]" office:value-type="string" office:string-value="0" calcext:value-type="string">
            <text:p>0</text:p>
          </table:table-cell>
          <table:table-cell table:formula="of:=[.X5]" office:value-type="string" office:string-value="1" calcext:value-type="string">
            <text:p>1</text:p>
          </table:table-cell>
          <table:table-cell table:formula="of:=[.Y5]" office:value-type="string" office:string-value="1" calcext:value-type="string">
            <text:p>1</text:p>
          </table:table-cell>
          <table:table-cell table:number-columns-repeated="3"/>
          <table:table-cell office:value-type="string" calcext:value-type="string">
            <text:p>X1<text:span text:style-name="T1">(10)</text:span></text:p>
          </table:table-cell>
          <table:table-cell table:formula="of:=[.C5]" office:value-type="float" office:value="5811" calcext:value-type="float">
            <text:p>58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B2<text:span text:style-name="T1">(2)</text:span></text:p>
          </table:table-cell>
          <table:table-cell table:style-name="ce3"/>
          <table:table-cell table:style-name="ce5" table:formula="of:=[.G6]" office:value-type="string" office:string-value="0" calcext:value-type="string">
            <text:p>0</text:p>
          </table:table-cell>
          <table:table-cell table:style-name="ce5" table:formula="of:=[.H6]" office:value-type="string" office:string-value="0" calcext:value-type="string">
            <text:p>0</text:p>
          </table:table-cell>
          <table:table-cell table:style-name="ce5" table:formula="of:=[.I6]" office:value-type="string" office:string-value="1" calcext:value-type="string">
            <text:p>1</text:p>
          </table:table-cell>
          <table:table-cell table:style-name="ce5" table:formula="of:=[.J6]" office:value-type="string" office:string-value="1" calcext:value-type="string">
            <text:p>1</text:p>
          </table:table-cell>
          <table:table-cell table:style-name="ce5" table:formula="of:=[.K6]" office:value-type="string" office:string-value="." calcext:value-type="string">
            <text:p>.</text:p>
          </table:table-cell>
          <table:table-cell table:style-name="ce5" table:formula="of:=[.L6]" office:value-type="string" office:string-value="1" calcext:value-type="string">
            <text:p>1</text:p>
          </table:table-cell>
          <table:table-cell table:style-name="ce5" table:formula="of:=[.M6]" office:value-type="string" office:string-value="1" calcext:value-type="string">
            <text:p>1</text:p>
          </table:table-cell>
          <table:table-cell table:style-name="ce5" table:formula="of:=[.N6]" office:value-type="string" office:string-value="0" calcext:value-type="string">
            <text:p>0</text:p>
          </table:table-cell>
          <table:table-cell table:style-name="ce5" table:formula="of:=[.O6]" office:value-type="string" office:string-value="0" calcext:value-type="string">
            <text:p>0</text:p>
          </table:table-cell>
          <table:table-cell table:style-name="ce5" table:formula="of:=[.P6]" office:value-type="string" office:string-value="." calcext:value-type="string">
            <text:p>.</text:p>
          </table:table-cell>
          <table:table-cell table:style-name="ce5" table:formula="of:=[.Q6]" office:value-type="string" office:string-value="1" calcext:value-type="string">
            <text:p>1</text:p>
          </table:table-cell>
          <table:table-cell table:style-name="ce5" table:formula="of:=[.R6]" office:value-type="string" office:string-value="1" calcext:value-type="string">
            <text:p>1</text:p>
          </table:table-cell>
          <table:table-cell table:style-name="ce5" table:formula="of:=[.S6]" office:value-type="string" office:string-value="0" calcext:value-type="string">
            <text:p>0</text:p>
          </table:table-cell>
          <table:table-cell table:style-name="ce5" table:formula="of:=[.T6]" office:value-type="string" office:string-value="0" calcext:value-type="string">
            <text:p>0</text:p>
          </table:table-cell>
          <table:table-cell table:style-name="ce5" table:formula="of:=[.U6]" office:value-type="string" office:string-value="." calcext:value-type="string">
            <text:p>.</text:p>
          </table:table-cell>
          <table:table-cell table:style-name="ce5" table:formula="of:=[.V6]" office:value-type="string" office:string-value="0" calcext:value-type="string">
            <text:p>0</text:p>
          </table:table-cell>
          <table:table-cell table:style-name="ce5" table:formula="of:=[.W6]" office:value-type="string" office:string-value="0" calcext:value-type="string">
            <text:p>0</text:p>
          </table:table-cell>
          <table:table-cell table:style-name="ce5" table:formula="of:=[.X6]" office:value-type="string" office:string-value="0" calcext:value-type="string">
            <text:p>0</text:p>
          </table:table-cell>
          <table:table-cell table:style-name="ce5" table:formula="of:=[.Y6]" office:value-type="string" office:string-value="1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X2<text:span text:style-name="T1">(10)</text:span></text:p>
          </table:table-cell>
          <table:table-cell table:style-name="ce3" table:formula="of:=[.C6]" office:value-type="float" office:value="15553" calcext:value-type="float">
            <text:p>15553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G20]&lt;&gt;&quot;.&quot;;MOD([.G19]+[.G20]+[.G21];2);&quot;.&quot;)" office:value-type="float" office:value="0" calcext:value-type="float">
            <text:p>0</text:p>
          </table:table-cell>
          <table:table-cell table:formula="of:=IF([.H20]&lt;&gt;&quot;.&quot;;MOD([.H19]+[.H20]+[.H21];2);&quot;.&quot;)" office:value-type="float" office:value="1" calcext:value-type="float">
            <text:p>1</text:p>
          </table:table-cell>
          <table:table-cell table:formula="of:=IF([.I20]&lt;&gt;&quot;.&quot;;MOD([.I19]+[.I20]+[.I21];2);&quot;.&quot;)" office:value-type="float" office:value="0" calcext:value-type="float">
            <text:p>0</text:p>
          </table:table-cell>
          <table:table-cell table:formula="of:=IF([.J20]&lt;&gt;&quot;.&quot;;MOD([.J19]+[.J20]+[.J21];2);&quot;.&quot;)" office:value-type="float" office:value="1" calcext:value-type="float">
            <text:p>1</text:p>
          </table:table-cell>
          <table:table-cell table:formula="of:=IF([.K20]&lt;&gt;&quot;.&quot;;MOD([.K19]+[.K20]+[.K21];2);&quot;.&quot;)" office:value-type="string" office:string-value="." calcext:value-type="string">
            <text:p>.</text:p>
          </table:table-cell>
          <table:table-cell table:formula="of:=IF([.L20]&lt;&gt;&quot;.&quot;;MOD([.L19]+[.L20]+[.L21];2);&quot;.&quot;)" office:value-type="float" office:value="0" calcext:value-type="float">
            <text:p>0</text:p>
          </table:table-cell>
          <table:table-cell table:formula="of:=IF([.M20]&lt;&gt;&quot;.&quot;;MOD([.M19]+[.M20]+[.M21];2);&quot;.&quot;)" office:value-type="float" office:value="0" calcext:value-type="float">
            <text:p>0</text:p>
          </table:table-cell>
          <table:table-cell table:formula="of:=IF([.N20]&lt;&gt;&quot;.&quot;;MOD([.N19]+[.N20]+[.N21];2);&quot;.&quot;)" office:value-type="float" office:value="1" calcext:value-type="float">
            <text:p>1</text:p>
          </table:table-cell>
          <table:table-cell table:formula="of:=IF([.O20]&lt;&gt;&quot;.&quot;;MOD([.O19]+[.O20]+[.O21];2);&quot;.&quot;)" office:value-type="float" office:value="1" calcext:value-type="float">
            <text:p>1</text:p>
          </table:table-cell>
          <table:table-cell table:formula="of:=IF([.P20]&lt;&gt;&quot;.&quot;;MOD([.P19]+[.P20]+[.P21];2);&quot;.&quot;)" office:value-type="string" office:string-value="." calcext:value-type="string">
            <text:p>.</text:p>
          </table:table-cell>
          <table:table-cell table:formula="of:=IF([.Q20]&lt;&gt;&quot;.&quot;;MOD([.Q19]+[.Q20]+[.Q21];2);&quot;.&quot;)" office:value-type="float" office:value="0" calcext:value-type="float">
            <text:p>0</text:p>
          </table:table-cell>
          <table:table-cell table:formula="of:=IF([.R20]&lt;&gt;&quot;.&quot;;MOD([.R19]+[.R20]+[.R21];2);&quot;.&quot;)" office:value-type="float" office:value="1" calcext:value-type="float">
            <text:p>1</text:p>
          </table:table-cell>
          <table:table-cell table:formula="of:=IF([.S20]&lt;&gt;&quot;.&quot;;MOD([.S19]+[.S20]+[.S21];2);&quot;.&quot;)" office:value-type="float" office:value="1" calcext:value-type="float">
            <text:p>1</text:p>
          </table:table-cell>
          <table:table-cell table:formula="of:=IF([.T20]&lt;&gt;&quot;.&quot;;MOD([.T19]+[.T20]+[.T21];2);&quot;.&quot;)" office:value-type="float" office:value="1" calcext:value-type="float">
            <text:p>1</text:p>
          </table:table-cell>
          <table:table-cell table:formula="of:=IF([.U20]&lt;&gt;&quot;.&quot;;MOD([.U19]+[.U20]+[.U21];2);&quot;.&quot;)" office:value-type="string" office:string-value="." calcext:value-type="string">
            <text:p>.</text:p>
          </table:table-cell>
          <table:table-cell table:formula="of:=IF([.V20]&lt;&gt;&quot;.&quot;;MOD([.V19]+[.V20]+[.V21];2);&quot;.&quot;)" office:value-type="float" office:value="0" calcext:value-type="float">
            <text:p>0</text:p>
          </table:table-cell>
          <table:table-cell table:formula="of:=IF([.W20]&lt;&gt;&quot;.&quot;;MOD([.W19]+[.W20]+[.W21];2);&quot;.&quot;)" office:value-type="float" office:value="1" calcext:value-type="float">
            <text:p>1</text:p>
          </table:table-cell>
          <table:table-cell table:formula="of:=IF([.X20]&lt;&gt;&quot;.&quot;;MOD([.X19]+[.X20]+[.X21];2);&quot;.&quot;)" office:value-type="float" office:value="0" calcext:value-type="float">
            <text:p>0</text:p>
          </table:table-cell>
          <table:table-cell table:formula="of:=IF([.Y20]&lt;&gt;&quot;.&quot;;MOD([.Y19]+[.Y20]+[.Y21];2);&quot;.&quot;)" office:value-type="float" office:value="0" calcext:value-type="float">
            <text:p>0</text:p>
          </table:table-cell>
          <table:table-cell office:value-type="string" calcext:value-type="string">
            <text:p><text:span text:style-name="T1">(2) </text:span><text:span text:style-name="T2">                =</text:span></text:p>
          </table:table-cell>
          <table:table-cell table:style-name="ce10" table:formula="of:=IF([.G22]=0;DECIMAL([.G22]&amp;[.H22]&amp;[.I22]&amp;[.J22]&amp;[.L22]&amp;[.M22]&amp;[.N22]&amp;[.O22]&amp;[.Q22]&amp;[.R22]&amp;[.S22]&amp;[.T22]&amp;[.V22]&amp;[.W22]&amp;[.X22]&amp;[.Y22];2);DECIMAL([.G22]&amp;[.H22]&amp;[.I22]&amp;[.J22]&amp;[.L22]&amp;[.M22]&amp;[.N22]&amp;[.O22]&amp;[.Q22]&amp;[.R22]&amp;[.S22]&amp;[.T22]&amp;[.V22]&amp;[.W22]&amp;[.X22]&amp;[.Y22];2) - 2^16)" office:value-type="float" office:value="21364" calcext:value-type="float">
            <text:p>21364</text:p>
          </table:table-cell>
          <table:table-cell office:value-type="string" calcext:value-type="string">
            <text:p><text:span text:style-name="T1">(10)</text:span></text:p>
          </table:table-cell>
          <table:table-cell/>
          <table:table-cell table:formula="of:=[.AD21]+[.AD20]" office:value-type="float" office:value="21364" calcext:value-type="float">
            <text:p>21364</text:p>
          </table:table-cell>
          <table:table-cell office:value-type="string" calcext:value-type="string">
            <text:p><text:span text:style-name="T1">(10)</text:span></text:p>
          </table:table-cell>
          <table:table-cell table:style-name="ce10" table:formula="of:=IF([.S24]=0;IF([.H24]=0;[.$AF$2];[.$AF$4]);IF([.G22]=0;IF([.H24]=0;[.$AF$5];[.$AF$7]);IF([.H24]=0;[.$AF$3];[.$AF$6])))" office:value-type="string" office:string-value="Результат корректный" calcext:value-type="string">
            <text:p>Результат корректный</text:p>
          </table:table-cell>
        </table:table-row>
        <table:table-row table:style-name="ro1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6"/>
          <table:table-cell table:style-name="ce6" table:formula="of:=&quot;CF=&quot;" office:value-type="string" office:string-value="CF=" calcext:value-type="string">
            <text:p>CF=</text:p>
          </table:table-cell>
          <table:table-cell table:style-name="ce7" table:formula="of:=IF([.G19]+[.G20]+[.G21]&gt;1;1;0)" office:value-type="float" office:value="0" calcext:value-type="float">
            <text:p>0</text:p>
          </table:table-cell>
          <table:table-cell table:style-name="ce8"/>
          <table:table-cell table:style-name="ce8" table:formula="of:=&quot;PF=&quot;" office:value-type="string" office:string-value="PF=" calcext:value-type="string">
            <text:p>PF=</text:p>
          </table:table-cell>
          <table:table-cell table:style-name="ce7" table:formula="of:=MOD([.Q22]+[.R22]+[.S22]+[.T22]+[.V22]+[.W22]+[.X22]+[.Y22] + 1;2)" office:value-type="float" office:value="1" calcext:value-type="float">
            <text:p>1</text:p>
          </table:table-cell>
          <table:table-cell table:style-name="ce8" table:formula="of:=&quot;AF=&quot;" office:value-type="string" office:string-value="AF=" calcext:value-type="string">
            <text:p>AF=</text:p>
          </table:table-cell>
          <table:table-cell table:style-name="ce7" table:formula="of:=[.U19]" office:value-type="float" office:value="0" calcext:value-type="float">
            <text:p>0</text:p>
          </table:table-cell>
          <table:table-cell table:style-name="ce8" table:formula="of:=&quot;ZF=&quot;" office:value-type="string" office:string-value="ZF=" calcext:value-type="string">
            <text:p>ZF=</text:p>
          </table:table-cell>
          <table:table-cell table:style-name="ce7" table:formula="of:=IF([.AA22]=0;1;0)" office:value-type="float" office:value="0" calcext:value-type="float">
            <text:p>0</text:p>
          </table:table-cell>
          <table:table-cell table:style-name="ce8" table:formula="of:=&quot;SF=&quot;" office:value-type="string" office:string-value="SF=" calcext:value-type="string">
            <text:p>SF=</text:p>
          </table:table-cell>
          <table:table-cell table:style-name="ce7" table:formula="of:=[.G22]" office:value-type="float" office:value="0" calcext:value-type="float">
            <text:p>0</text:p>
          </table:table-cell>
          <table:table-cell table:style-name="ce8" table:formula="of:=&quot;OF=&quot;" office:value-type="string" office:string-value="OF=" calcext:value-type="string">
            <text:p>OF=</text:p>
          </table:table-cell>
          <table:table-cell table:style-name="ce9" table:formula="of:=IF(AND([.G21]=[.G20];[.G22]*1&lt;&gt;[.G21]*1);1;0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Перенос:</text:p>
          </table:table-cell>
          <table:table-cell/>
          <table:table-cell table:formula="of:=IF([.H28]&lt;&gt;&quot;.&quot;;IF(OR([.H27]+[.H28]+[.H29]=3;[.H27]+[.H28]+[.H29]=2);1;0);[.H27])" office:value-type="float" office:value="1" calcext:value-type="float">
            <text:p>1</text:p>
          </table:table-cell>
          <table:table-cell table:formula="of:=IF([.I28]&lt;&gt;&quot;.&quot;;IF(OR([.I27]+[.I28]+[.I29]=3;[.I27]+[.I28]+[.I29]=2);1;0);[.I27])" office:value-type="float" office:value="1" calcext:value-type="float">
            <text:p>1</text:p>
          </table:table-cell>
          <table:table-cell table:formula="of:=IF([.J28]&lt;&gt;&quot;.&quot;;IF(OR([.J27]+[.J28]+[.J29]=3;[.J27]+[.J28]+[.J29]=2);1;0);[.J27])" office:value-type="float" office:value="1" calcext:value-type="float">
            <text:p>1</text:p>
          </table:table-cell>
          <table:table-cell table:formula="of:=IF([.K28]&lt;&gt;&quot;.&quot;;IF(OR([.K27]+[.K28]+[.K29]=3;[.K27]+[.K28]+[.K29]=2);1;0);[.K27])" office:value-type="float" office:value="1" calcext:value-type="float">
            <text:p>1</text:p>
          </table:table-cell>
          <table:table-cell table:formula="of:=IF([.L28]&lt;&gt;&quot;.&quot;;IF(OR([.L27]+[.L28]+[.L29]=3;[.L27]+[.L28]+[.L29]=2);1;0);[.L27])" office:value-type="float" office:value="1" calcext:value-type="float">
            <text:p>1</text:p>
          </table:table-cell>
          <table:table-cell table:formula="of:=IF([.M28]&lt;&gt;&quot;.&quot;;IF(OR([.M27]+[.M28]+[.M29]=3;[.M27]+[.M28]+[.M29]=2);1;0);[.M27])" office:value-type="float" office:value="1" calcext:value-type="float">
            <text:p>1</text:p>
          </table:table-cell>
          <table:table-cell table:formula="of:=IF([.N28]&lt;&gt;&quot;.&quot;;IF(OR([.N27]+[.N28]+[.N29]=3;[.N27]+[.N28]+[.N29]=2);1;0);[.N27])" office:value-type="float" office:value="1" calcext:value-type="float">
            <text:p>1</text:p>
          </table:table-cell>
          <table:table-cell table:formula="of:=IF([.O28]&lt;&gt;&quot;.&quot;;IF(OR([.O27]+[.O28]+[.O29]=3;[.O27]+[.O28]+[.O29]=2);1;0);[.O27])" office:value-type="float" office:value="1" calcext:value-type="float">
            <text:p>1</text:p>
          </table:table-cell>
          <table:table-cell table:formula="of:=IF([.P28]&lt;&gt;&quot;.&quot;;IF(OR([.P27]+[.P28]+[.P29]=3;[.P27]+[.P28]+[.P29]=2);1;0);[.P27])" office:value-type="float" office:value="1" calcext:value-type="float">
            <text:p>1</text:p>
          </table:table-cell>
          <table:table-cell table:formula="of:=IF([.Q28]&lt;&gt;&quot;.&quot;;IF(OR([.Q27]+[.Q28]+[.Q29]=3;[.Q27]+[.Q28]+[.Q29]=2);1;0);[.Q27])" office:value-type="float" office:value="1" calcext:value-type="float">
            <text:p>1</text:p>
          </table:table-cell>
          <table:table-cell table:formula="of:=IF([.R28]&lt;&gt;&quot;.&quot;;IF(OR([.R27]+[.R28]+[.R29]=3;[.R27]+[.R28]+[.R29]=2);1;0);[.R27])" office:value-type="float" office:value="1" calcext:value-type="float">
            <text:p>1</text:p>
          </table:table-cell>
          <table:table-cell table:formula="of:=IF([.S28]&lt;&gt;&quot;.&quot;;IF(OR([.S27]+[.S28]+[.S29]=3;[.S27]+[.S28]+[.S29]=2);1;0);[.S27])" office:value-type="float" office:value="0" calcext:value-type="float">
            <text:p>0</text:p>
          </table:table-cell>
          <table:table-cell table:formula="of:=IF([.T28]&lt;&gt;&quot;.&quot;;IF(OR([.T27]+[.T28]+[.T29]=3;[.T27]+[.T28]+[.T29]=2);1;0);[.T27])" office:value-type="float" office:value="0" calcext:value-type="float">
            <text:p>0</text:p>
          </table:table-cell>
          <table:table-cell table:formula="of:=IF([.U28]&lt;&gt;&quot;.&quot;;IF(OR([.U27]+[.U28]+[.U29]=3;[.U27]+[.U28]+[.U29]=2);1;0);[.U27])" office:value-type="float" office:value="0" calcext:value-type="float">
            <text:p>0</text:p>
          </table:table-cell>
          <table:table-cell table:formula="of:=IF([.V28]&lt;&gt;&quot;.&quot;;IF(OR([.V27]+[.V28]+[.V29]=3;[.V27]+[.V28]+[.V29]=2);1;0);[.V27])" office:value-type="float" office:value="0" calcext:value-type="float">
            <text:p>0</text:p>
          </table:table-cell>
          <table:table-cell table:formula="of:=IF([.W28]&lt;&gt;&quot;.&quot;;IF(OR([.W27]+[.W28]+[.W29]=3;[.W27]+[.W28]+[.W29]=2);1;0);[.W27])" office:value-type="float" office:value="0" calcext:value-type="float">
            <text:p>0</text:p>
          </table:table-cell>
          <table:table-cell table:formula="of:=IF([.X28]&lt;&gt;&quot;.&quot;;IF(OR([.X27]+[.X28]+[.X29]=3;[.X27]+[.X28]+[.X29]=2);1;0);[.X27])" office:value-type="float" office:value="0" calcext:value-type="float">
            <text:p>0</text:p>
          </table:table-cell>
          <table:table-cell table:formula="of:=IF([.Y28]&lt;&gt;&quot;.&quot;;IF(OR([.Y27]+[.Y28]+[.Y29]=3;[.Y27]+[.Y28]+[.Y29]=2);1;0);[.Y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2<text:span text:style-name="T1">(2)</text:span></text:p>
          </table:table-cell>
          <table:table-cell/>
          <table:table-cell table:formula="of:=[.G6]" office:value-type="string" office:string-value="0" calcext:value-type="string">
            <text:p>0</text:p>
          </table:table-cell>
          <table:table-cell table:formula="of:=[.H6]" office:value-type="string" office:string-value="0" calcext:value-type="string">
            <text:p>0</text:p>
          </table:table-cell>
          <table:table-cell table:formula="of:=[.I6]" office:value-type="string" office:string-value="1" calcext:value-type="string">
            <text:p>1</text:p>
          </table:table-cell>
          <table:table-cell table:formula="of:=[.J6]" office:value-type="string" office:string-value="1" calcext:value-type="string">
            <text:p>1</text:p>
          </table:table-cell>
          <table:table-cell table:formula="of:=[.K6]" office:value-type="string" office:string-value="." calcext:value-type="string">
            <text:p>.</text:p>
          </table:table-cell>
          <table:table-cell table:formula="of:=[.L6]" office:value-type="string" office:string-value="1" calcext:value-type="string">
            <text:p>1</text:p>
          </table:table-cell>
          <table:table-cell table:formula="of:=[.M6]" office:value-type="string" office:string-value="1" calcext:value-type="string">
            <text:p>1</text:p>
          </table:table-cell>
          <table:table-cell table:formula="of:=[.N6]" office:value-type="string" office:string-value="0" calcext:value-type="string">
            <text:p>0</text:p>
          </table:table-cell>
          <table:table-cell table:formula="of:=[.O6]" office:value-type="string" office:string-value="0" calcext:value-type="string">
            <text:p>0</text:p>
          </table:table-cell>
          <table:table-cell table:formula="of:=[.P6]" office:value-type="string" office:string-value="." calcext:value-type="string">
            <text:p>.</text:p>
          </table:table-cell>
          <table:table-cell table:formula="of:=[.Q6]" office:value-type="string" office:string-value="1" calcext:value-type="string">
            <text:p>1</text:p>
          </table:table-cell>
          <table:table-cell table:formula="of:=[.R6]" office:value-type="string" office:string-value="1" calcext:value-type="string">
            <text:p>1</text:p>
          </table:table-cell>
          <table:table-cell table:formula="of:=[.S6]" office:value-type="string" office:string-value="0" calcext:value-type="string">
            <text:p>0</text:p>
          </table:table-cell>
          <table:table-cell table:formula="of:=[.T6]" office:value-type="string" office:string-value="0" calcext:value-type="string">
            <text:p>0</text:p>
          </table:table-cell>
          <table:table-cell table:formula="of:=[.U6]" office:value-type="string" office:string-value="." calcext:value-type="string">
            <text:p>.</text:p>
          </table:table-cell>
          <table:table-cell table:formula="of:=[.V6]" office:value-type="string" office:string-value="0" calcext:value-type="string">
            <text:p>0</text:p>
          </table:table-cell>
          <table:table-cell table:formula="of:=[.W6]" office:value-type="string" office:string-value="0" calcext:value-type="string">
            <text:p>0</text:p>
          </table:table-cell>
          <table:table-cell table:formula="of:=[.X6]" office:value-type="string" office:string-value="0" calcext:value-type="string">
            <text:p>0</text:p>
          </table:table-cell>
          <table:table-cell table:formula="of:=[.Y6]" office:value-type="string" office:string-value="1" calcext:value-type="string">
            <text:p>1</text:p>
          </table:table-cell>
          <table:table-cell table:number-columns-repeated="3"/>
          <table:table-cell office:value-type="string" calcext:value-type="string">
            <text:p>X2<text:span text:style-name="T1">(10)</text:span></text:p>
          </table:table-cell>
          <table:table-cell table:formula="of:=[.C6]" office:value-type="float" office:value="15553" calcext:value-type="float">
            <text:p>1555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B3<text:span text:style-name="T1">(2)</text:span></text:p>
          </table:table-cell>
          <table:table-cell table:style-name="ce3"/>
          <table:table-cell table:style-name="ce5" table:formula="of:=[.G7]" office:value-type="string" office:string-value="0" calcext:value-type="string">
            <text:p>0</text:p>
          </table:table-cell>
          <table:table-cell table:style-name="ce5" table:formula="of:=[.H7]" office:value-type="string" office:string-value="1" calcext:value-type="string">
            <text:p>1</text:p>
          </table:table-cell>
          <table:table-cell table:style-name="ce5" table:formula="of:=[.I7]" office:value-type="string" office:string-value="0" calcext:value-type="string">
            <text:p>0</text:p>
          </table:table-cell>
          <table:table-cell table:style-name="ce5" table:formula="of:=[.J7]" office:value-type="string" office:string-value="1" calcext:value-type="string">
            <text:p>1</text:p>
          </table:table-cell>
          <table:table-cell table:style-name="ce5" table:formula="of:=[.K7]" office:value-type="string" office:string-value="." calcext:value-type="string">
            <text:p>.</text:p>
          </table:table-cell>
          <table:table-cell table:style-name="ce5" table:formula="of:=[.L7]" office:value-type="string" office:string-value="0" calcext:value-type="string">
            <text:p>0</text:p>
          </table:table-cell>
          <table:table-cell table:style-name="ce5" table:formula="of:=[.M7]" office:value-type="string" office:string-value="0" calcext:value-type="string">
            <text:p>0</text:p>
          </table:table-cell>
          <table:table-cell table:style-name="ce5" table:formula="of:=[.N7]" office:value-type="string" office:string-value="1" calcext:value-type="string">
            <text:p>1</text:p>
          </table:table-cell>
          <table:table-cell table:style-name="ce5" table:formula="of:=[.O7]" office:value-type="string" office:string-value="1" calcext:value-type="string">
            <text:p>1</text:p>
          </table:table-cell>
          <table:table-cell table:style-name="ce5" table:formula="of:=[.P7]" office:value-type="string" office:string-value="." calcext:value-type="string">
            <text:p>.</text:p>
          </table:table-cell>
          <table:table-cell table:style-name="ce5" table:formula="of:=[.Q7]" office:value-type="string" office:string-value="0" calcext:value-type="string">
            <text:p>0</text:p>
          </table:table-cell>
          <table:table-cell table:style-name="ce5" table:formula="of:=[.R7]" office:value-type="string" office:string-value="1" calcext:value-type="string">
            <text:p>1</text:p>
          </table:table-cell>
          <table:table-cell table:style-name="ce5" table:formula="of:=[.S7]" office:value-type="string" office:string-value="1" calcext:value-type="string">
            <text:p>1</text:p>
          </table:table-cell>
          <table:table-cell table:style-name="ce5" table:formula="of:=[.T7]" office:value-type="string" office:string-value="1" calcext:value-type="string">
            <text:p>1</text:p>
          </table:table-cell>
          <table:table-cell table:style-name="ce5" table:formula="of:=[.U7]" office:value-type="string" office:string-value="." calcext:value-type="string">
            <text:p>.</text:p>
          </table:table-cell>
          <table:table-cell table:style-name="ce5" table:formula="of:=[.V7]" office:value-type="string" office:string-value="0" calcext:value-type="string">
            <text:p>0</text:p>
          </table:table-cell>
          <table:table-cell table:style-name="ce5" table:formula="of:=[.W7]" office:value-type="string" office:string-value="1" calcext:value-type="string">
            <text:p>1</text:p>
          </table:table-cell>
          <table:table-cell table:style-name="ce5" table:formula="of:=[.X7]" office:value-type="string" office:string-value="0" calcext:value-type="string">
            <text:p>0</text:p>
          </table:table-cell>
          <table:table-cell table:style-name="ce5" table:formula="of:=[.Y7]" office:value-type="string" office:string-value="0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X3<text:span text:style-name="T1">(10)</text:span></text:p>
          </table:table-cell>
          <table:table-cell table:style-name="ce3" table:formula="of:=[.C7]" office:value-type="float" office:value="21364" calcext:value-type="float">
            <text:p>21364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G28]&lt;&gt;&quot;.&quot;;MOD([.G27]+[.G28]+[.G29];2);&quot;.&quot;)" office:value-type="float" office:value="1" calcext:value-type="float">
            <text:p>1</text:p>
          </table:table-cell>
          <table:table-cell table:formula="of:=IF([.H28]&lt;&gt;&quot;.&quot;;MOD([.H27]+[.H28]+[.H29];2);&quot;.&quot;)" office:value-type="float" office:value="0" calcext:value-type="float">
            <text:p>0</text:p>
          </table:table-cell>
          <table:table-cell table:formula="of:=IF([.I28]&lt;&gt;&quot;.&quot;;MOD([.I27]+[.I28]+[.I29];2);&quot;.&quot;)" office:value-type="float" office:value="0" calcext:value-type="float">
            <text:p>0</text:p>
          </table:table-cell>
          <table:table-cell table:formula="of:=IF([.J28]&lt;&gt;&quot;.&quot;;MOD([.J27]+[.J28]+[.J29];2);&quot;.&quot;)" office:value-type="float" office:value="1" calcext:value-type="float">
            <text:p>1</text:p>
          </table:table-cell>
          <table:table-cell table:formula="of:=IF([.K28]&lt;&gt;&quot;.&quot;;MOD([.K27]+[.K28]+[.K29];2);&quot;.&quot;)" office:value-type="string" office:string-value="." calcext:value-type="string">
            <text:p>.</text:p>
          </table:table-cell>
          <table:table-cell table:formula="of:=IF([.L28]&lt;&gt;&quot;.&quot;;MOD([.L27]+[.L28]+[.L29];2);&quot;.&quot;)" office:value-type="float" office:value="0" calcext:value-type="float">
            <text:p>0</text:p>
          </table:table-cell>
          <table:table-cell table:formula="of:=IF([.M28]&lt;&gt;&quot;.&quot;;MOD([.M27]+[.M28]+[.M29];2);&quot;.&quot;)" office:value-type="float" office:value="0" calcext:value-type="float">
            <text:p>0</text:p>
          </table:table-cell>
          <table:table-cell table:formula="of:=IF([.N28]&lt;&gt;&quot;.&quot;;MOD([.N27]+[.N28]+[.N29];2);&quot;.&quot;)" office:value-type="float" office:value="0" calcext:value-type="float">
            <text:p>0</text:p>
          </table:table-cell>
          <table:table-cell table:formula="of:=IF([.O28]&lt;&gt;&quot;.&quot;;MOD([.O27]+[.O28]+[.O29];2);&quot;.&quot;)" office:value-type="float" office:value="0" calcext:value-type="float">
            <text:p>0</text:p>
          </table:table-cell>
          <table:table-cell table:formula="of:=IF([.P28]&lt;&gt;&quot;.&quot;;MOD([.P27]+[.P28]+[.P29];2);&quot;.&quot;)" office:value-type="string" office:string-value="." calcext:value-type="string">
            <text:p>.</text:p>
          </table:table-cell>
          <table:table-cell table:formula="of:=IF([.Q28]&lt;&gt;&quot;.&quot;;MOD([.Q27]+[.Q28]+[.Q29];2);&quot;.&quot;)" office:value-type="float" office:value="0" calcext:value-type="float">
            <text:p>0</text:p>
          </table:table-cell>
          <table:table-cell table:formula="of:=IF([.R28]&lt;&gt;&quot;.&quot;;MOD([.R27]+[.R28]+[.R29];2);&quot;.&quot;)" office:value-type="float" office:value="0" calcext:value-type="float">
            <text:p>0</text:p>
          </table:table-cell>
          <table:table-cell table:formula="of:=IF([.S28]&lt;&gt;&quot;.&quot;;MOD([.S27]+[.S28]+[.S29];2);&quot;.&quot;)" office:value-type="float" office:value="1" calcext:value-type="float">
            <text:p>1</text:p>
          </table:table-cell>
          <table:table-cell table:formula="of:=IF([.T28]&lt;&gt;&quot;.&quot;;MOD([.T27]+[.T28]+[.T29];2);&quot;.&quot;)" office:value-type="float" office:value="1" calcext:value-type="float">
            <text:p>1</text:p>
          </table:table-cell>
          <table:table-cell table:formula="of:=IF([.U28]&lt;&gt;&quot;.&quot;;MOD([.U27]+[.U28]+[.U29];2);&quot;.&quot;)" office:value-type="string" office:string-value="." calcext:value-type="string">
            <text:p>.</text:p>
          </table:table-cell>
          <table:table-cell table:formula="of:=IF([.V28]&lt;&gt;&quot;.&quot;;MOD([.V27]+[.V28]+[.V29];2);&quot;.&quot;)" office:value-type="float" office:value="0" calcext:value-type="float">
            <text:p>0</text:p>
          </table:table-cell>
          <table:table-cell table:formula="of:=IF([.W28]&lt;&gt;&quot;.&quot;;MOD([.W27]+[.W28]+[.W29];2);&quot;.&quot;)" office:value-type="float" office:value="1" calcext:value-type="float">
            <text:p>1</text:p>
          </table:table-cell>
          <table:table-cell table:formula="of:=IF([.X28]&lt;&gt;&quot;.&quot;;MOD([.X27]+[.X28]+[.X29];2);&quot;.&quot;)" office:value-type="float" office:value="0" calcext:value-type="float">
            <text:p>0</text:p>
          </table:table-cell>
          <table:table-cell table:formula="of:=IF([.Y28]&lt;&gt;&quot;.&quot;;MOD([.Y27]+[.Y28]+[.Y29];2);&quot;.&quot;)" office:value-type="float" office:value="1" calcext:value-type="float">
            <text:p>1</text:p>
          </table:table-cell>
          <table:table-cell office:value-type="string" calcext:value-type="string">
            <text:p><text:span text:style-name="T1">(2) </text:span><text:span text:style-name="T2">                =</text:span></text:p>
          </table:table-cell>
          <table:table-cell table:style-name="ce10" table:formula="of:=IF([.G30]=0;DECIMAL([.G30]&amp;[.H30]&amp;[.I30]&amp;[.J30]&amp;[.L30]&amp;[.M30]&amp;[.N30]&amp;[.O30]&amp;[.Q30]&amp;[.R30]&amp;[.S30]&amp;[.T30]&amp;[.V30]&amp;[.W30]&amp;[.X30]&amp;[.Y30];2);DECIMAL([.G30]&amp;[.H30]&amp;[.I30]&amp;[.J30]&amp;[.L30]&amp;[.M30]&amp;[.N30]&amp;[.O30]&amp;[.Q30]&amp;[.R30]&amp;[.S30]&amp;[.T30]&amp;[.V30]&amp;[.W30]&amp;[.X30]&amp;[.Y30];2) - 2^16)" office:value-type="float" office:value="-28619" calcext:value-type="float">
            <text:p>-28619</text:p>
          </table:table-cell>
          <table:table-cell office:value-type="string" calcext:value-type="string">
            <text:p><text:span text:style-name="T1">(10)</text:span></text:p>
          </table:table-cell>
          <table:table-cell/>
          <table:table-cell table:formula="of:=[.AD29]+[.AD28]" office:value-type="float" office:value="36917" calcext:value-type="float">
            <text:p>36917</text:p>
          </table:table-cell>
          <table:table-cell office:value-type="string" calcext:value-type="string">
            <text:p><text:span text:style-name="T1">(10)</text:span></text:p>
          </table:table-cell>
          <table:table-cell table:style-name="ce10" table:formula="of:=IF([.S32]=0;IF([.H32]=0;[.$AF$2];[.$AF$4]);IF([.G30]=0;IF([.H32]=0;[.$AF$5];[.$AF$7]);IF([.H32]=0;[.$AF$3];[.$AF$6])))" office:value-type="string" office:string-value="Переполнение - при сложении положительных чисел получен отрицательный результат" calcext:value-type="string">
            <text:p>Переполнение - при сложении положительных чисел получен отрицательный результат</text:p>
          </table:table-cell>
        </table:table-row>
        <table:table-row table:style-name="ro1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6"/>
          <table:table-cell table:style-name="ce6" table:formula="of:=&quot;CF=&quot;" office:value-type="string" office:string-value="CF=" calcext:value-type="string">
            <text:p>CF=</text:p>
          </table:table-cell>
          <table:table-cell table:style-name="ce7" table:formula="of:=IF([.G27]+[.G28]+[.G29]&gt;1;1;0)" office:value-type="float" office:value="0" calcext:value-type="float">
            <text:p>0</text:p>
          </table:table-cell>
          <table:table-cell table:style-name="ce8"/>
          <table:table-cell table:style-name="ce8" table:formula="of:=&quot;PF=&quot;" office:value-type="string" office:string-value="PF=" calcext:value-type="string">
            <text:p>PF=</text:p>
          </table:table-cell>
          <table:table-cell table:style-name="ce7" table:formula="of:=MOD([.Q30]+[.R30]+[.S30]+[.T30]+[.V30]+[.W30]+[.X30]+[.Y30] + 1;2)" office:value-type="float" office:value="1" calcext:value-type="float">
            <text:p>1</text:p>
          </table:table-cell>
          <table:table-cell table:style-name="ce8" table:formula="of:=&quot;AF=&quot;" office:value-type="string" office:string-value="AF=" calcext:value-type="string">
            <text:p>AF=</text:p>
          </table:table-cell>
          <table:table-cell table:style-name="ce7" table:formula="of:=[.U27]" office:value-type="float" office:value="0" calcext:value-type="float">
            <text:p>0</text:p>
          </table:table-cell>
          <table:table-cell table:style-name="ce8" table:formula="of:=&quot;ZF=&quot;" office:value-type="string" office:string-value="ZF=" calcext:value-type="string">
            <text:p>ZF=</text:p>
          </table:table-cell>
          <table:table-cell table:style-name="ce7" table:formula="of:=IF([.AA30]=0;1;0)" office:value-type="float" office:value="0" calcext:value-type="float">
            <text:p>0</text:p>
          </table:table-cell>
          <table:table-cell table:style-name="ce8" table:formula="of:=&quot;SF=&quot;" office:value-type="string" office:string-value="SF=" calcext:value-type="string">
            <text:p>SF=</text:p>
          </table:table-cell>
          <table:table-cell table:style-name="ce7" table:formula="of:=[.G30]" office:value-type="float" office:value="1" calcext:value-type="float">
            <text:p>1</text:p>
          </table:table-cell>
          <table:table-cell table:style-name="ce8" table:formula="of:=&quot;OF=&quot;" office:value-type="string" office:string-value="OF=" calcext:value-type="string">
            <text:p>OF=</text:p>
          </table:table-cell>
          <table:table-cell table:style-name="ce9" table:formula="of:=IF(AND([.G29]=[.G28];[.G30]*1&lt;&gt;[.G29]*1);1;0)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Перенос:</text:p>
          </table:table-cell>
          <table:table-cell/>
          <table:table-cell table:formula="of:=IF([.H36]&lt;&gt;&quot;.&quot;;IF(OR([.H35]+[.H36]+[.H37]=3;[.H35]+[.H36]+[.H37]=2);1;0);[.H35])" office:value-type="float" office:value="1" calcext:value-type="float">
            <text:p>1</text:p>
          </table:table-cell>
          <table:table-cell table:formula="of:=IF([.I36]&lt;&gt;&quot;.&quot;;IF(OR([.I35]+[.I36]+[.I37]=3;[.I35]+[.I36]+[.I37]=2);1;0);[.I35])" office:value-type="float" office:value="1" calcext:value-type="float">
            <text:p>1</text:p>
          </table:table-cell>
          <table:table-cell table:formula="of:=IF([.J36]&lt;&gt;&quot;.&quot;;IF(OR([.J35]+[.J36]+[.J37]=3;[.J35]+[.J36]+[.J37]=2);1;0);[.J35])" office:value-type="float" office:value="1" calcext:value-type="float">
            <text:p>1</text:p>
          </table:table-cell>
          <table:table-cell table:formula="of:=IF([.K36]&lt;&gt;&quot;.&quot;;IF(OR([.K35]+[.K36]+[.K37]=3;[.K35]+[.K36]+[.K37]=2);1;0);[.K35])" office:value-type="float" office:value="1" calcext:value-type="float">
            <text:p>1</text:p>
          </table:table-cell>
          <table:table-cell table:formula="of:=IF([.L36]&lt;&gt;&quot;.&quot;;IF(OR([.L35]+[.L36]+[.L37]=3;[.L35]+[.L36]+[.L37]=2);1;0);[.L35])" office:value-type="float" office:value="1" calcext:value-type="float">
            <text:p>1</text:p>
          </table:table-cell>
          <table:table-cell table:formula="of:=IF([.M36]&lt;&gt;&quot;.&quot;;IF(OR([.M35]+[.M36]+[.M37]=3;[.M35]+[.M36]+[.M37]=2);1;0);[.M35])" office:value-type="float" office:value="0" calcext:value-type="float">
            <text:p>0</text:p>
          </table:table-cell>
          <table:table-cell table:formula="of:=IF([.N36]&lt;&gt;&quot;.&quot;;IF(OR([.N35]+[.N36]+[.N37]=3;[.N35]+[.N36]+[.N37]=2);1;0);[.N35])" office:value-type="float" office:value="0" calcext:value-type="float">
            <text:p>0</text:p>
          </table:table-cell>
          <table:table-cell table:formula="of:=IF([.O36]&lt;&gt;&quot;.&quot;;IF(OR([.O35]+[.O36]+[.O37]=3;[.O35]+[.O36]+[.O37]=2);1;0);[.O35])" office:value-type="float" office:value="1" calcext:value-type="float">
            <text:p>1</text:p>
          </table:table-cell>
          <table:table-cell table:formula="of:=IF([.P36]&lt;&gt;&quot;.&quot;;IF(OR([.P35]+[.P36]+[.P37]=3;[.P35]+[.P36]+[.P37]=2);1;0);[.P35])" office:value-type="float" office:value="1" calcext:value-type="float">
            <text:p>1</text:p>
          </table:table-cell>
          <table:table-cell table:formula="of:=IF([.Q36]&lt;&gt;&quot;.&quot;;IF(OR([.Q35]+[.Q36]+[.Q37]=3;[.Q35]+[.Q36]+[.Q37]=2);1;0);[.Q35])" office:value-type="float" office:value="1" calcext:value-type="float">
            <text:p>1</text:p>
          </table:table-cell>
          <table:table-cell table:formula="of:=IF([.R36]&lt;&gt;&quot;.&quot;;IF(OR([.R35]+[.R36]+[.R37]=3;[.R35]+[.R36]+[.R37]=2);1;0);[.R35])" office:value-type="float" office:value="1" calcext:value-type="float">
            <text:p>1</text:p>
          </table:table-cell>
          <table:table-cell table:formula="of:=IF([.S36]&lt;&gt;&quot;.&quot;;IF(OR([.S35]+[.S36]+[.S37]=3;[.S35]+[.S36]+[.S37]=2);1;0);[.S35])" office:value-type="float" office:value="0" calcext:value-type="float">
            <text:p>0</text:p>
          </table:table-cell>
          <table:table-cell table:formula="of:=IF([.T36]&lt;&gt;&quot;.&quot;;IF(OR([.T35]+[.T36]+[.T37]=3;[.T35]+[.T36]+[.T37]=2);1;0);[.T35])" office:value-type="float" office:value="0" calcext:value-type="float">
            <text:p>0</text:p>
          </table:table-cell>
          <table:table-cell table:formula="of:=IF([.U36]&lt;&gt;&quot;.&quot;;IF(OR([.U35]+[.U36]+[.U37]=3;[.U35]+[.U36]+[.U37]=2);1;0);[.U35])" office:value-type="float" office:value="0" calcext:value-type="float">
            <text:p>0</text:p>
          </table:table-cell>
          <table:table-cell table:formula="of:=IF([.V36]&lt;&gt;&quot;.&quot;;IF(OR([.V35]+[.V36]+[.V37]=3;[.V35]+[.V36]+[.V37]=2);1;0);[.V35])" office:value-type="float" office:value="0" calcext:value-type="float">
            <text:p>0</text:p>
          </table:table-cell>
          <table:table-cell table:formula="of:=IF([.W36]&lt;&gt;&quot;.&quot;;IF(OR([.W35]+[.W36]+[.W37]=3;[.W35]+[.W36]+[.W37]=2);1;0);[.W35])" office:value-type="float" office:value="0" calcext:value-type="float">
            <text:p>0</text:p>
          </table:table-cell>
          <table:table-cell table:formula="of:=IF([.X36]&lt;&gt;&quot;.&quot;;IF(OR([.X35]+[.X36]+[.X37]=3;[.X35]+[.X36]+[.X37]=2);1;0);[.X35])" office:value-type="float" office:value="0" calcext:value-type="float">
            <text:p>0</text:p>
          </table:table-cell>
          <table:table-cell table:formula="of:=IF([.Y36]&lt;&gt;&quot;.&quot;;IF(OR([.Y35]+[.Y36]+[.Y37]=3;[.Y35]+[.Y36]+[.Y37]=2);1;0);[.Y3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2<text:span text:style-name="T1">(2)</text:span></text:p>
          </table:table-cell>
          <table:table-cell/>
          <table:table-cell table:formula="of:=[.G6]" office:value-type="string" office:string-value="0" calcext:value-type="string">
            <text:p>0</text:p>
          </table:table-cell>
          <table:table-cell table:formula="of:=[.H6]" office:value-type="string" office:string-value="0" calcext:value-type="string">
            <text:p>0</text:p>
          </table:table-cell>
          <table:table-cell table:formula="of:=[.I6]" office:value-type="string" office:string-value="1" calcext:value-type="string">
            <text:p>1</text:p>
          </table:table-cell>
          <table:table-cell table:formula="of:=[.J6]" office:value-type="string" office:string-value="1" calcext:value-type="string">
            <text:p>1</text:p>
          </table:table-cell>
          <table:table-cell table:formula="of:=[.K6]" office:value-type="string" office:string-value="." calcext:value-type="string">
            <text:p>.</text:p>
          </table:table-cell>
          <table:table-cell table:formula="of:=[.L6]" office:value-type="string" office:string-value="1" calcext:value-type="string">
            <text:p>1</text:p>
          </table:table-cell>
          <table:table-cell table:formula="of:=[.M6]" office:value-type="string" office:string-value="1" calcext:value-type="string">
            <text:p>1</text:p>
          </table:table-cell>
          <table:table-cell table:formula="of:=[.N6]" office:value-type="string" office:string-value="0" calcext:value-type="string">
            <text:p>0</text:p>
          </table:table-cell>
          <table:table-cell table:formula="of:=[.O6]" office:value-type="string" office:string-value="0" calcext:value-type="string">
            <text:p>0</text:p>
          </table:table-cell>
          <table:table-cell table:formula="of:=[.P6]" office:value-type="string" office:string-value="." calcext:value-type="string">
            <text:p>.</text:p>
          </table:table-cell>
          <table:table-cell table:formula="of:=[.Q6]" office:value-type="string" office:string-value="1" calcext:value-type="string">
            <text:p>1</text:p>
          </table:table-cell>
          <table:table-cell table:formula="of:=[.R6]" office:value-type="string" office:string-value="1" calcext:value-type="string">
            <text:p>1</text:p>
          </table:table-cell>
          <table:table-cell table:formula="of:=[.S6]" office:value-type="string" office:string-value="0" calcext:value-type="string">
            <text:p>0</text:p>
          </table:table-cell>
          <table:table-cell table:formula="of:=[.T6]" office:value-type="string" office:string-value="0" calcext:value-type="string">
            <text:p>0</text:p>
          </table:table-cell>
          <table:table-cell table:formula="of:=[.U6]" office:value-type="string" office:string-value="." calcext:value-type="string">
            <text:p>.</text:p>
          </table:table-cell>
          <table:table-cell table:formula="of:=[.V6]" office:value-type="string" office:string-value="0" calcext:value-type="string">
            <text:p>0</text:p>
          </table:table-cell>
          <table:table-cell table:formula="of:=[.W6]" office:value-type="string" office:string-value="0" calcext:value-type="string">
            <text:p>0</text:p>
          </table:table-cell>
          <table:table-cell table:formula="of:=[.X6]" office:value-type="string" office:string-value="0" calcext:value-type="string">
            <text:p>0</text:p>
          </table:table-cell>
          <table:table-cell table:formula="of:=[.Y6]" office:value-type="string" office:string-value="1" calcext:value-type="string">
            <text:p>1</text:p>
          </table:table-cell>
          <table:table-cell table:number-columns-repeated="3"/>
          <table:table-cell office:value-type="string" calcext:value-type="string">
            <text:p>X2<text:span text:style-name="T1">(10)</text:span></text:p>
          </table:table-cell>
          <table:table-cell table:formula="of:=[.C6]" office:value-type="float" office:value="15553" calcext:value-type="float">
            <text:p>1555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B7<text:span text:style-name="T1">(2)</text:span></text:p>
          </table:table-cell>
          <table:table-cell table:style-name="ce3"/>
          <table:table-cell table:style-name="ce5" table:formula="of:=[.G11]" office:value-type="string" office:string-value="1" calcext:value-type="string">
            <text:p>1</text:p>
          </table:table-cell>
          <table:table-cell table:style-name="ce5" table:formula="of:=[.H11]" office:value-type="string" office:string-value="1" calcext:value-type="string">
            <text:p>1</text:p>
          </table:table-cell>
          <table:table-cell table:style-name="ce5" table:formula="of:=[.I11]" office:value-type="string" office:string-value="1" calcext:value-type="string">
            <text:p>1</text:p>
          </table:table-cell>
          <table:table-cell table:style-name="ce5" table:formula="of:=[.J11]" office:value-type="string" office:string-value="0" calcext:value-type="string">
            <text:p>0</text:p>
          </table:table-cell>
          <table:table-cell table:style-name="ce5" table:formula="of:=[.K11]" office:value-type="string" office:string-value="." calcext:value-type="string">
            <text:p>.</text:p>
          </table:table-cell>
          <table:table-cell table:style-name="ce5" table:formula="of:=[.L11]" office:value-type="string" office:string-value="1" calcext:value-type="string">
            <text:p>1</text:p>
          </table:table-cell>
          <table:table-cell table:style-name="ce5" table:formula="of:=[.M11]" office:value-type="string" office:string-value="0" calcext:value-type="string">
            <text:p>0</text:p>
          </table:table-cell>
          <table:table-cell table:style-name="ce5" table:formula="of:=[.N11]" office:value-type="string" office:string-value="0" calcext:value-type="string">
            <text:p>0</text:p>
          </table:table-cell>
          <table:table-cell table:style-name="ce5" table:formula="of:=[.O11]" office:value-type="string" office:string-value="1" calcext:value-type="string">
            <text:p>1</text:p>
          </table:table-cell>
          <table:table-cell table:style-name="ce5" table:formula="of:=[.P11]" office:value-type="string" office:string-value="." calcext:value-type="string">
            <text:p>.</text:p>
          </table:table-cell>
          <table:table-cell table:style-name="ce5" table:formula="of:=[.Q11]" office:value-type="string" office:string-value="0" calcext:value-type="string">
            <text:p>0</text:p>
          </table:table-cell>
          <table:table-cell table:style-name="ce5" table:formula="of:=[.R11]" office:value-type="string" office:string-value="1" calcext:value-type="string">
            <text:p>1</text:p>
          </table:table-cell>
          <table:table-cell table:style-name="ce5" table:formula="of:=[.S11]" office:value-type="string" office:string-value="0" calcext:value-type="string">
            <text:p>0</text:p>
          </table:table-cell>
          <table:table-cell table:style-name="ce5" table:formula="of:=[.T11]" office:value-type="string" office:string-value="0" calcext:value-type="string">
            <text:p>0</text:p>
          </table:table-cell>
          <table:table-cell table:style-name="ce5" table:formula="of:=[.U11]" office:value-type="string" office:string-value="." calcext:value-type="string">
            <text:p>.</text:p>
          </table:table-cell>
          <table:table-cell table:style-name="ce5" table:formula="of:=[.V11]" office:value-type="string" office:string-value="1" calcext:value-type="string">
            <text:p>1</text:p>
          </table:table-cell>
          <table:table-cell table:style-name="ce5" table:formula="of:=[.W11]" office:value-type="string" office:string-value="1" calcext:value-type="string">
            <text:p>1</text:p>
          </table:table-cell>
          <table:table-cell table:style-name="ce5" table:formula="of:=[.X11]" office:value-type="string" office:string-value="0" calcext:value-type="string">
            <text:p>0</text:p>
          </table:table-cell>
          <table:table-cell table:style-name="ce5" table:formula="of:=[.Y11]" office:value-type="string" office:string-value="1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X7<text:span text:style-name="T1">(10)</text:span></text:p>
          </table:table-cell>
          <table:table-cell table:style-name="ce3" table:formula="of:=[.C11]" office:value-type="float" office:value="-5811" calcext:value-type="float">
            <text:p>-5811</text:p>
          </table:table-cell>
          <table:table-cell table:number-columns-repeated="2"/>
        </table:table-row>
        <table:table-row table:style-name="ro6">
          <table:table-cell table:number-columns-repeated="6"/>
          <table:table-cell table:formula="of:=IF([.G36]&lt;&gt;&quot;.&quot;;MOD([.G35]+[.G36]+[.G37];2);&quot;.&quot;)" office:value-type="float" office:value="0" calcext:value-type="float">
            <text:p>0</text:p>
          </table:table-cell>
          <table:table-cell table:formula="of:=IF([.H36]&lt;&gt;&quot;.&quot;;MOD([.H35]+[.H36]+[.H37];2);&quot;.&quot;)" office:value-type="float" office:value="0" calcext:value-type="float">
            <text:p>0</text:p>
          </table:table-cell>
          <table:table-cell table:formula="of:=IF([.I36]&lt;&gt;&quot;.&quot;;MOD([.I35]+[.I36]+[.I37];2);&quot;.&quot;)" office:value-type="float" office:value="1" calcext:value-type="float">
            <text:p>1</text:p>
          </table:table-cell>
          <table:table-cell table:formula="of:=IF([.J36]&lt;&gt;&quot;.&quot;;MOD([.J35]+[.J36]+[.J37];2);&quot;.&quot;)" office:value-type="float" office:value="0" calcext:value-type="float">
            <text:p>0</text:p>
          </table:table-cell>
          <table:table-cell table:formula="of:=IF([.K36]&lt;&gt;&quot;.&quot;;MOD([.K35]+[.K36]+[.K37];2);&quot;.&quot;)" office:value-type="string" office:string-value="." calcext:value-type="string">
            <text:p>.</text:p>
          </table:table-cell>
          <table:table-cell table:formula="of:=IF([.L36]&lt;&gt;&quot;.&quot;;MOD([.L35]+[.L36]+[.L37];2);&quot;.&quot;)" office:value-type="float" office:value="0" calcext:value-type="float">
            <text:p>0</text:p>
          </table:table-cell>
          <table:table-cell table:formula="of:=IF([.M36]&lt;&gt;&quot;.&quot;;MOD([.M35]+[.M36]+[.M37];2);&quot;.&quot;)" office:value-type="float" office:value="1" calcext:value-type="float">
            <text:p>1</text:p>
          </table:table-cell>
          <table:table-cell table:formula="of:=IF([.N36]&lt;&gt;&quot;.&quot;;MOD([.N35]+[.N36]+[.N37];2);&quot;.&quot;)" office:value-type="float" office:value="1" calcext:value-type="float">
            <text:p>1</text:p>
          </table:table-cell>
          <table:table-cell table:formula="of:=IF([.O36]&lt;&gt;&quot;.&quot;;MOD([.O35]+[.O36]+[.O37];2);&quot;.&quot;)" office:value-type="float" office:value="0" calcext:value-type="float">
            <text:p>0</text:p>
          </table:table-cell>
          <table:table-cell table:formula="of:=IF([.P36]&lt;&gt;&quot;.&quot;;MOD([.P35]+[.P36]+[.P37];2);&quot;.&quot;)" office:value-type="string" office:string-value="." calcext:value-type="string">
            <text:p>.</text:p>
          </table:table-cell>
          <table:table-cell table:formula="of:=IF([.Q36]&lt;&gt;&quot;.&quot;;MOD([.Q35]+[.Q36]+[.Q37];2);&quot;.&quot;)" office:value-type="float" office:value="0" calcext:value-type="float">
            <text:p>0</text:p>
          </table:table-cell>
          <table:table-cell table:formula="of:=IF([.R36]&lt;&gt;&quot;.&quot;;MOD([.R35]+[.R36]+[.R37];2);&quot;.&quot;)" office:value-type="float" office:value="0" calcext:value-type="float">
            <text:p>0</text:p>
          </table:table-cell>
          <table:table-cell table:formula="of:=IF([.S36]&lt;&gt;&quot;.&quot;;MOD([.S35]+[.S36]+[.S37];2);&quot;.&quot;)" office:value-type="float" office:value="0" calcext:value-type="float">
            <text:p>0</text:p>
          </table:table-cell>
          <table:table-cell table:formula="of:=IF([.T36]&lt;&gt;&quot;.&quot;;MOD([.T35]+[.T36]+[.T37];2);&quot;.&quot;)" office:value-type="float" office:value="0" calcext:value-type="float">
            <text:p>0</text:p>
          </table:table-cell>
          <table:table-cell table:formula="of:=IF([.U36]&lt;&gt;&quot;.&quot;;MOD([.U35]+[.U36]+[.U37];2);&quot;.&quot;)" office:value-type="string" office:string-value="." calcext:value-type="string">
            <text:p>.</text:p>
          </table:table-cell>
          <table:table-cell table:formula="of:=IF([.V36]&lt;&gt;&quot;.&quot;;MOD([.V35]+[.V36]+[.V37];2);&quot;.&quot;)" office:value-type="float" office:value="1" calcext:value-type="float">
            <text:p>1</text:p>
          </table:table-cell>
          <table:table-cell table:formula="of:=IF([.W36]&lt;&gt;&quot;.&quot;;MOD([.W35]+[.W36]+[.W37];2);&quot;.&quot;)" office:value-type="float" office:value="1" calcext:value-type="float">
            <text:p>1</text:p>
          </table:table-cell>
          <table:table-cell table:formula="of:=IF([.X36]&lt;&gt;&quot;.&quot;;MOD([.X35]+[.X36]+[.X37];2);&quot;.&quot;)" office:value-type="float" office:value="1" calcext:value-type="float">
            <text:p>1</text:p>
          </table:table-cell>
          <table:table-cell table:formula="of:=IF([.Y36]&lt;&gt;&quot;.&quot;;MOD([.Y35]+[.Y36]+[.Y37];2);&quot;.&quot;)" office:value-type="float" office:value="0" calcext:value-type="float">
            <text:p>0</text:p>
          </table:table-cell>
          <table:table-cell office:value-type="string" calcext:value-type="string">
            <text:p><text:span text:style-name="T1">(2) </text:span><text:span text:style-name="T2">                =</text:span></text:p>
          </table:table-cell>
          <table:table-cell table:style-name="ce10" table:formula="of:=IF([.G38]=0;DECIMAL([.G38]&amp;[.H38]&amp;[.I38]&amp;[.J38]&amp;[.L38]&amp;[.M38]&amp;[.N38]&amp;[.O38]&amp;[.Q38]&amp;[.R38]&amp;[.S38]&amp;[.T38]&amp;[.V38]&amp;[.W38]&amp;[.X38]&amp;[.Y38];2);DECIMAL([.G38]&amp;[.H38]&amp;[.I38]&amp;[.J38]&amp;[.L38]&amp;[.M38]&amp;[.N38]&amp;[.O38]&amp;[.Q38]&amp;[.R38]&amp;[.S38]&amp;[.T38]&amp;[.V38]&amp;[.W38]&amp;[.X38]&amp;[.Y38];2) - 2^16)" office:value-type="float" office:value="9742" calcext:value-type="float">
            <text:p>9742</text:p>
          </table:table-cell>
          <table:table-cell office:value-type="string" calcext:value-type="string">
            <text:p><text:span text:style-name="T1">(10)</text:span></text:p>
          </table:table-cell>
          <table:table-cell/>
          <table:table-cell table:formula="of:=[.AD37]+[.AD36]" office:value-type="float" office:value="9742" calcext:value-type="float">
            <text:p>9742</text:p>
          </table:table-cell>
          <table:table-cell office:value-type="string" calcext:value-type="string">
            <text:p><text:span text:style-name="T1">(10)</text:span></text:p>
          </table:table-cell>
          <table:table-cell table:style-name="ce10" table:formula="of:=IF([.S40]=0;IF([.H40]=0;[.$AF$2];[.$AF$4]);IF([.G38]=0;IF([.H40]=0;[.$AF$5];[.$AF$7]);IF([.H40]=0;[.$AF$3];[.$AF$6])))" office:value-type="string" office:string-value="Результат корректный, но был перенос" calcext:value-type="string">
            <text:p>Результат корректный, но был перенос</text:p>
          </table:table-cell>
        </table:table-row>
        <table:table-row table:style-name="ro1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6"/>
          <table:table-cell table:style-name="ce6" table:formula="of:=&quot;CF=&quot;" office:value-type="string" office:string-value="CF=" calcext:value-type="string">
            <text:p>CF=</text:p>
          </table:table-cell>
          <table:table-cell table:style-name="ce7" table:formula="of:=IF([.G35]+[.G36]+[.G37]&gt;1;1;0)" office:value-type="float" office:value="1" calcext:value-type="float">
            <text:p>1</text:p>
          </table:table-cell>
          <table:table-cell table:style-name="ce8"/>
          <table:table-cell table:style-name="ce8" table:formula="of:=&quot;PF=&quot;" office:value-type="string" office:string-value="PF=" calcext:value-type="string">
            <text:p>PF=</text:p>
          </table:table-cell>
          <table:table-cell table:style-name="ce7" table:formula="of:=MOD([.Q38]+[.R38]+[.S38]+[.T38]+[.V38]+[.W38]+[.X38]+[.Y38] + 1;2)" office:value-type="float" office:value="0" calcext:value-type="float">
            <text:p>0</text:p>
          </table:table-cell>
          <table:table-cell table:style-name="ce8" table:formula="of:=&quot;AF=&quot;" office:value-type="string" office:string-value="AF=" calcext:value-type="string">
            <text:p>AF=</text:p>
          </table:table-cell>
          <table:table-cell table:style-name="ce7" table:formula="of:=[.U35]" office:value-type="float" office:value="0" calcext:value-type="float">
            <text:p>0</text:p>
          </table:table-cell>
          <table:table-cell table:style-name="ce8" table:formula="of:=&quot;ZF=&quot;" office:value-type="string" office:string-value="ZF=" calcext:value-type="string">
            <text:p>ZF=</text:p>
          </table:table-cell>
          <table:table-cell table:style-name="ce7" table:formula="of:=IF([.AA38]=0;1;0)" office:value-type="float" office:value="0" calcext:value-type="float">
            <text:p>0</text:p>
          </table:table-cell>
          <table:table-cell table:style-name="ce8" table:formula="of:=&quot;SF=&quot;" office:value-type="string" office:string-value="SF=" calcext:value-type="string">
            <text:p>SF=</text:p>
          </table:table-cell>
          <table:table-cell table:style-name="ce7" table:formula="of:=[.G38]" office:value-type="float" office:value="0" calcext:value-type="float">
            <text:p>0</text:p>
          </table:table-cell>
          <table:table-cell table:style-name="ce8" table:formula="of:=&quot;OF=&quot;" office:value-type="string" office:string-value="OF=" calcext:value-type="string">
            <text:p>OF=</text:p>
          </table:table-cell>
          <table:table-cell table:style-name="ce9" table:formula="of:=IF(AND([.G37]=[.G36];[.G38]*1&lt;&gt;[.G37]*1);1;0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Перенос:</text:p>
          </table:table-cell>
          <table:table-cell/>
          <table:table-cell table:formula="of:=IF([.H44]&lt;&gt;&quot;.&quot;;IF(OR([.H43]+[.H44]+[.H45]=3;[.H43]+[.H44]+[.H45]=2);1;0);[.H43])" office:value-type="float" office:value="1" calcext:value-type="float">
            <text:p>1</text:p>
          </table:table-cell>
          <table:table-cell table:formula="of:=IF([.I44]&lt;&gt;&quot;.&quot;;IF(OR([.I43]+[.I44]+[.I45]=3;[.I43]+[.I44]+[.I45]=2);1;0);[.I43])" office:value-type="float" office:value="0" calcext:value-type="float">
            <text:p>0</text:p>
          </table:table-cell>
          <table:table-cell table:formula="of:=IF([.J44]&lt;&gt;&quot;.&quot;;IF(OR([.J43]+[.J44]+[.J45]=3;[.J43]+[.J44]+[.J45]=2);1;0);[.J43])" office:value-type="float" office:value="0" calcext:value-type="float">
            <text:p>0</text:p>
          </table:table-cell>
          <table:table-cell table:formula="of:=IF([.K44]&lt;&gt;&quot;.&quot;;IF(OR([.K43]+[.K44]+[.K45]=3;[.K43]+[.K44]+[.K45]=2);1;0);[.K43])" office:value-type="float" office:value="0" calcext:value-type="float">
            <text:p>0</text:p>
          </table:table-cell>
          <table:table-cell table:formula="of:=IF([.L44]&lt;&gt;&quot;.&quot;;IF(OR([.L43]+[.L44]+[.L45]=3;[.L43]+[.L44]+[.L45]=2);1;0);[.L43])" office:value-type="float" office:value="0" calcext:value-type="float">
            <text:p>0</text:p>
          </table:table-cell>
          <table:table-cell table:formula="of:=IF([.M44]&lt;&gt;&quot;.&quot;;IF(OR([.M43]+[.M44]+[.M45]=3;[.M43]+[.M44]+[.M45]=2);1;0);[.M43])" office:value-type="float" office:value="0" calcext:value-type="float">
            <text:p>0</text:p>
          </table:table-cell>
          <table:table-cell table:formula="of:=IF([.N44]&lt;&gt;&quot;.&quot;;IF(OR([.N43]+[.N44]+[.N45]=3;[.N43]+[.N44]+[.N45]=2);1;0);[.N43])" office:value-type="float" office:value="1" calcext:value-type="float">
            <text:p>1</text:p>
          </table:table-cell>
          <table:table-cell table:formula="of:=IF([.O44]&lt;&gt;&quot;.&quot;;IF(OR([.O43]+[.O44]+[.O45]=3;[.O43]+[.O44]+[.O45]=2);1;0);[.O43])" office:value-type="float" office:value="1" calcext:value-type="float">
            <text:p>1</text:p>
          </table:table-cell>
          <table:table-cell table:formula="of:=IF([.P44]&lt;&gt;&quot;.&quot;;IF(OR([.P43]+[.P44]+[.P45]=3;[.P43]+[.P44]+[.P45]=2);1;0);[.P43])" office:value-type="float" office:value="0" calcext:value-type="float">
            <text:p>0</text:p>
          </table:table-cell>
          <table:table-cell table:formula="of:=IF([.Q44]&lt;&gt;&quot;.&quot;;IF(OR([.Q43]+[.Q44]+[.Q45]=3;[.Q43]+[.Q44]+[.Q45]=2);1;0);[.Q43])" office:value-type="float" office:value="0" calcext:value-type="float">
            <text:p>0</text:p>
          </table:table-cell>
          <table:table-cell table:formula="of:=IF([.R44]&lt;&gt;&quot;.&quot;;IF(OR([.R43]+[.R44]+[.R45]=3;[.R43]+[.R44]+[.R45]=2);1;0);[.R43])" office:value-type="float" office:value="1" calcext:value-type="float">
            <text:p>1</text:p>
          </table:table-cell>
          <table:table-cell table:formula="of:=IF([.S44]&lt;&gt;&quot;.&quot;;IF(OR([.S43]+[.S44]+[.S45]=3;[.S43]+[.S44]+[.S45]=2);1;0);[.S43])" office:value-type="float" office:value="1" calcext:value-type="float">
            <text:p>1</text:p>
          </table:table-cell>
          <table:table-cell table:formula="of:=IF([.T44]&lt;&gt;&quot;.&quot;;IF(OR([.T43]+[.T44]+[.T45]=3;[.T43]+[.T44]+[.T45]=2);1;0);[.T43])" office:value-type="float" office:value="1" calcext:value-type="float">
            <text:p>1</text:p>
          </table:table-cell>
          <table:table-cell table:formula="of:=IF([.U44]&lt;&gt;&quot;.&quot;;IF(OR([.U43]+[.U44]+[.U45]=3;[.U43]+[.U44]+[.U45]=2);1;0);[.U43])" office:value-type="float" office:value="1" calcext:value-type="float">
            <text:p>1</text:p>
          </table:table-cell>
          <table:table-cell table:formula="of:=IF([.V44]&lt;&gt;&quot;.&quot;;IF(OR([.V43]+[.V44]+[.V45]=3;[.V43]+[.V44]+[.V45]=2);1;0);[.V43])" office:value-type="float" office:value="1" calcext:value-type="float">
            <text:p>1</text:p>
          </table:table-cell>
          <table:table-cell table:formula="of:=IF([.W44]&lt;&gt;&quot;.&quot;;IF(OR([.W43]+[.W44]+[.W45]=3;[.W43]+[.W44]+[.W45]=2);1;0);[.W43])" office:value-type="float" office:value="1" calcext:value-type="float">
            <text:p>1</text:p>
          </table:table-cell>
          <table:table-cell table:formula="of:=IF([.X44]&lt;&gt;&quot;.&quot;;IF(OR([.X43]+[.X44]+[.X45]=3;[.X43]+[.X44]+[.X45]=2);1;0);[.X43])" office:value-type="float" office:value="1" calcext:value-type="float">
            <text:p>1</text:p>
          </table:table-cell>
          <table:table-cell table:formula="of:=IF([.Y44]&lt;&gt;&quot;.&quot;;IF(OR([.Y43]+[.Y44]+[.Y45]=3;[.Y43]+[.Y44]+[.Y45]=2);1;0);[.Y4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7<text:span text:style-name="T1">(2)</text:span></text:p>
          </table:table-cell>
          <table:table-cell/>
          <table:table-cell table:formula="of:=[.G11]" office:value-type="string" office:string-value="1" calcext:value-type="string">
            <text:p>1</text:p>
          </table:table-cell>
          <table:table-cell table:formula="of:=[.H11]" office:value-type="string" office:string-value="1" calcext:value-type="string">
            <text:p>1</text:p>
          </table:table-cell>
          <table:table-cell table:formula="of:=[.I11]" office:value-type="string" office:string-value="1" calcext:value-type="string">
            <text:p>1</text:p>
          </table:table-cell>
          <table:table-cell table:formula="of:=[.J11]" office:value-type="string" office:string-value="0" calcext:value-type="string">
            <text:p>0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string" office:string-value="1" calcext:value-type="string">
            <text:p>1</text:p>
          </table:table-cell>
          <table:table-cell table:formula="of:=[.M11]" office:value-type="string" office:string-value="0" calcext:value-type="string">
            <text:p>0</text:p>
          </table:table-cell>
          <table:table-cell table:formula="of:=[.N11]" office:value-type="string" office:string-value="0" calcext:value-type="string">
            <text:p>0</text:p>
          </table:table-cell>
          <table:table-cell table:formula="of:=[.O11]" office:value-type="string" office:string-value="1" calcext:value-type="string">
            <text:p>1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string" office:string-value="0" calcext:value-type="string">
            <text:p>0</text:p>
          </table:table-cell>
          <table:table-cell table:formula="of:=[.R11]" office:value-type="string" office:string-value="1" calcext:value-type="string">
            <text:p>1</text:p>
          </table:table-cell>
          <table:table-cell table:formula="of:=[.S11]" office:value-type="string" office:string-value="0" calcext:value-type="string">
            <text:p>0</text:p>
          </table:table-cell>
          <table:table-cell table:formula="of:=[.T11]" office:value-type="string" office:string-value="0" calcext:value-type="string">
            <text:p>0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string" office:string-value="1" calcext:value-type="string">
            <text:p>1</text:p>
          </table:table-cell>
          <table:table-cell table:formula="of:=[.W11]" office:value-type="string" office:string-value="1" calcext:value-type="string">
            <text:p>1</text:p>
          </table:table-cell>
          <table:table-cell table:formula="of:=[.X11]" office:value-type="string" office:string-value="0" calcext:value-type="string">
            <text:p>0</text:p>
          </table:table-cell>
          <table:table-cell table:formula="of:=[.Y11]" office:value-type="string" office:string-value="1" calcext:value-type="string">
            <text:p>1</text:p>
          </table:table-cell>
          <table:table-cell table:number-columns-repeated="3"/>
          <table:table-cell office:value-type="string" calcext:value-type="string">
            <text:p>X7<text:span text:style-name="T1">(10)</text:span></text:p>
          </table:table-cell>
          <table:table-cell table:formula="of:=[.C11]" office:value-type="float" office:value="-5811" calcext:value-type="float">
            <text:p>-58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B8<text:span text:style-name="T1">(2)</text:span></text:p>
          </table:table-cell>
          <table:table-cell table:style-name="ce3"/>
          <table:table-cell table:style-name="ce5" table:formula="of:=[.G12]" office:value-type="string" office:string-value="1" calcext:value-type="string">
            <text:p>1</text:p>
          </table:table-cell>
          <table:table-cell table:style-name="ce5" table:formula="of:=[.H12]" office:value-type="string" office:string-value="1" calcext:value-type="string">
            <text:p>1</text:p>
          </table:table-cell>
          <table:table-cell table:style-name="ce5" table:formula="of:=[.I12]" office:value-type="string" office:string-value="0" calcext:value-type="string">
            <text:p>0</text:p>
          </table:table-cell>
          <table:table-cell table:style-name="ce5" table:formula="of:=[.J12]" office:value-type="string" office:string-value="0" calcext:value-type="string">
            <text:p>0</text:p>
          </table:table-cell>
          <table:table-cell table:style-name="ce5" table:formula="of:=[.K12]" office:value-type="string" office:string-value="." calcext:value-type="string">
            <text:p>.</text:p>
          </table:table-cell>
          <table:table-cell table:style-name="ce5" table:formula="of:=[.L12]" office:value-type="string" office:string-value="0" calcext:value-type="string">
            <text:p>0</text:p>
          </table:table-cell>
          <table:table-cell table:style-name="ce5" table:formula="of:=[.M12]" office:value-type="string" office:string-value="0" calcext:value-type="string">
            <text:p>0</text:p>
          </table:table-cell>
          <table:table-cell table:style-name="ce5" table:formula="of:=[.N12]" office:value-type="string" office:string-value="1" calcext:value-type="string">
            <text:p>1</text:p>
          </table:table-cell>
          <table:table-cell table:style-name="ce5" table:formula="of:=[.O12]" office:value-type="string" office:string-value="1" calcext:value-type="string">
            <text:p>1</text:p>
          </table:table-cell>
          <table:table-cell table:style-name="ce5" table:formula="of:=[.P12]" office:value-type="string" office:string-value="." calcext:value-type="string">
            <text:p>.</text:p>
          </table:table-cell>
          <table:table-cell table:style-name="ce5" table:formula="of:=[.Q12]" office:value-type="string" office:string-value="0" calcext:value-type="string">
            <text:p>0</text:p>
          </table:table-cell>
          <table:table-cell table:style-name="ce5" table:formula="of:=[.R12]" office:value-type="string" office:string-value="0" calcext:value-type="string">
            <text:p>0</text:p>
          </table:table-cell>
          <table:table-cell table:style-name="ce5" table:formula="of:=[.S12]" office:value-type="string" office:string-value="1" calcext:value-type="string">
            <text:p>1</text:p>
          </table:table-cell>
          <table:table-cell table:style-name="ce5" table:formula="of:=[.T12]" office:value-type="string" office:string-value="1" calcext:value-type="string">
            <text:p>1</text:p>
          </table:table-cell>
          <table:table-cell table:style-name="ce5" table:formula="of:=[.U12]" office:value-type="string" office:string-value="." calcext:value-type="string">
            <text:p>.</text:p>
          </table:table-cell>
          <table:table-cell table:style-name="ce5" table:formula="of:=[.V12]" office:value-type="string" office:string-value="1" calcext:value-type="string">
            <text:p>1</text:p>
          </table:table-cell>
          <table:table-cell table:style-name="ce5" table:formula="of:=[.W12]" office:value-type="string" office:string-value="1" calcext:value-type="string">
            <text:p>1</text:p>
          </table:table-cell>
          <table:table-cell table:style-name="ce5" table:formula="of:=[.X12]" office:value-type="string" office:string-value="1" calcext:value-type="string">
            <text:p>1</text:p>
          </table:table-cell>
          <table:table-cell table:style-name="ce5" table:formula="of:=[.Y12]" office:value-type="string" office:string-value="1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X8<text:span text:style-name="T1">(10)</text:span></text:p>
          </table:table-cell>
          <table:table-cell table:style-name="ce3" table:formula="of:=[.C12]" office:value-type="float" office:value="-15553" calcext:value-type="float">
            <text:p>-15553</text:p>
          </table:table-cell>
          <table:table-cell table:number-columns-repeated="2"/>
        </table:table-row>
        <table:table-row table:style-name="ro6">
          <table:table-cell table:number-columns-repeated="6"/>
          <table:table-cell table:formula="of:=IF([.G44]&lt;&gt;&quot;.&quot;;MOD([.G43]+[.G44]+[.G45];2);&quot;.&quot;)" office:value-type="float" office:value="1" calcext:value-type="float">
            <text:p>1</text:p>
          </table:table-cell>
          <table:table-cell table:formula="of:=IF([.H44]&lt;&gt;&quot;.&quot;;MOD([.H43]+[.H44]+[.H45];2);&quot;.&quot;)" office:value-type="float" office:value="0" calcext:value-type="float">
            <text:p>0</text:p>
          </table:table-cell>
          <table:table-cell table:formula="of:=IF([.I44]&lt;&gt;&quot;.&quot;;MOD([.I43]+[.I44]+[.I45];2);&quot;.&quot;)" office:value-type="float" office:value="1" calcext:value-type="float">
            <text:p>1</text:p>
          </table:table-cell>
          <table:table-cell table:formula="of:=IF([.J44]&lt;&gt;&quot;.&quot;;MOD([.J43]+[.J44]+[.J45];2);&quot;.&quot;)" office:value-type="float" office:value="0" calcext:value-type="float">
            <text:p>0</text:p>
          </table:table-cell>
          <table:table-cell table:formula="of:=IF([.K44]&lt;&gt;&quot;.&quot;;MOD([.K43]+[.K44]+[.K45];2);&quot;.&quot;)" office:value-type="string" office:string-value="." calcext:value-type="string">
            <text:p>.</text:p>
          </table:table-cell>
          <table:table-cell table:formula="of:=IF([.L44]&lt;&gt;&quot;.&quot;;MOD([.L43]+[.L44]+[.L45];2);&quot;.&quot;)" office:value-type="float" office:value="1" calcext:value-type="float">
            <text:p>1</text:p>
          </table:table-cell>
          <table:table-cell table:formula="of:=IF([.M44]&lt;&gt;&quot;.&quot;;MOD([.M43]+[.M44]+[.M45];2);&quot;.&quot;)" office:value-type="float" office:value="1" calcext:value-type="float">
            <text:p>1</text:p>
          </table:table-cell>
          <table:table-cell table:formula="of:=IF([.N44]&lt;&gt;&quot;.&quot;;MOD([.N43]+[.N44]+[.N45];2);&quot;.&quot;)" office:value-type="float" office:value="0" calcext:value-type="float">
            <text:p>0</text:p>
          </table:table-cell>
          <table:table-cell table:formula="of:=IF([.O44]&lt;&gt;&quot;.&quot;;MOD([.O43]+[.O44]+[.O45];2);&quot;.&quot;)" office:value-type="float" office:value="0" calcext:value-type="float">
            <text:p>0</text:p>
          </table:table-cell>
          <table:table-cell table:formula="of:=IF([.P44]&lt;&gt;&quot;.&quot;;MOD([.P43]+[.P44]+[.P45];2);&quot;.&quot;)" office:value-type="string" office:string-value="." calcext:value-type="string">
            <text:p>.</text:p>
          </table:table-cell>
          <table:table-cell table:formula="of:=IF([.Q44]&lt;&gt;&quot;.&quot;;MOD([.Q43]+[.Q44]+[.Q45];2);&quot;.&quot;)" office:value-type="float" office:value="1" calcext:value-type="float">
            <text:p>1</text:p>
          </table:table-cell>
          <table:table-cell table:formula="of:=IF([.R44]&lt;&gt;&quot;.&quot;;MOD([.R43]+[.R44]+[.R45];2);&quot;.&quot;)" office:value-type="float" office:value="0" calcext:value-type="float">
            <text:p>0</text:p>
          </table:table-cell>
          <table:table-cell table:formula="of:=IF([.S44]&lt;&gt;&quot;.&quot;;MOD([.S43]+[.S44]+[.S45];2);&quot;.&quot;)" office:value-type="float" office:value="0" calcext:value-type="float">
            <text:p>0</text:p>
          </table:table-cell>
          <table:table-cell table:formula="of:=IF([.T44]&lt;&gt;&quot;.&quot;;MOD([.T43]+[.T44]+[.T45];2);&quot;.&quot;)" office:value-type="float" office:value="0" calcext:value-type="float">
            <text:p>0</text:p>
          </table:table-cell>
          <table:table-cell table:formula="of:=IF([.U44]&lt;&gt;&quot;.&quot;;MOD([.U43]+[.U44]+[.U45];2);&quot;.&quot;)" office:value-type="string" office:string-value="." calcext:value-type="string">
            <text:p>.</text:p>
          </table:table-cell>
          <table:table-cell table:formula="of:=IF([.V44]&lt;&gt;&quot;.&quot;;MOD([.V43]+[.V44]+[.V45];2);&quot;.&quot;)" office:value-type="float" office:value="1" calcext:value-type="float">
            <text:p>1</text:p>
          </table:table-cell>
          <table:table-cell table:formula="of:=IF([.W44]&lt;&gt;&quot;.&quot;;MOD([.W43]+[.W44]+[.W45];2);&quot;.&quot;)" office:value-type="float" office:value="1" calcext:value-type="float">
            <text:p>1</text:p>
          </table:table-cell>
          <table:table-cell table:formula="of:=IF([.X44]&lt;&gt;&quot;.&quot;;MOD([.X43]+[.X44]+[.X45];2);&quot;.&quot;)" office:value-type="float" office:value="0" calcext:value-type="float">
            <text:p>0</text:p>
          </table:table-cell>
          <table:table-cell table:formula="of:=IF([.Y44]&lt;&gt;&quot;.&quot;;MOD([.Y43]+[.Y44]+[.Y45];2);&quot;.&quot;)" office:value-type="float" office:value="0" calcext:value-type="float">
            <text:p>0</text:p>
          </table:table-cell>
          <table:table-cell office:value-type="string" calcext:value-type="string">
            <text:p><text:span text:style-name="T1">(2) </text:span><text:span text:style-name="T2">                =</text:span></text:p>
          </table:table-cell>
          <table:table-cell table:style-name="ce10" table:formula="of:=IF([.G46]=0;DECIMAL([.G46]&amp;[.H46]&amp;[.I46]&amp;[.J46]&amp;[.L46]&amp;[.M46]&amp;[.N46]&amp;[.O46]&amp;[.Q46]&amp;[.R46]&amp;[.S46]&amp;[.T46]&amp;[.V46]&amp;[.W46]&amp;[.X46]&amp;[.Y46];2);DECIMAL([.G46]&amp;[.H46]&amp;[.I46]&amp;[.J46]&amp;[.L46]&amp;[.M46]&amp;[.N46]&amp;[.O46]&amp;[.Q46]&amp;[.R46]&amp;[.S46]&amp;[.T46]&amp;[.V46]&amp;[.W46]&amp;[.X46]&amp;[.Y46];2) - 2^16)" office:value-type="float" office:value="-21364" calcext:value-type="float">
            <text:p>-21364</text:p>
          </table:table-cell>
          <table:table-cell office:value-type="string" calcext:value-type="string">
            <text:p><text:span text:style-name="T1">(10)</text:span></text:p>
          </table:table-cell>
          <table:table-cell/>
          <table:table-cell table:formula="of:=[.AD45]+[.AD44]" office:value-type="float" office:value="-21364" calcext:value-type="float">
            <text:p>-21364</text:p>
          </table:table-cell>
          <table:table-cell office:value-type="string" calcext:value-type="string">
            <text:p><text:span text:style-name="T1">(10)</text:span></text:p>
          </table:table-cell>
          <table:table-cell table:style-name="ce10" table:formula="of:=IF([.S48]=0;IF([.H48]=0;[.$AF$2];[.$AF$4]);IF([.G46]=0;IF([.H48]=0;[.$AF$5];[.$AF$7]);IF([.H48]=0;[.$AF$3];[.$AF$6])))" office:value-type="string" office:string-value="Результат корректный, но был перенос" calcext:value-type="string">
            <text:p>Результат корректный, но был перенос</text:p>
          </table:table-cell>
        </table:table-row>
        <table:table-row table:style-name="ro1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6"/>
          <table:table-cell table:style-name="ce6" table:formula="of:=&quot;CF=&quot;" office:value-type="string" office:string-value="CF=" calcext:value-type="string">
            <text:p>CF=</text:p>
          </table:table-cell>
          <table:table-cell table:style-name="ce7" table:formula="of:=IF([.G43]+[.G44]+[.G45]&gt;1;1;0)" office:value-type="float" office:value="1" calcext:value-type="float">
            <text:p>1</text:p>
          </table:table-cell>
          <table:table-cell table:style-name="ce8"/>
          <table:table-cell table:style-name="ce8" table:formula="of:=&quot;PF=&quot;" office:value-type="string" office:string-value="PF=" calcext:value-type="string">
            <text:p>PF=</text:p>
          </table:table-cell>
          <table:table-cell table:style-name="ce7" table:formula="of:=MOD([.Q46]+[.R46]+[.S46]+[.T46]+[.V46]+[.W46]+[.X46]+[.Y46] + 1;2)" office:value-type="float" office:value="0" calcext:value-type="float">
            <text:p>0</text:p>
          </table:table-cell>
          <table:table-cell table:style-name="ce8" table:formula="of:=&quot;AF=&quot;" office:value-type="string" office:string-value="AF=" calcext:value-type="string">
            <text:p>AF=</text:p>
          </table:table-cell>
          <table:table-cell table:style-name="ce7" table:formula="of:=[.U43]" office:value-type="float" office:value="1" calcext:value-type="float">
            <text:p>1</text:p>
          </table:table-cell>
          <table:table-cell table:style-name="ce8" table:formula="of:=&quot;ZF=&quot;" office:value-type="string" office:string-value="ZF=" calcext:value-type="string">
            <text:p>ZF=</text:p>
          </table:table-cell>
          <table:table-cell table:style-name="ce7" table:formula="of:=IF([.AA46]=0;1;0)" office:value-type="float" office:value="0" calcext:value-type="float">
            <text:p>0</text:p>
          </table:table-cell>
          <table:table-cell table:style-name="ce8" table:formula="of:=&quot;SF=&quot;" office:value-type="string" office:string-value="SF=" calcext:value-type="string">
            <text:p>SF=</text:p>
          </table:table-cell>
          <table:table-cell table:style-name="ce7" table:formula="of:=[.G46]" office:value-type="float" office:value="1" calcext:value-type="float">
            <text:p>1</text:p>
          </table:table-cell>
          <table:table-cell table:style-name="ce8" table:formula="of:=&quot;OF=&quot;" office:value-type="string" office:string-value="OF=" calcext:value-type="string">
            <text:p>OF=</text:p>
          </table:table-cell>
          <table:table-cell table:style-name="ce9" table:formula="of:=IF(AND([.G45]=[.G44];[.G46]*1&lt;&gt;[.G45]*1);1;0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Перенос:</text:p>
          </table:table-cell>
          <table:table-cell/>
          <table:table-cell table:formula="of:=IF([.H52]&lt;&gt;&quot;.&quot;;IF(OR([.H51]+[.H52]+[.H53]=3;[.H51]+[.H52]+[.H53]=2);1;0);[.H51])" office:value-type="float" office:value="0" calcext:value-type="float">
            <text:p>0</text:p>
          </table:table-cell>
          <table:table-cell table:formula="of:=IF([.I52]&lt;&gt;&quot;.&quot;;IF(OR([.I51]+[.I52]+[.I53]=3;[.I51]+[.I52]+[.I53]=2);1;0);[.I51])" office:value-type="float" office:value="0" calcext:value-type="float">
            <text:p>0</text:p>
          </table:table-cell>
          <table:table-cell table:formula="of:=IF([.J52]&lt;&gt;&quot;.&quot;;IF(OR([.J51]+[.J52]+[.J53]=3;[.J51]+[.J52]+[.J53]=2);1;0);[.J51])" office:value-type="float" office:value="0" calcext:value-type="float">
            <text:p>0</text:p>
          </table:table-cell>
          <table:table-cell table:formula="of:=IF([.K52]&lt;&gt;&quot;.&quot;;IF(OR([.K51]+[.K52]+[.K53]=3;[.K51]+[.K52]+[.K53]=2);1;0);[.K51])" office:value-type="float" office:value="0" calcext:value-type="float">
            <text:p>0</text:p>
          </table:table-cell>
          <table:table-cell table:formula="of:=IF([.L52]&lt;&gt;&quot;.&quot;;IF(OR([.L51]+[.L52]+[.L53]=3;[.L51]+[.L52]+[.L53]=2);1;0);[.L51])" office:value-type="float" office:value="0" calcext:value-type="float">
            <text:p>0</text:p>
          </table:table-cell>
          <table:table-cell table:formula="of:=IF([.M52]&lt;&gt;&quot;.&quot;;IF(OR([.M51]+[.M52]+[.M53]=3;[.M51]+[.M52]+[.M53]=2);1;0);[.M51])" office:value-type="float" office:value="0" calcext:value-type="float">
            <text:p>0</text:p>
          </table:table-cell>
          <table:table-cell table:formula="of:=IF([.N52]&lt;&gt;&quot;.&quot;;IF(OR([.N51]+[.N52]+[.N53]=3;[.N51]+[.N52]+[.N53]=2);1;0);[.N51])" office:value-type="float" office:value="0" calcext:value-type="float">
            <text:p>0</text:p>
          </table:table-cell>
          <table:table-cell table:formula="of:=IF([.O52]&lt;&gt;&quot;.&quot;;IF(OR([.O51]+[.O52]+[.O53]=3;[.O51]+[.O52]+[.O53]=2);1;0);[.O51])" office:value-type="float" office:value="0" calcext:value-type="float">
            <text:p>0</text:p>
          </table:table-cell>
          <table:table-cell table:formula="of:=IF([.P52]&lt;&gt;&quot;.&quot;;IF(OR([.P51]+[.P52]+[.P53]=3;[.P51]+[.P52]+[.P53]=2);1;0);[.P51])" office:value-type="float" office:value="0" calcext:value-type="float">
            <text:p>0</text:p>
          </table:table-cell>
          <table:table-cell table:formula="of:=IF([.Q52]&lt;&gt;&quot;.&quot;;IF(OR([.Q51]+[.Q52]+[.Q53]=3;[.Q51]+[.Q52]+[.Q53]=2);1;0);[.Q51])" office:value-type="float" office:value="0" calcext:value-type="float">
            <text:p>0</text:p>
          </table:table-cell>
          <table:table-cell table:formula="of:=IF([.R52]&lt;&gt;&quot;.&quot;;IF(OR([.R51]+[.R52]+[.R53]=3;[.R51]+[.R52]+[.R53]=2);1;0);[.R51])" office:value-type="float" office:value="0" calcext:value-type="float">
            <text:p>0</text:p>
          </table:table-cell>
          <table:table-cell table:formula="of:=IF([.S52]&lt;&gt;&quot;.&quot;;IF(OR([.S51]+[.S52]+[.S53]=3;[.S51]+[.S52]+[.S53]=2);1;0);[.S51])" office:value-type="float" office:value="1" calcext:value-type="float">
            <text:p>1</text:p>
          </table:table-cell>
          <table:table-cell table:formula="of:=IF([.T52]&lt;&gt;&quot;.&quot;;IF(OR([.T51]+[.T52]+[.T53]=3;[.T51]+[.T52]+[.T53]=2);1;0);[.T51])" office:value-type="float" office:value="1" calcext:value-type="float">
            <text:p>1</text:p>
          </table:table-cell>
          <table:table-cell table:formula="of:=IF([.U52]&lt;&gt;&quot;.&quot;;IF(OR([.U51]+[.U52]+[.U53]=3;[.U51]+[.U52]+[.U53]=2);1;0);[.U51])" office:value-type="float" office:value="1" calcext:value-type="float">
            <text:p>1</text:p>
          </table:table-cell>
          <table:table-cell table:formula="of:=IF([.V52]&lt;&gt;&quot;.&quot;;IF(OR([.V51]+[.V52]+[.V53]=3;[.V51]+[.V52]+[.V53]=2);1;0);[.V51])" office:value-type="float" office:value="1" calcext:value-type="float">
            <text:p>1</text:p>
          </table:table-cell>
          <table:table-cell table:formula="of:=IF([.W52]&lt;&gt;&quot;.&quot;;IF(OR([.W51]+[.W52]+[.W53]=3;[.W51]+[.W52]+[.W53]=2);1;0);[.W51])" office:value-type="float" office:value="1" calcext:value-type="float">
            <text:p>1</text:p>
          </table:table-cell>
          <table:table-cell table:formula="of:=IF([.X52]&lt;&gt;&quot;.&quot;;IF(OR([.X51]+[.X52]+[.X53]=3;[.X51]+[.X52]+[.X53]=2);1;0);[.X51])" office:value-type="float" office:value="0" calcext:value-type="float">
            <text:p>0</text:p>
          </table:table-cell>
          <table:table-cell table:formula="of:=IF([.Y52]&lt;&gt;&quot;.&quot;;IF(OR([.Y51]+[.Y52]+[.Y53]=3;[.Y51]+[.Y52]+[.Y53]=2);1;0);[.Y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8<text:span text:style-name="T1">(2)</text:span></text:p>
          </table:table-cell>
          <table:table-cell/>
          <table:table-cell table:formula="of:=[.G12]" office:value-type="string" office:string-value="1" calcext:value-type="string">
            <text:p>1</text:p>
          </table:table-cell>
          <table:table-cell table:formula="of:=[.H12]" office:value-type="string" office:string-value="1" calcext:value-type="string">
            <text:p>1</text:p>
          </table:table-cell>
          <table:table-cell table:formula="of:=[.I12]" office:value-type="string" office:string-value="0" calcext:value-type="string">
            <text:p>0</text:p>
          </table:table-cell>
          <table:table-cell table:formula="of:=[.J12]" office:value-type="string" office:string-value="0" calcext:value-type="string">
            <text:p>0</text:p>
          </table:table-cell>
          <table:table-cell table:formula="of:=[.K12]" office:value-type="string" office:string-value="." calcext:value-type="string">
            <text:p>.</text:p>
          </table:table-cell>
          <table:table-cell table:formula="of:=[.L12]" office:value-type="string" office:string-value="0" calcext:value-type="string">
            <text:p>0</text:p>
          </table:table-cell>
          <table:table-cell table:formula="of:=[.M12]" office:value-type="string" office:string-value="0" calcext:value-type="string">
            <text:p>0</text:p>
          </table:table-cell>
          <table:table-cell table:formula="of:=[.N12]" office:value-type="string" office:string-value="1" calcext:value-type="string">
            <text:p>1</text:p>
          </table:table-cell>
          <table:table-cell table:formula="of:=[.O12]" office:value-type="string" office:string-value="1" calcext:value-type="string">
            <text:p>1</text:p>
          </table:table-cell>
          <table:table-cell table:formula="of:=[.P12]" office:value-type="string" office:string-value="." calcext:value-type="string">
            <text:p>.</text:p>
          </table:table-cell>
          <table:table-cell table:formula="of:=[.Q12]" office:value-type="string" office:string-value="0" calcext:value-type="string">
            <text:p>0</text:p>
          </table:table-cell>
          <table:table-cell table:formula="of:=[.R12]" office:value-type="string" office:string-value="0" calcext:value-type="string">
            <text:p>0</text:p>
          </table:table-cell>
          <table:table-cell table:formula="of:=[.S12]" office:value-type="string" office:string-value="1" calcext:value-type="string">
            <text:p>1</text:p>
          </table:table-cell>
          <table:table-cell table:formula="of:=[.T12]" office:value-type="string" office:string-value="1" calcext:value-type="string">
            <text:p>1</text:p>
          </table:table-cell>
          <table:table-cell table:formula="of:=[.U12]" office:value-type="string" office:string-value="." calcext:value-type="string">
            <text:p>.</text:p>
          </table:table-cell>
          <table:table-cell table:formula="of:=[.V12]" office:value-type="string" office:string-value="1" calcext:value-type="string">
            <text:p>1</text:p>
          </table:table-cell>
          <table:table-cell table:formula="of:=[.W12]" office:value-type="string" office:string-value="1" calcext:value-type="string">
            <text:p>1</text:p>
          </table:table-cell>
          <table:table-cell table:formula="of:=[.X12]" office:value-type="string" office:string-value="1" calcext:value-type="string">
            <text:p>1</text:p>
          </table:table-cell>
          <table:table-cell table:formula="of:=[.Y12]" office:value-type="string" office:string-value="1" calcext:value-type="string">
            <text:p>1</text:p>
          </table:table-cell>
          <table:table-cell table:number-columns-repeated="3"/>
          <table:table-cell office:value-type="string" calcext:value-type="string">
            <text:p>X8<text:span text:style-name="T1">(10)</text:span></text:p>
          </table:table-cell>
          <table:table-cell table:formula="of:=[.C12]" office:value-type="float" office:value="-15553" calcext:value-type="float">
            <text:p>-1555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B9<text:span text:style-name="T1">(2)</text:span></text:p>
          </table:table-cell>
          <table:table-cell table:style-name="ce3"/>
          <table:table-cell table:style-name="ce5" table:formula="of:=[.G13]" office:value-type="string" office:string-value="1" calcext:value-type="string">
            <text:p>1</text:p>
          </table:table-cell>
          <table:table-cell table:style-name="ce5" table:formula="of:=[.H13]" office:value-type="string" office:string-value="0" calcext:value-type="string">
            <text:p>0</text:p>
          </table:table-cell>
          <table:table-cell table:style-name="ce5" table:formula="of:=[.I13]" office:value-type="string" office:string-value="1" calcext:value-type="string">
            <text:p>1</text:p>
          </table:table-cell>
          <table:table-cell table:style-name="ce5" table:formula="of:=[.J13]" office:value-type="string" office:string-value="0" calcext:value-type="string">
            <text:p>0</text:p>
          </table:table-cell>
          <table:table-cell table:style-name="ce5" table:formula="of:=[.K13]" office:value-type="string" office:string-value="." calcext:value-type="string">
            <text:p>.</text:p>
          </table:table-cell>
          <table:table-cell table:style-name="ce5" table:formula="of:=[.L13]" office:value-type="string" office:string-value="1" calcext:value-type="string">
            <text:p>1</text:p>
          </table:table-cell>
          <table:table-cell table:style-name="ce5" table:formula="of:=[.M13]" office:value-type="string" office:string-value="1" calcext:value-type="string">
            <text:p>1</text:p>
          </table:table-cell>
          <table:table-cell table:style-name="ce5" table:formula="of:=[.N13]" office:value-type="string" office:string-value="0" calcext:value-type="string">
            <text:p>0</text:p>
          </table:table-cell>
          <table:table-cell table:style-name="ce5" table:formula="of:=[.O13]" office:value-type="string" office:string-value="0" calcext:value-type="string">
            <text:p>0</text:p>
          </table:table-cell>
          <table:table-cell table:style-name="ce5" table:formula="of:=[.P13]" office:value-type="string" office:string-value="." calcext:value-type="string">
            <text:p>.</text:p>
          </table:table-cell>
          <table:table-cell table:style-name="ce5" table:formula="of:=[.Q13]" office:value-type="string" office:string-value="1" calcext:value-type="string">
            <text:p>1</text:p>
          </table:table-cell>
          <table:table-cell table:style-name="ce5" table:formula="of:=[.R13]" office:value-type="string" office:string-value="0" calcext:value-type="string">
            <text:p>0</text:p>
          </table:table-cell>
          <table:table-cell table:style-name="ce5" table:formula="of:=[.S13]" office:value-type="string" office:string-value="0" calcext:value-type="string">
            <text:p>0</text:p>
          </table:table-cell>
          <table:table-cell table:style-name="ce5" table:formula="of:=[.T13]" office:value-type="string" office:string-value="0" calcext:value-type="string">
            <text:p>0</text:p>
          </table:table-cell>
          <table:table-cell table:style-name="ce5" table:formula="of:=[.U13]" office:value-type="string" office:string-value="." calcext:value-type="string">
            <text:p>.</text:p>
          </table:table-cell>
          <table:table-cell table:style-name="ce5" table:formula="of:=[.V13]" office:value-type="string" office:string-value="1" calcext:value-type="string">
            <text:p>1</text:p>
          </table:table-cell>
          <table:table-cell table:style-name="ce5" table:formula="of:=[.W13]" office:value-type="string" office:string-value="1" calcext:value-type="string">
            <text:p>1</text:p>
          </table:table-cell>
          <table:table-cell table:style-name="ce5" table:formula="of:=[.X13]" office:value-type="string" office:string-value="0" calcext:value-type="string">
            <text:p>0</text:p>
          </table:table-cell>
          <table:table-cell table:style-name="ce5" table:formula="of:=[.Y13]" office:value-type="string" office:string-value="0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X9<text:span text:style-name="T1">(10)</text:span></text:p>
          </table:table-cell>
          <table:table-cell table:style-name="ce3" table:formula="of:=[.C13]" office:value-type="float" office:value="-21364" calcext:value-type="float">
            <text:p>-21364</text:p>
          </table:table-cell>
          <table:table-cell table:number-columns-repeated="2"/>
        </table:table-row>
        <table:table-row table:style-name="ro7">
          <table:table-cell table:number-columns-repeated="6"/>
          <table:table-cell table:formula="of:=IF([.G52]&lt;&gt;&quot;.&quot;;MOD([.G51]+[.G52]+[.G53];2);&quot;.&quot;)" office:value-type="float" office:value="0" calcext:value-type="float">
            <text:p>0</text:p>
          </table:table-cell>
          <table:table-cell table:formula="of:=IF([.H52]&lt;&gt;&quot;.&quot;;MOD([.H51]+[.H52]+[.H53];2);&quot;.&quot;)" office:value-type="float" office:value="1" calcext:value-type="float">
            <text:p>1</text:p>
          </table:table-cell>
          <table:table-cell table:formula="of:=IF([.I52]&lt;&gt;&quot;.&quot;;MOD([.I51]+[.I52]+[.I53];2);&quot;.&quot;)" office:value-type="float" office:value="1" calcext:value-type="float">
            <text:p>1</text:p>
          </table:table-cell>
          <table:table-cell table:formula="of:=IF([.J52]&lt;&gt;&quot;.&quot;;MOD([.J51]+[.J52]+[.J53];2);&quot;.&quot;)" office:value-type="float" office:value="0" calcext:value-type="float">
            <text:p>0</text:p>
          </table:table-cell>
          <table:table-cell table:formula="of:=IF([.K52]&lt;&gt;&quot;.&quot;;MOD([.K51]+[.K52]+[.K53];2);&quot;.&quot;)" office:value-type="string" office:string-value="." calcext:value-type="string">
            <text:p>.</text:p>
          </table:table-cell>
          <table:table-cell table:formula="of:=IF([.L52]&lt;&gt;&quot;.&quot;;MOD([.L51]+[.L52]+[.L53];2);&quot;.&quot;)" office:value-type="float" office:value="1" calcext:value-type="float">
            <text:p>1</text:p>
          </table:table-cell>
          <table:table-cell table:formula="of:=IF([.M52]&lt;&gt;&quot;.&quot;;MOD([.M51]+[.M52]+[.M53];2);&quot;.&quot;)" office:value-type="float" office:value="1" calcext:value-type="float">
            <text:p>1</text:p>
          </table:table-cell>
          <table:table-cell table:formula="of:=IF([.N52]&lt;&gt;&quot;.&quot;;MOD([.N51]+[.N52]+[.N53];2);&quot;.&quot;)" office:value-type="float" office:value="1" calcext:value-type="float">
            <text:p>1</text:p>
          </table:table-cell>
          <table:table-cell table:formula="of:=IF([.O52]&lt;&gt;&quot;.&quot;;MOD([.O51]+[.O52]+[.O53];2);&quot;.&quot;)" office:value-type="float" office:value="1" calcext:value-type="float">
            <text:p>1</text:p>
          </table:table-cell>
          <table:table-cell table:formula="of:=IF([.P52]&lt;&gt;&quot;.&quot;;MOD([.P51]+[.P52]+[.P53];2);&quot;.&quot;)" office:value-type="string" office:string-value="." calcext:value-type="string">
            <text:p>.</text:p>
          </table:table-cell>
          <table:table-cell table:formula="of:=IF([.Q52]&lt;&gt;&quot;.&quot;;MOD([.Q51]+[.Q52]+[.Q53];2);&quot;.&quot;)" office:value-type="float" office:value="1" calcext:value-type="float">
            <text:p>1</text:p>
          </table:table-cell>
          <table:table-cell table:formula="of:=IF([.R52]&lt;&gt;&quot;.&quot;;MOD([.R51]+[.R52]+[.R53];2);&quot;.&quot;)" office:value-type="float" office:value="1" calcext:value-type="float">
            <text:p>1</text:p>
          </table:table-cell>
          <table:table-cell table:formula="of:=IF([.S52]&lt;&gt;&quot;.&quot;;MOD([.S51]+[.S52]+[.S53];2);&quot;.&quot;)" office:value-type="float" office:value="0" calcext:value-type="float">
            <text:p>0</text:p>
          </table:table-cell>
          <table:table-cell table:formula="of:=IF([.T52]&lt;&gt;&quot;.&quot;;MOD([.T51]+[.T52]+[.T53];2);&quot;.&quot;)" office:value-type="float" office:value="0" calcext:value-type="float">
            <text:p>0</text:p>
          </table:table-cell>
          <table:table-cell table:formula="of:=IF([.U52]&lt;&gt;&quot;.&quot;;MOD([.U51]+[.U52]+[.U53];2);&quot;.&quot;)" office:value-type="string" office:string-value="." calcext:value-type="string">
            <text:p>.</text:p>
          </table:table-cell>
          <table:table-cell table:formula="of:=IF([.V52]&lt;&gt;&quot;.&quot;;MOD([.V51]+[.V52]+[.V53];2);&quot;.&quot;)" office:value-type="float" office:value="1" calcext:value-type="float">
            <text:p>1</text:p>
          </table:table-cell>
          <table:table-cell table:formula="of:=IF([.W52]&lt;&gt;&quot;.&quot;;MOD([.W51]+[.W52]+[.W53];2);&quot;.&quot;)" office:value-type="float" office:value="0" calcext:value-type="float">
            <text:p>0</text:p>
          </table:table-cell>
          <table:table-cell table:formula="of:=IF([.X52]&lt;&gt;&quot;.&quot;;MOD([.X51]+[.X52]+[.X53];2);&quot;.&quot;)" office:value-type="float" office:value="1" calcext:value-type="float">
            <text:p>1</text:p>
          </table:table-cell>
          <table:table-cell table:formula="of:=IF([.Y52]&lt;&gt;&quot;.&quot;;MOD([.Y51]+[.Y52]+[.Y53];2);&quot;.&quot;)" office:value-type="float" office:value="1" calcext:value-type="float">
            <text:p>1</text:p>
          </table:table-cell>
          <table:table-cell office:value-type="string" calcext:value-type="string">
            <text:p><text:span text:style-name="T1">(2) </text:span><text:span text:style-name="T2">                =</text:span></text:p>
          </table:table-cell>
          <table:table-cell table:style-name="ce10" table:formula="of:=IF([.G54]=0;DECIMAL([.G54]&amp;[.H54]&amp;[.I54]&amp;[.J54]&amp;[.L54]&amp;[.M54]&amp;[.N54]&amp;[.O54]&amp;[.Q54]&amp;[.R54]&amp;[.S54]&amp;[.T54]&amp;[.V54]&amp;[.W54]&amp;[.X54]&amp;[.Y54];2);DECIMAL([.G54]&amp;[.H54]&amp;[.I54]&amp;[.J54]&amp;[.L54]&amp;[.M54]&amp;[.N54]&amp;[.O54]&amp;[.Q54]&amp;[.R54]&amp;[.S54]&amp;[.T54]&amp;[.V54]&amp;[.W54]&amp;[.X54]&amp;[.Y54];2) - 2^16)" office:value-type="float" office:value="28619" calcext:value-type="float">
            <text:p>28619</text:p>
          </table:table-cell>
          <table:table-cell office:value-type="string" calcext:value-type="string">
            <text:p><text:span text:style-name="T1">(10)</text:span></text:p>
          </table:table-cell>
          <table:table-cell/>
          <table:table-cell table:formula="of:=[.AD53]+[.AD52]" office:value-type="float" office:value="-36917" calcext:value-type="float">
            <text:p>-36917</text:p>
          </table:table-cell>
          <table:table-cell office:value-type="string" calcext:value-type="string">
            <text:p><text:span text:style-name="T1">(10)</text:span></text:p>
          </table:table-cell>
          <table:table-cell table:style-name="ce10" table:formula="of:=IF([.S56]=0;IF([.H56]=0;[.$AF$2];[.$AF$4]);IF([.G54]=0;IF([.H56]=0;[.$AF$5];[.$AF$7]);IF([.H56]=0;[.$AF$3];[.$AF$6])))" office:value-type="string" office:string-value="Переполнение - при сложении отрицательных чисел получен положительный результат + перенос" calcext:value-type="string">
            <text:p>Переполнение - при сложении отрицательных чисел получен положительный результат + перенос</text:p>
          </table:table-cell>
        </table:table-row>
        <table:table-row table:style-name="ro1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6"/>
          <table:table-cell table:style-name="ce6" table:formula="of:=&quot;CF=&quot;" office:value-type="string" office:string-value="CF=" calcext:value-type="string">
            <text:p>CF=</text:p>
          </table:table-cell>
          <table:table-cell table:style-name="ce7" table:formula="of:=IF([.G51]+[.G52]+[.G53]&gt;1;1;0)" office:value-type="float" office:value="1" calcext:value-type="float">
            <text:p>1</text:p>
          </table:table-cell>
          <table:table-cell table:style-name="ce8"/>
          <table:table-cell table:style-name="ce8" table:formula="of:=&quot;PF=&quot;" office:value-type="string" office:string-value="PF=" calcext:value-type="string">
            <text:p>PF=</text:p>
          </table:table-cell>
          <table:table-cell table:style-name="ce7" table:formula="of:=MOD([.Q54]+[.R54]+[.S54]+[.T54]+[.V54]+[.W54]+[.X54]+[.Y54] + 1;2)" office:value-type="float" office:value="0" calcext:value-type="float">
            <text:p>0</text:p>
          </table:table-cell>
          <table:table-cell table:style-name="ce8" table:formula="of:=&quot;AF=&quot;" office:value-type="string" office:string-value="AF=" calcext:value-type="string">
            <text:p>AF=</text:p>
          </table:table-cell>
          <table:table-cell table:style-name="ce7" table:formula="of:=[.U51]" office:value-type="float" office:value="1" calcext:value-type="float">
            <text:p>1</text:p>
          </table:table-cell>
          <table:table-cell table:style-name="ce8" table:formula="of:=&quot;ZF=&quot;" office:value-type="string" office:string-value="ZF=" calcext:value-type="string">
            <text:p>ZF=</text:p>
          </table:table-cell>
          <table:table-cell table:style-name="ce7" table:formula="of:=IF([.AA54]=0;1;0)" office:value-type="float" office:value="0" calcext:value-type="float">
            <text:p>0</text:p>
          </table:table-cell>
          <table:table-cell table:style-name="ce8" table:formula="of:=&quot;SF=&quot;" office:value-type="string" office:string-value="SF=" calcext:value-type="string">
            <text:p>SF=</text:p>
          </table:table-cell>
          <table:table-cell table:style-name="ce7" table:formula="of:=[.G54]" office:value-type="float" office:value="0" calcext:value-type="float">
            <text:p>0</text:p>
          </table:table-cell>
          <table:table-cell table:style-name="ce8" table:formula="of:=&quot;OF=&quot;" office:value-type="string" office:string-value="OF=" calcext:value-type="string">
            <text:p>OF=</text:p>
          </table:table-cell>
          <table:table-cell table:style-name="ce9" table:formula="of:=IF(AND([.G53]=[.G52];[.G54]*1&lt;&gt;[.G53]*1);1;0)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Перенос:</text:p>
          </table:table-cell>
          <table:table-cell/>
          <table:table-cell table:formula="of:=IF([.H60]&lt;&gt;&quot;.&quot;;IF(OR([.H59]+[.H60]+[.H61]=3;[.H59]+[.H60]+[.H61]=2);1;0);[.H59])" office:value-type="float" office:value="0" calcext:value-type="float">
            <text:p>0</text:p>
          </table:table-cell>
          <table:table-cell table:formula="of:=IF([.I60]&lt;&gt;&quot;.&quot;;IF(OR([.I59]+[.I60]+[.I61]=3;[.I59]+[.I60]+[.I61]=2);1;0);[.I59])" office:value-type="float" office:value="0" calcext:value-type="float">
            <text:p>0</text:p>
          </table:table-cell>
          <table:table-cell table:formula="of:=IF([.J60]&lt;&gt;&quot;.&quot;;IF(OR([.J59]+[.J60]+[.J61]=3;[.J59]+[.J60]+[.J61]=2);1;0);[.J59])" office:value-type="float" office:value="0" calcext:value-type="float">
            <text:p>0</text:p>
          </table:table-cell>
          <table:table-cell table:formula="of:=IF([.K60]&lt;&gt;&quot;.&quot;;IF(OR([.K59]+[.K60]+[.K61]=3;[.K59]+[.K60]+[.K61]=2);1;0);[.K59])" office:value-type="float" office:value="0" calcext:value-type="float">
            <text:p>0</text:p>
          </table:table-cell>
          <table:table-cell table:formula="of:=IF([.L60]&lt;&gt;&quot;.&quot;;IF(OR([.L59]+[.L60]+[.L61]=3;[.L59]+[.L60]+[.L61]=2);1;0);[.L59])" office:value-type="float" office:value="0" calcext:value-type="float">
            <text:p>0</text:p>
          </table:table-cell>
          <table:table-cell table:formula="of:=IF([.M60]&lt;&gt;&quot;.&quot;;IF(OR([.M59]+[.M60]+[.M61]=3;[.M59]+[.M60]+[.M61]=2);1;0);[.M59])" office:value-type="float" office:value="1" calcext:value-type="float">
            <text:p>1</text:p>
          </table:table-cell>
          <table:table-cell table:formula="of:=IF([.N60]&lt;&gt;&quot;.&quot;;IF(OR([.N59]+[.N60]+[.N61]=3;[.N59]+[.N60]+[.N61]=2);1;0);[.N59])" office:value-type="float" office:value="1" calcext:value-type="float">
            <text:p>1</text:p>
          </table:table-cell>
          <table:table-cell table:formula="of:=IF([.O60]&lt;&gt;&quot;.&quot;;IF(OR([.O59]+[.O60]+[.O61]=3;[.O59]+[.O60]+[.O61]=2);1;0);[.O59])" office:value-type="float" office:value="0" calcext:value-type="float">
            <text:p>0</text:p>
          </table:table-cell>
          <table:table-cell table:formula="of:=IF([.P60]&lt;&gt;&quot;.&quot;;IF(OR([.P59]+[.P60]+[.P61]=3;[.P59]+[.P60]+[.P61]=2);1;0);[.P59])" office:value-type="float" office:value="0" calcext:value-type="float">
            <text:p>0</text:p>
          </table:table-cell>
          <table:table-cell table:formula="of:=IF([.Q60]&lt;&gt;&quot;.&quot;;IF(OR([.Q59]+[.Q60]+[.Q61]=3;[.Q59]+[.Q60]+[.Q61]=2);1;0);[.Q59])" office:value-type="float" office:value="0" calcext:value-type="float">
            <text:p>0</text:p>
          </table:table-cell>
          <table:table-cell table:formula="of:=IF([.R60]&lt;&gt;&quot;.&quot;;IF(OR([.R59]+[.R60]+[.R61]=3;[.R59]+[.R60]+[.R61]=2);1;0);[.R59])" office:value-type="float" office:value="0" calcext:value-type="float">
            <text:p>0</text:p>
          </table:table-cell>
          <table:table-cell table:formula="of:=IF([.S60]&lt;&gt;&quot;.&quot;;IF(OR([.S59]+[.S60]+[.S61]=3;[.S59]+[.S60]+[.S61]=2);1;0);[.S59])" office:value-type="float" office:value="1" calcext:value-type="float">
            <text:p>1</text:p>
          </table:table-cell>
          <table:table-cell table:formula="of:=IF([.T60]&lt;&gt;&quot;.&quot;;IF(OR([.T59]+[.T60]+[.T61]=3;[.T59]+[.T60]+[.T61]=2);1;0);[.T59])" office:value-type="float" office:value="1" calcext:value-type="float">
            <text:p>1</text:p>
          </table:table-cell>
          <table:table-cell table:formula="of:=IF([.U60]&lt;&gt;&quot;.&quot;;IF(OR([.U59]+[.U60]+[.U61]=3;[.U59]+[.U60]+[.U61]=2);1;0);[.U59])" office:value-type="float" office:value="1" calcext:value-type="float">
            <text:p>1</text:p>
          </table:table-cell>
          <table:table-cell table:formula="of:=IF([.V60]&lt;&gt;&quot;.&quot;;IF(OR([.V59]+[.V60]+[.V61]=3;[.V59]+[.V60]+[.V61]=2);1;0);[.V59])" office:value-type="float" office:value="1" calcext:value-type="float">
            <text:p>1</text:p>
          </table:table-cell>
          <table:table-cell table:formula="of:=IF([.W60]&lt;&gt;&quot;.&quot;;IF(OR([.W59]+[.W60]+[.W61]=3;[.W59]+[.W60]+[.W61]=2);1;0);[.W59])" office:value-type="float" office:value="1" calcext:value-type="float">
            <text:p>1</text:p>
          </table:table-cell>
          <table:table-cell table:formula="of:=IF([.X60]&lt;&gt;&quot;.&quot;;IF(OR([.X59]+[.X60]+[.X61]=3;[.X59]+[.X60]+[.X61]=2);1;0);[.X59])" office:value-type="float" office:value="1" calcext:value-type="float">
            <text:p>1</text:p>
          </table:table-cell>
          <table:table-cell table:formula="of:=IF([.Y60]&lt;&gt;&quot;.&quot;;IF(OR([.Y59]+[.Y60]+[.Y61]=3;[.Y59]+[.Y60]+[.Y61]=2);1;0);[.Y5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1<text:span text:style-name="T1">(2)</text:span></text:p>
          </table:table-cell>
          <table:table-cell/>
          <table:table-cell table:formula="of:=[.G5]" office:value-type="string" office:string-value="0" calcext:value-type="string">
            <text:p>0</text:p>
          </table:table-cell>
          <table:table-cell table:formula="of:=[.H5]" office:value-type="string" office:string-value="0" calcext:value-type="string">
            <text:p>0</text:p>
          </table:table-cell>
          <table:table-cell table:formula="of:=[.I5]" office:value-type="string" office:string-value="0" calcext:value-type="string">
            <text:p>0</text:p>
          </table:table-cell>
          <table:table-cell table:formula="of:=[.J5]" office:value-type="string" office:string-value="1" calcext:value-type="string">
            <text:p>1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string" office:string-value="0" calcext:value-type="string">
            <text:p>0</text:p>
          </table:table-cell>
          <table:table-cell table:formula="of:=[.M5]" office:value-type="string" office:string-value="1" calcext:value-type="string">
            <text:p>1</text:p>
          </table:table-cell>
          <table:table-cell table:formula="of:=[.N5]" office:value-type="string" office:string-value="1" calcext:value-type="string">
            <text:p>1</text:p>
          </table:table-cell>
          <table:table-cell table:formula="of:=[.O5]" office:value-type="string" office:string-value="0" calcext:value-type="string">
            <text:p>0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string" office:string-value="1" calcext:value-type="string">
            <text:p>1</text:p>
          </table:table-cell>
          <table:table-cell table:formula="of:=[.R5]" office:value-type="string" office:string-value="0" calcext:value-type="string">
            <text:p>0</text:p>
          </table:table-cell>
          <table:table-cell table:formula="of:=[.S5]" office:value-type="string" office:string-value="1" calcext:value-type="string">
            <text:p>1</text:p>
          </table:table-cell>
          <table:table-cell table:formula="of:=[.T5]" office:value-type="string" office:string-value="1" calcext:value-type="string">
            <text:p>1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string" office:string-value="0" calcext:value-type="string">
            <text:p>0</text:p>
          </table:table-cell>
          <table:table-cell table:formula="of:=[.W5]" office:value-type="string" office:string-value="0" calcext:value-type="string">
            <text:p>0</text:p>
          </table:table-cell>
          <table:table-cell table:formula="of:=[.X5]" office:value-type="string" office:string-value="1" calcext:value-type="string">
            <text:p>1</text:p>
          </table:table-cell>
          <table:table-cell table:formula="of:=[.Y5]" office:value-type="string" office:string-value="1" calcext:value-type="string">
            <text:p>1</text:p>
          </table:table-cell>
          <table:table-cell table:number-columns-repeated="3"/>
          <table:table-cell office:value-type="string" calcext:value-type="string">
            <text:p>X1<text:span text:style-name="T1">(10)</text:span></text:p>
          </table:table-cell>
          <table:table-cell table:formula="of:=[.C5]" office:value-type="float" office:value="5811" calcext:value-type="float">
            <text:p>58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B8<text:span text:style-name="T1">(2)</text:span></text:p>
          </table:table-cell>
          <table:table-cell table:style-name="ce3"/>
          <table:table-cell table:style-name="ce5" table:formula="of:=[.G12]" office:value-type="string" office:string-value="1" calcext:value-type="string">
            <text:p>1</text:p>
          </table:table-cell>
          <table:table-cell table:style-name="ce5" table:formula="of:=[.H12]" office:value-type="string" office:string-value="1" calcext:value-type="string">
            <text:p>1</text:p>
          </table:table-cell>
          <table:table-cell table:style-name="ce5" table:formula="of:=[.I12]" office:value-type="string" office:string-value="0" calcext:value-type="string">
            <text:p>0</text:p>
          </table:table-cell>
          <table:table-cell table:style-name="ce5" table:formula="of:=[.J12]" office:value-type="string" office:string-value="0" calcext:value-type="string">
            <text:p>0</text:p>
          </table:table-cell>
          <table:table-cell table:style-name="ce5" table:formula="of:=[.K12]" office:value-type="string" office:string-value="." calcext:value-type="string">
            <text:p>.</text:p>
          </table:table-cell>
          <table:table-cell table:style-name="ce5" table:formula="of:=[.L12]" office:value-type="string" office:string-value="0" calcext:value-type="string">
            <text:p>0</text:p>
          </table:table-cell>
          <table:table-cell table:style-name="ce5" table:formula="of:=[.M12]" office:value-type="string" office:string-value="0" calcext:value-type="string">
            <text:p>0</text:p>
          </table:table-cell>
          <table:table-cell table:style-name="ce5" table:formula="of:=[.N12]" office:value-type="string" office:string-value="1" calcext:value-type="string">
            <text:p>1</text:p>
          </table:table-cell>
          <table:table-cell table:style-name="ce5" table:formula="of:=[.O12]" office:value-type="string" office:string-value="1" calcext:value-type="string">
            <text:p>1</text:p>
          </table:table-cell>
          <table:table-cell table:style-name="ce5" table:formula="of:=[.P12]" office:value-type="string" office:string-value="." calcext:value-type="string">
            <text:p>.</text:p>
          </table:table-cell>
          <table:table-cell table:style-name="ce5" table:formula="of:=[.Q12]" office:value-type="string" office:string-value="0" calcext:value-type="string">
            <text:p>0</text:p>
          </table:table-cell>
          <table:table-cell table:style-name="ce5" table:formula="of:=[.R12]" office:value-type="string" office:string-value="0" calcext:value-type="string">
            <text:p>0</text:p>
          </table:table-cell>
          <table:table-cell table:style-name="ce5" table:formula="of:=[.S12]" office:value-type="string" office:string-value="1" calcext:value-type="string">
            <text:p>1</text:p>
          </table:table-cell>
          <table:table-cell table:style-name="ce5" table:formula="of:=[.T12]" office:value-type="string" office:string-value="1" calcext:value-type="string">
            <text:p>1</text:p>
          </table:table-cell>
          <table:table-cell table:style-name="ce5" table:formula="of:=[.U12]" office:value-type="string" office:string-value="." calcext:value-type="string">
            <text:p>.</text:p>
          </table:table-cell>
          <table:table-cell table:style-name="ce5" table:formula="of:=[.V12]" office:value-type="string" office:string-value="1" calcext:value-type="string">
            <text:p>1</text:p>
          </table:table-cell>
          <table:table-cell table:style-name="ce5" table:formula="of:=[.W12]" office:value-type="string" office:string-value="1" calcext:value-type="string">
            <text:p>1</text:p>
          </table:table-cell>
          <table:table-cell table:style-name="ce5" table:formula="of:=[.X12]" office:value-type="string" office:string-value="1" calcext:value-type="string">
            <text:p>1</text:p>
          </table:table-cell>
          <table:table-cell table:style-name="ce5" table:formula="of:=[.Y12]" office:value-type="string" office:string-value="1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X8<text:span text:style-name="T1">(10)</text:span></text:p>
          </table:table-cell>
          <table:table-cell table:style-name="ce3" table:formula="of:=[.C12]" office:value-type="float" office:value="-15553" calcext:value-type="float">
            <text:p>-15553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G60]&lt;&gt;&quot;.&quot;;MOD([.G59]+[.G60]+[.G61];2);&quot;.&quot;)" office:value-type="float" office:value="1" calcext:value-type="float">
            <text:p>1</text:p>
          </table:table-cell>
          <table:table-cell table:formula="of:=IF([.H60]&lt;&gt;&quot;.&quot;;MOD([.H59]+[.H60]+[.H61];2);&quot;.&quot;)" office:value-type="float" office:value="1" calcext:value-type="float">
            <text:p>1</text:p>
          </table:table-cell>
          <table:table-cell table:formula="of:=IF([.I60]&lt;&gt;&quot;.&quot;;MOD([.I59]+[.I60]+[.I61];2);&quot;.&quot;)" office:value-type="float" office:value="0" calcext:value-type="float">
            <text:p>0</text:p>
          </table:table-cell>
          <table:table-cell table:formula="of:=IF([.J60]&lt;&gt;&quot;.&quot;;MOD([.J59]+[.J60]+[.J61];2);&quot;.&quot;)" office:value-type="float" office:value="1" calcext:value-type="float">
            <text:p>1</text:p>
          </table:table-cell>
          <table:table-cell table:formula="of:=IF([.K60]&lt;&gt;&quot;.&quot;;MOD([.K59]+[.K60]+[.K61];2);&quot;.&quot;)" office:value-type="string" office:string-value="." calcext:value-type="string">
            <text:p>.</text:p>
          </table:table-cell>
          <table:table-cell table:formula="of:=IF([.L60]&lt;&gt;&quot;.&quot;;MOD([.L59]+[.L60]+[.L61];2);&quot;.&quot;)" office:value-type="float" office:value="1" calcext:value-type="float">
            <text:p>1</text:p>
          </table:table-cell>
          <table:table-cell table:formula="of:=IF([.M60]&lt;&gt;&quot;.&quot;;MOD([.M59]+[.M60]+[.M61];2);&quot;.&quot;)" office:value-type="float" office:value="0" calcext:value-type="float">
            <text:p>0</text:p>
          </table:table-cell>
          <table:table-cell table:formula="of:=IF([.N60]&lt;&gt;&quot;.&quot;;MOD([.N59]+[.N60]+[.N61];2);&quot;.&quot;)" office:value-type="float" office:value="0" calcext:value-type="float">
            <text:p>0</text:p>
          </table:table-cell>
          <table:table-cell table:formula="of:=IF([.O60]&lt;&gt;&quot;.&quot;;MOD([.O59]+[.O60]+[.O61];2);&quot;.&quot;)" office:value-type="float" office:value="1" calcext:value-type="float">
            <text:p>1</text:p>
          </table:table-cell>
          <table:table-cell table:formula="of:=IF([.P60]&lt;&gt;&quot;.&quot;;MOD([.P59]+[.P60]+[.P61];2);&quot;.&quot;)" office:value-type="string" office:string-value="." calcext:value-type="string">
            <text:p>.</text:p>
          </table:table-cell>
          <table:table-cell table:formula="of:=IF([.Q60]&lt;&gt;&quot;.&quot;;MOD([.Q59]+[.Q60]+[.Q61];2);&quot;.&quot;)" office:value-type="float" office:value="1" calcext:value-type="float">
            <text:p>1</text:p>
          </table:table-cell>
          <table:table-cell table:formula="of:=IF([.R60]&lt;&gt;&quot;.&quot;;MOD([.R59]+[.R60]+[.R61];2);&quot;.&quot;)" office:value-type="float" office:value="1" calcext:value-type="float">
            <text:p>1</text:p>
          </table:table-cell>
          <table:table-cell table:formula="of:=IF([.S60]&lt;&gt;&quot;.&quot;;MOD([.S59]+[.S60]+[.S61];2);&quot;.&quot;)" office:value-type="float" office:value="1" calcext:value-type="float">
            <text:p>1</text:p>
          </table:table-cell>
          <table:table-cell table:formula="of:=IF([.T60]&lt;&gt;&quot;.&quot;;MOD([.T59]+[.T60]+[.T61];2);&quot;.&quot;)" office:value-type="float" office:value="1" calcext:value-type="float">
            <text:p>1</text:p>
          </table:table-cell>
          <table:table-cell table:formula="of:=IF([.U60]&lt;&gt;&quot;.&quot;;MOD([.U59]+[.U60]+[.U61];2);&quot;.&quot;)" office:value-type="string" office:string-value="." calcext:value-type="string">
            <text:p>.</text:p>
          </table:table-cell>
          <table:table-cell table:formula="of:=IF([.V60]&lt;&gt;&quot;.&quot;;MOD([.V59]+[.V60]+[.V61];2);&quot;.&quot;)" office:value-type="float" office:value="0" calcext:value-type="float">
            <text:p>0</text:p>
          </table:table-cell>
          <table:table-cell table:formula="of:=IF([.W60]&lt;&gt;&quot;.&quot;;MOD([.W59]+[.W60]+[.W61];2);&quot;.&quot;)" office:value-type="float" office:value="0" calcext:value-type="float">
            <text:p>0</text:p>
          </table:table-cell>
          <table:table-cell table:formula="of:=IF([.X60]&lt;&gt;&quot;.&quot;;MOD([.X59]+[.X60]+[.X61];2);&quot;.&quot;)" office:value-type="float" office:value="1" calcext:value-type="float">
            <text:p>1</text:p>
          </table:table-cell>
          <table:table-cell table:formula="of:=IF([.Y60]&lt;&gt;&quot;.&quot;;MOD([.Y59]+[.Y60]+[.Y61];2);&quot;.&quot;)" office:value-type="float" office:value="0" calcext:value-type="float">
            <text:p>0</text:p>
          </table:table-cell>
          <table:table-cell office:value-type="string" calcext:value-type="string">
            <text:p><text:span text:style-name="T1">(2) </text:span><text:span text:style-name="T2">                =</text:span></text:p>
          </table:table-cell>
          <table:table-cell table:style-name="ce10" table:formula="of:=IF([.G62]=0;DECIMAL([.G62]&amp;[.H62]&amp;[.I62]&amp;[.J62]&amp;[.L62]&amp;[.M62]&amp;[.N62]&amp;[.O62]&amp;[.Q62]&amp;[.R62]&amp;[.S62]&amp;[.T62]&amp;[.V62]&amp;[.W62]&amp;[.X62]&amp;[.Y62];2);DECIMAL([.G62]&amp;[.H62]&amp;[.I62]&amp;[.J62]&amp;[.L62]&amp;[.M62]&amp;[.N62]&amp;[.O62]&amp;[.Q62]&amp;[.R62]&amp;[.S62]&amp;[.T62]&amp;[.V62]&amp;[.W62]&amp;[.X62]&amp;[.Y62];2) - 2^16)" office:value-type="float" office:value="-9742" calcext:value-type="float">
            <text:p>-9742</text:p>
          </table:table-cell>
          <table:table-cell office:value-type="string" calcext:value-type="string">
            <text:p><text:span text:style-name="T1">(10)</text:span></text:p>
          </table:table-cell>
          <table:table-cell/>
          <table:table-cell table:formula="of:=[.AD61]+[.AD60]" office:value-type="float" office:value="-9742" calcext:value-type="float">
            <text:p>-9742</text:p>
          </table:table-cell>
          <table:table-cell office:value-type="string" calcext:value-type="string">
            <text:p><text:span text:style-name="T1">(10)</text:span></text:p>
          </table:table-cell>
          <table:table-cell table:style-name="ce10" table:formula="of:=IF([.S64]=0;IF([.H64]=0;[.$AF$2];[.$AF$4]);IF([.G62]=0;IF([.H64]=0;[.$AF$5];[.$AF$7]);IF([.H64]=0;[.$AF$3];[.$AF$6])))" office:value-type="string" office:string-value="Результат корректный" calcext:value-type="string">
            <text:p>Результат корректный</text:p>
          </table:table-cell>
        </table:table-row>
        <table:table-row table:style-name="ro1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6"/>
          <table:table-cell table:style-name="ce6" table:formula="of:=&quot;CF=&quot;" office:value-type="string" office:string-value="CF=" calcext:value-type="string">
            <text:p>CF=</text:p>
          </table:table-cell>
          <table:table-cell table:style-name="ce7" table:formula="of:=IF([.G59]+[.G60]+[.G61]&gt;1;1;0)" office:value-type="float" office:value="0" calcext:value-type="float">
            <text:p>0</text:p>
          </table:table-cell>
          <table:table-cell table:style-name="ce8"/>
          <table:table-cell table:style-name="ce8" table:formula="of:=&quot;PF=&quot;" office:value-type="string" office:string-value="PF=" calcext:value-type="string">
            <text:p>PF=</text:p>
          </table:table-cell>
          <table:table-cell table:style-name="ce7" table:formula="of:=MOD([.Q62]+[.R62]+[.S62]+[.T62]+[.V62]+[.W62]+[.X62]+[.Y62] + 1;2)" office:value-type="float" office:value="0" calcext:value-type="float">
            <text:p>0</text:p>
          </table:table-cell>
          <table:table-cell table:style-name="ce8" table:formula="of:=&quot;AF=&quot;" office:value-type="string" office:string-value="AF=" calcext:value-type="string">
            <text:p>AF=</text:p>
          </table:table-cell>
          <table:table-cell table:style-name="ce7" table:formula="of:=[.U59]" office:value-type="float" office:value="1" calcext:value-type="float">
            <text:p>1</text:p>
          </table:table-cell>
          <table:table-cell table:style-name="ce8" table:formula="of:=&quot;ZF=&quot;" office:value-type="string" office:string-value="ZF=" calcext:value-type="string">
            <text:p>ZF=</text:p>
          </table:table-cell>
          <table:table-cell table:style-name="ce7" table:formula="of:=IF([.AA62]=0;1;0)" office:value-type="float" office:value="0" calcext:value-type="float">
            <text:p>0</text:p>
          </table:table-cell>
          <table:table-cell table:style-name="ce8" table:formula="of:=&quot;SF=&quot;" office:value-type="string" office:string-value="SF=" calcext:value-type="string">
            <text:p>SF=</text:p>
          </table:table-cell>
          <table:table-cell table:style-name="ce7" table:formula="of:=[.G62]" office:value-type="float" office:value="1" calcext:value-type="float">
            <text:p>1</text:p>
          </table:table-cell>
          <table:table-cell table:style-name="ce8" table:formula="of:=&quot;OF=&quot;" office:value-type="string" office:string-value="OF=" calcext:value-type="string">
            <text:p>OF=</text:p>
          </table:table-cell>
          <table:table-cell table:style-name="ce9" table:formula="of:=IF(AND([.G61]=[.G60];[.G62]*1&lt;&gt;[.G61]*1);1;0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Перенос:</text:p>
          </table:table-cell>
          <table:table-cell/>
          <table:table-cell table:formula="of:=IF([.H68]&lt;&gt;&quot;.&quot;;IF(OR([.H67]+[.H68]+[.H69]=3;[.H67]+[.H68]+[.H69]=2);1;0);[.H67])" office:value-type="float" office:value="1" calcext:value-type="float">
            <text:p>1</text:p>
          </table:table-cell>
          <table:table-cell table:formula="of:=IF([.I68]&lt;&gt;&quot;.&quot;;IF(OR([.I67]+[.I68]+[.I69]=3;[.I67]+[.I68]+[.I69]=2);1;0);[.I67])" office:value-type="float" office:value="0" calcext:value-type="float">
            <text:p>0</text:p>
          </table:table-cell>
          <table:table-cell table:formula="of:=IF([.J68]&lt;&gt;&quot;.&quot;;IF(OR([.J67]+[.J68]+[.J69]=3;[.J67]+[.J68]+[.J69]=2);1;0);[.J67])" office:value-type="float" office:value="1" calcext:value-type="float">
            <text:p>1</text:p>
          </table:table-cell>
          <table:table-cell table:formula="of:=IF([.K68]&lt;&gt;&quot;.&quot;;IF(OR([.K67]+[.K68]+[.K69]=3;[.K67]+[.K68]+[.K69]=2);1;0);[.K67])" office:value-type="float" office:value="0" calcext:value-type="float">
            <text:p>0</text:p>
          </table:table-cell>
          <table:table-cell table:formula="of:=IF([.L68]&lt;&gt;&quot;.&quot;;IF(OR([.L67]+[.L68]+[.L69]=3;[.L67]+[.L68]+[.L69]=2);1;0);[.L67])" office:value-type="float" office:value="0" calcext:value-type="float">
            <text:p>0</text:p>
          </table:table-cell>
          <table:table-cell table:formula="of:=IF([.M68]&lt;&gt;&quot;.&quot;;IF(OR([.M67]+[.M68]+[.M69]=3;[.M67]+[.M68]+[.M69]=2);1;0);[.M67])" office:value-type="float" office:value="0" calcext:value-type="float">
            <text:p>0</text:p>
          </table:table-cell>
          <table:table-cell table:formula="of:=IF([.N68]&lt;&gt;&quot;.&quot;;IF(OR([.N67]+[.N68]+[.N69]=3;[.N67]+[.N68]+[.N69]=2);1;0);[.N67])" office:value-type="float" office:value="1" calcext:value-type="float">
            <text:p>1</text:p>
          </table:table-cell>
          <table:table-cell table:formula="of:=IF([.O68]&lt;&gt;&quot;.&quot;;IF(OR([.O67]+[.O68]+[.O69]=3;[.O67]+[.O68]+[.O69]=2);1;0);[.O67])" office:value-type="float" office:value="1" calcext:value-type="float">
            <text:p>1</text:p>
          </table:table-cell>
          <table:table-cell table:formula="of:=IF([.P68]&lt;&gt;&quot;.&quot;;IF(OR([.P67]+[.P68]+[.P69]=3;[.P67]+[.P68]+[.P69]=2);1;0);[.P67])" office:value-type="float" office:value="1" calcext:value-type="float">
            <text:p>1</text:p>
          </table:table-cell>
          <table:table-cell table:formula="of:=IF([.Q68]&lt;&gt;&quot;.&quot;;IF(OR([.Q67]+[.Q68]+[.Q69]=3;[.Q67]+[.Q68]+[.Q69]=2);1;0);[.Q67])" office:value-type="float" office:value="1" calcext:value-type="float">
            <text:p>1</text:p>
          </table:table-cell>
          <table:table-cell table:formula="of:=IF([.R68]&lt;&gt;&quot;.&quot;;IF(OR([.R67]+[.R68]+[.R69]=3;[.R67]+[.R68]+[.R69]=2);1;0);[.R67])" office:value-type="float" office:value="1" calcext:value-type="float">
            <text:p>1</text:p>
          </table:table-cell>
          <table:table-cell table:formula="of:=IF([.S68]&lt;&gt;&quot;.&quot;;IF(OR([.S67]+[.S68]+[.S69]=3;[.S67]+[.S68]+[.S69]=2);1;0);[.S67])" office:value-type="float" office:value="1" calcext:value-type="float">
            <text:p>1</text:p>
          </table:table-cell>
          <table:table-cell table:formula="of:=IF([.T68]&lt;&gt;&quot;.&quot;;IF(OR([.T67]+[.T68]+[.T69]=3;[.T67]+[.T68]+[.T69]=2);1;0);[.T67])" office:value-type="float" office:value="1" calcext:value-type="float">
            <text:p>1</text:p>
          </table:table-cell>
          <table:table-cell table:formula="of:=IF([.U68]&lt;&gt;&quot;.&quot;;IF(OR([.U67]+[.U68]+[.U69]=3;[.U67]+[.U68]+[.U69]=2);1;0);[.U67])" office:value-type="float" office:value="0" calcext:value-type="float">
            <text:p>0</text:p>
          </table:table-cell>
          <table:table-cell table:formula="of:=IF([.V68]&lt;&gt;&quot;.&quot;;IF(OR([.V67]+[.V68]+[.V69]=3;[.V67]+[.V68]+[.V69]=2);1;0);[.V67])" office:value-type="float" office:value="0" calcext:value-type="float">
            <text:p>0</text:p>
          </table:table-cell>
          <table:table-cell table:formula="of:=IF([.W68]&lt;&gt;&quot;.&quot;;IF(OR([.W67]+[.W68]+[.W69]=3;[.W67]+[.W68]+[.W69]=2);1;0);[.W67])" office:value-type="float" office:value="0" calcext:value-type="float">
            <text:p>0</text:p>
          </table:table-cell>
          <table:table-cell table:formula="of:=IF([.X68]&lt;&gt;&quot;.&quot;;IF(OR([.X67]+[.X68]+[.X69]=3;[.X67]+[.X68]+[.X69]=2);1;0);[.X67])" office:value-type="float" office:value="0" calcext:value-type="float">
            <text:p>0</text:p>
          </table:table-cell>
          <table:table-cell table:formula="of:=IF([.Y68]&lt;&gt;&quot;.&quot;;IF(OR([.Y67]+[.Y68]+[.Y69]=3;[.Y67]+[.Y68]+[.Y69]=2);1;0);[.Y6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11<text:span text:style-name="T1">(2)</text:span></text:p>
          </table:table-cell>
          <table:table-cell/>
          <table:table-cell table:formula="of:=[.G15]" office:value-type="string" office:string-value="1" calcext:value-type="string">
            <text:p>1</text:p>
          </table:table-cell>
          <table:table-cell table:formula="of:=[.H15]" office:value-type="string" office:string-value="1" calcext:value-type="string">
            <text:p>1</text:p>
          </table:table-cell>
          <table:table-cell table:formula="of:=[.I15]" office:value-type="string" office:string-value="0" calcext:value-type="string">
            <text:p>0</text:p>
          </table:table-cell>
          <table:table-cell table:formula="of:=[.J15]" office:value-type="string" office:string-value="1" calcext:value-type="string">
            <text:p>1</text:p>
          </table:table-cell>
          <table:table-cell table:formula="of:=[.K15]" office:value-type="string" office:string-value="." calcext:value-type="string">
            <text:p>.</text:p>
          </table:table-cell>
          <table:table-cell table:formula="of:=[.L15]" office:value-type="string" office:string-value="1" calcext:value-type="string">
            <text:p>1</text:p>
          </table:table-cell>
          <table:table-cell table:formula="of:=[.M15]" office:value-type="string" office:string-value="0" calcext:value-type="string">
            <text:p>0</text:p>
          </table:table-cell>
          <table:table-cell table:formula="of:=[.N15]" office:value-type="string" office:string-value="0" calcext:value-type="string">
            <text:p>0</text:p>
          </table:table-cell>
          <table:table-cell table:formula="of:=[.O15]" office:value-type="string" office:string-value="1" calcext:value-type="string">
            <text:p>1</text:p>
          </table:table-cell>
          <table:table-cell table:formula="of:=[.P15]" office:value-type="string" office:string-value="." calcext:value-type="string">
            <text:p>.</text:p>
          </table:table-cell>
          <table:table-cell table:formula="of:=[.Q15]" office:value-type="string" office:string-value="1" calcext:value-type="string">
            <text:p>1</text:p>
          </table:table-cell>
          <table:table-cell table:formula="of:=[.R15]" office:value-type="string" office:string-value="1" calcext:value-type="string">
            <text:p>1</text:p>
          </table:table-cell>
          <table:table-cell table:formula="of:=[.S15]" office:value-type="string" office:string-value="1" calcext:value-type="string">
            <text:p>1</text:p>
          </table:table-cell>
          <table:table-cell table:formula="of:=[.T15]" office:value-type="string" office:string-value="1" calcext:value-type="string">
            <text:p>1</text:p>
          </table:table-cell>
          <table:table-cell table:formula="of:=[.U15]" office:value-type="string" office:string-value="." calcext:value-type="string">
            <text:p>.</text:p>
          </table:table-cell>
          <table:table-cell table:formula="of:=[.V15]" office:value-type="string" office:string-value="0" calcext:value-type="string">
            <text:p>0</text:p>
          </table:table-cell>
          <table:table-cell table:formula="of:=[.W15]" office:value-type="string" office:string-value="0" calcext:value-type="string">
            <text:p>0</text:p>
          </table:table-cell>
          <table:table-cell table:formula="of:=[.X15]" office:value-type="string" office:string-value="1" calcext:value-type="string">
            <text:p>1</text:p>
          </table:table-cell>
          <table:table-cell table:formula="of:=[.Y15]" office:value-type="string" office:string-value="0" calcext:value-type="string">
            <text:p>0</text:p>
          </table:table-cell>
          <table:table-cell table:number-columns-repeated="3"/>
          <table:table-cell office:value-type="string" calcext:value-type="string">
            <text:p>X11<text:span text:style-name="T1">(10)</text:span></text:p>
          </table:table-cell>
          <table:table-cell table:formula="of:=[.C15]" office:value-type="float" office:value="-9742" calcext:value-type="float">
            <text:p>-974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B3<text:span text:style-name="T1">(2)</text:span></text:p>
          </table:table-cell>
          <table:table-cell table:style-name="ce3"/>
          <table:table-cell table:style-name="ce5" table:formula="of:=[.G7]" office:value-type="string" office:string-value="0" calcext:value-type="string">
            <text:p>0</text:p>
          </table:table-cell>
          <table:table-cell table:style-name="ce5" table:formula="of:=[.H7]" office:value-type="string" office:string-value="1" calcext:value-type="string">
            <text:p>1</text:p>
          </table:table-cell>
          <table:table-cell table:style-name="ce5" table:formula="of:=[.I7]" office:value-type="string" office:string-value="0" calcext:value-type="string">
            <text:p>0</text:p>
          </table:table-cell>
          <table:table-cell table:style-name="ce5" table:formula="of:=[.J7]" office:value-type="string" office:string-value="1" calcext:value-type="string">
            <text:p>1</text:p>
          </table:table-cell>
          <table:table-cell table:style-name="ce5" table:formula="of:=[.K7]" office:value-type="string" office:string-value="." calcext:value-type="string">
            <text:p>.</text:p>
          </table:table-cell>
          <table:table-cell table:style-name="ce5" table:formula="of:=[.L7]" office:value-type="string" office:string-value="0" calcext:value-type="string">
            <text:p>0</text:p>
          </table:table-cell>
          <table:table-cell table:style-name="ce5" table:formula="of:=[.M7]" office:value-type="string" office:string-value="0" calcext:value-type="string">
            <text:p>0</text:p>
          </table:table-cell>
          <table:table-cell table:style-name="ce5" table:formula="of:=[.N7]" office:value-type="string" office:string-value="1" calcext:value-type="string">
            <text:p>1</text:p>
          </table:table-cell>
          <table:table-cell table:style-name="ce5" table:formula="of:=[.O7]" office:value-type="string" office:string-value="1" calcext:value-type="string">
            <text:p>1</text:p>
          </table:table-cell>
          <table:table-cell table:style-name="ce5" table:formula="of:=[.P7]" office:value-type="string" office:string-value="." calcext:value-type="string">
            <text:p>.</text:p>
          </table:table-cell>
          <table:table-cell table:style-name="ce5" table:formula="of:=[.Q7]" office:value-type="string" office:string-value="0" calcext:value-type="string">
            <text:p>0</text:p>
          </table:table-cell>
          <table:table-cell table:style-name="ce5" table:formula="of:=[.R7]" office:value-type="string" office:string-value="1" calcext:value-type="string">
            <text:p>1</text:p>
          </table:table-cell>
          <table:table-cell table:style-name="ce5" table:formula="of:=[.S7]" office:value-type="string" office:string-value="1" calcext:value-type="string">
            <text:p>1</text:p>
          </table:table-cell>
          <table:table-cell table:style-name="ce5" table:formula="of:=[.T7]" office:value-type="string" office:string-value="1" calcext:value-type="string">
            <text:p>1</text:p>
          </table:table-cell>
          <table:table-cell table:style-name="ce5" table:formula="of:=[.U7]" office:value-type="string" office:string-value="." calcext:value-type="string">
            <text:p>.</text:p>
          </table:table-cell>
          <table:table-cell table:style-name="ce5" table:formula="of:=[.V7]" office:value-type="string" office:string-value="0" calcext:value-type="string">
            <text:p>0</text:p>
          </table:table-cell>
          <table:table-cell table:style-name="ce5" table:formula="of:=[.W7]" office:value-type="string" office:string-value="1" calcext:value-type="string">
            <text:p>1</text:p>
          </table:table-cell>
          <table:table-cell table:style-name="ce5" table:formula="of:=[.X7]" office:value-type="string" office:string-value="0" calcext:value-type="string">
            <text:p>0</text:p>
          </table:table-cell>
          <table:table-cell table:style-name="ce5" table:formula="of:=[.Y7]" office:value-type="string" office:string-value="0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X3<text:span text:style-name="T1">(10)</text:span></text:p>
          </table:table-cell>
          <table:table-cell table:style-name="ce3" table:formula="of:=[.C7]" office:value-type="float" office:value="21364" calcext:value-type="float">
            <text:p>21364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G68]&lt;&gt;&quot;.&quot;;MOD([.G67]+[.G68]+[.G69];2);&quot;.&quot;)" office:value-type="float" office:value="0" calcext:value-type="float">
            <text:p>0</text:p>
          </table:table-cell>
          <table:table-cell table:formula="of:=IF([.H68]&lt;&gt;&quot;.&quot;;MOD([.H67]+[.H68]+[.H69];2);&quot;.&quot;)" office:value-type="float" office:value="0" calcext:value-type="float">
            <text:p>0</text:p>
          </table:table-cell>
          <table:table-cell table:formula="of:=IF([.I68]&lt;&gt;&quot;.&quot;;MOD([.I67]+[.I68]+[.I69];2);&quot;.&quot;)" office:value-type="float" office:value="1" calcext:value-type="float">
            <text:p>1</text:p>
          </table:table-cell>
          <table:table-cell table:formula="of:=IF([.J68]&lt;&gt;&quot;.&quot;;MOD([.J67]+[.J68]+[.J69];2);&quot;.&quot;)" office:value-type="float" office:value="0" calcext:value-type="float">
            <text:p>0</text:p>
          </table:table-cell>
          <table:table-cell table:formula="of:=IF([.K68]&lt;&gt;&quot;.&quot;;MOD([.K67]+[.K68]+[.K69];2);&quot;.&quot;)" office:value-type="string" office:string-value="." calcext:value-type="string">
            <text:p>.</text:p>
          </table:table-cell>
          <table:table-cell table:formula="of:=IF([.L68]&lt;&gt;&quot;.&quot;;MOD([.L67]+[.L68]+[.L69];2);&quot;.&quot;)" office:value-type="float" office:value="1" calcext:value-type="float">
            <text:p>1</text:p>
          </table:table-cell>
          <table:table-cell table:formula="of:=IF([.M68]&lt;&gt;&quot;.&quot;;MOD([.M67]+[.M68]+[.M69];2);&quot;.&quot;)" office:value-type="float" office:value="1" calcext:value-type="float">
            <text:p>1</text:p>
          </table:table-cell>
          <table:table-cell table:formula="of:=IF([.N68]&lt;&gt;&quot;.&quot;;MOD([.N67]+[.N68]+[.N69];2);&quot;.&quot;)" office:value-type="float" office:value="0" calcext:value-type="float">
            <text:p>0</text:p>
          </table:table-cell>
          <table:table-cell table:formula="of:=IF([.O68]&lt;&gt;&quot;.&quot;;MOD([.O67]+[.O68]+[.O69];2);&quot;.&quot;)" office:value-type="float" office:value="1" calcext:value-type="float">
            <text:p>1</text:p>
          </table:table-cell>
          <table:table-cell table:formula="of:=IF([.P68]&lt;&gt;&quot;.&quot;;MOD([.P67]+[.P68]+[.P69];2);&quot;.&quot;)" office:value-type="string" office:string-value="." calcext:value-type="string">
            <text:p>.</text:p>
          </table:table-cell>
          <table:table-cell table:formula="of:=IF([.Q68]&lt;&gt;&quot;.&quot;;MOD([.Q67]+[.Q68]+[.Q69];2);&quot;.&quot;)" office:value-type="float" office:value="0" calcext:value-type="float">
            <text:p>0</text:p>
          </table:table-cell>
          <table:table-cell table:formula="of:=IF([.R68]&lt;&gt;&quot;.&quot;;MOD([.R67]+[.R68]+[.R69];2);&quot;.&quot;)" office:value-type="float" office:value="1" calcext:value-type="float">
            <text:p>1</text:p>
          </table:table-cell>
          <table:table-cell table:formula="of:=IF([.S68]&lt;&gt;&quot;.&quot;;MOD([.S67]+[.S68]+[.S69];2);&quot;.&quot;)" office:value-type="float" office:value="1" calcext:value-type="float">
            <text:p>1</text:p>
          </table:table-cell>
          <table:table-cell table:formula="of:=IF([.T68]&lt;&gt;&quot;.&quot;;MOD([.T67]+[.T68]+[.T69];2);&quot;.&quot;)" office:value-type="float" office:value="0" calcext:value-type="float">
            <text:p>0</text:p>
          </table:table-cell>
          <table:table-cell table:formula="of:=IF([.U68]&lt;&gt;&quot;.&quot;;MOD([.U67]+[.U68]+[.U69];2);&quot;.&quot;)" office:value-type="string" office:string-value="." calcext:value-type="string">
            <text:p>.</text:p>
          </table:table-cell>
          <table:table-cell table:formula="of:=IF([.V68]&lt;&gt;&quot;.&quot;;MOD([.V67]+[.V68]+[.V69];2);&quot;.&quot;)" office:value-type="float" office:value="0" calcext:value-type="float">
            <text:p>0</text:p>
          </table:table-cell>
          <table:table-cell table:formula="of:=IF([.W68]&lt;&gt;&quot;.&quot;;MOD([.W67]+[.W68]+[.W69];2);&quot;.&quot;)" office:value-type="float" office:value="1" calcext:value-type="float">
            <text:p>1</text:p>
          </table:table-cell>
          <table:table-cell table:formula="of:=IF([.X68]&lt;&gt;&quot;.&quot;;MOD([.X67]+[.X68]+[.X69];2);&quot;.&quot;)" office:value-type="float" office:value="1" calcext:value-type="float">
            <text:p>1</text:p>
          </table:table-cell>
          <table:table-cell table:formula="of:=IF([.Y68]&lt;&gt;&quot;.&quot;;MOD([.Y67]+[.Y68]+[.Y69];2);&quot;.&quot;)" office:value-type="float" office:value="0" calcext:value-type="float">
            <text:p>0</text:p>
          </table:table-cell>
          <table:table-cell office:value-type="string" calcext:value-type="string">
            <text:p><text:span text:style-name="T1">(2) </text:span><text:span text:style-name="T2">                =</text:span></text:p>
          </table:table-cell>
          <table:table-cell table:style-name="ce10" table:formula="of:=IF([.G70]=0;DECIMAL([.G70]&amp;[.H70]&amp;[.I70]&amp;[.J70]&amp;[.L70]&amp;[.M70]&amp;[.N70]&amp;[.O70]&amp;[.Q70]&amp;[.R70]&amp;[.S70]&amp;[.T70]&amp;[.V70]&amp;[.W70]&amp;[.X70]&amp;[.Y70];2);DECIMAL([.G70]&amp;[.H70]&amp;[.I70]&amp;[.J70]&amp;[.L70]&amp;[.M70]&amp;[.N70]&amp;[.O70]&amp;[.Q70]&amp;[.R70]&amp;[.S70]&amp;[.T70]&amp;[.V70]&amp;[.W70]&amp;[.X70]&amp;[.Y70];2) - 2^16)" office:value-type="float" office:value="11622" calcext:value-type="float">
            <text:p>11622</text:p>
          </table:table-cell>
          <table:table-cell office:value-type="string" calcext:value-type="string">
            <text:p><text:span text:style-name="T1">(10)</text:span></text:p>
          </table:table-cell>
          <table:table-cell/>
          <table:table-cell table:formula="of:=[.AD69]+[.AD68]" office:value-type="float" office:value="11622" calcext:value-type="float">
            <text:p>11622</text:p>
          </table:table-cell>
          <table:table-cell office:value-type="string" calcext:value-type="string">
            <text:p><text:span text:style-name="T1">(10)</text:span></text:p>
          </table:table-cell>
          <table:table-cell table:style-name="ce10" table:formula="of:=IF([.S72]=0;IF([.H72]=0;[.$AF$2];[.$AF$4]);IF([.G70]=0;IF([.H72]=0;[.$AF$5];[.$AF$7]);IF([.H72]=0;[.$AF$3];[.$AF$6])))" office:value-type="string" office:string-value="Результат корректный, но был перенос" calcext:value-type="string">
            <text:p>Результат корректный, но был перенос</text:p>
          </table:table-cell>
        </table:table-row>
        <table:table-row table:style-name="ro1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6"/>
          <table:table-cell table:style-name="ce6" table:formula="of:=&quot;CF=&quot;" office:value-type="string" office:string-value="CF=" calcext:value-type="string">
            <text:p>CF=</text:p>
          </table:table-cell>
          <table:table-cell table:style-name="ce7" table:formula="of:=IF([.G67]+[.G68]+[.G69]&gt;1;1;0)" office:value-type="float" office:value="1" calcext:value-type="float">
            <text:p>1</text:p>
          </table:table-cell>
          <table:table-cell table:style-name="ce8"/>
          <table:table-cell table:style-name="ce8" table:formula="of:=&quot;PF=&quot;" office:value-type="string" office:string-value="PF=" calcext:value-type="string">
            <text:p>PF=</text:p>
          </table:table-cell>
          <table:table-cell table:style-name="ce7" table:formula="of:=MOD([.Q70]+[.R70]+[.S70]+[.T70]+[.V70]+[.W70]+[.X70]+[.Y70] + 1;2)" office:value-type="float" office:value="1" calcext:value-type="float">
            <text:p>1</text:p>
          </table:table-cell>
          <table:table-cell table:style-name="ce8" table:formula="of:=&quot;AF=&quot;" office:value-type="string" office:string-value="AF=" calcext:value-type="string">
            <text:p>AF=</text:p>
          </table:table-cell>
          <table:table-cell table:style-name="ce7" table:formula="of:=[.U67]" office:value-type="float" office:value="0" calcext:value-type="float">
            <text:p>0</text:p>
          </table:table-cell>
          <table:table-cell table:style-name="ce8" table:formula="of:=&quot;ZF=&quot;" office:value-type="string" office:string-value="ZF=" calcext:value-type="string">
            <text:p>ZF=</text:p>
          </table:table-cell>
          <table:table-cell table:style-name="ce7" table:formula="of:=IF([.AA70]=0;1;0)" office:value-type="float" office:value="0" calcext:value-type="float">
            <text:p>0</text:p>
          </table:table-cell>
          <table:table-cell table:style-name="ce8" table:formula="of:=&quot;SF=&quot;" office:value-type="string" office:string-value="SF=" calcext:value-type="string">
            <text:p>SF=</text:p>
          </table:table-cell>
          <table:table-cell table:style-name="ce7" table:formula="of:=[.G70]" office:value-type="float" office:value="0" calcext:value-type="float">
            <text:p>0</text:p>
          </table:table-cell>
          <table:table-cell table:style-name="ce8" table:formula="of:=&quot;OF=&quot;" office:value-type="string" office:string-value="OF=" calcext:value-type="string">
            <text:p>OF=</text:p>
          </table:table-cell>
          <table:table-cell table:style-name="ce9" table:formula="of:=IF(AND([.G69]=[.G68];[.G70]*1&lt;&gt;[.G69]*1);1;0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3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9T17:47:45.895790900</meta:creation-date>
    <dc:date>2025-11-30T13:49:47.994435300</dc:date>
    <meta:editing-duration>PT16M37S</meta:editing-duration>
    <meta:editing-cycles>3</meta:editing-cycles>
    <meta:generator>LibreOffice/25.8.3.1$Windows_X86_64 LibreOffice_project/52ad9dd1c984050a9fb6932dbfb16e86a49e9758</meta:generator>
    <meta:document-statistic meta:table-count="1" meta:cell-count="1035" meta:object-count="0"/>
    <meta:user-defined meta:name="ProgId">Excel.Sheet</meta:user-defined>
  </office:meta>
</office:document-meta>
</file>